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list-style-name="L19">
      <style:graphic-properties draw:stroke="none" draw:fill="none" draw:fill-color="#ffffff" draw:textarea-horizontal-align="left" draw:textarea-vertical-align="top" draw:auto-grow-height="true" fo:min-height="1.148cm" fo:min-width="2.96cm" fo:padding-top="0.13cm" fo:padding-bottom="0.13cm" fo:padding-left="0.25cm" fo:padding-right="0.25cm" fo:wrap-option="no-wrap" draw:shadow-color="#808080"/>
    </style:style>
    <style:style style:name="gr4" style:family="graphic" style:list-style-name="L16">
      <style:graphic-properties draw:stroke="solid" svg:stroke-width="0.026cm" svg:stroke-color="#000000" svg:stroke-opacity="100%" draw:stroke-linejoin="miter" svg:stroke-linecap="square" draw:fill="solid" draw:fill-color="#c0c0c0" draw:opacity="90%" draw:textarea-horizontal-align="justify" draw:textarea-vertical-align="top" draw:auto-grow-height="true" fo:min-height="1.739cm" fo:min-width="8.813cm" fo:padding-top="0.13cm" fo:padding-bottom="0.13cm" fo:padding-left="0.25cm" fo:padding-right="0.25cm" fo:wrap-option="no-wrap" draw:shadow-color="#808080"/>
    </style:style>
    <style:style style:name="gr5" style:family="graphic" style:list-style-name="L16">
      <style:graphic-properties draw:stroke="solid" svg:stroke-width="0.026cm" svg:stroke-color="#000000" svg:stroke-opacity="100%" draw:stroke-linejoin="miter" svg:stroke-linecap="square" draw:fill="solid" draw:fill-color="#c0c0c0" draw:opacity="90%" draw:textarea-horizontal-align="justify" draw:textarea-vertical-align="top" draw:auto-grow-height="true" fo:min-height="1.738cm" fo:min-width="6.428cm" fo:padding-top="0.13cm" fo:padding-bottom="0.13cm" fo:padding-left="0.25cm" fo:padding-right="0.25cm" fo:wrap-option="no-wrap" draw:shadow-color="#808080"/>
    </style:style>
    <style:style style:name="gr6" style:family="graphic" style:list-style-name="L16">
      <style:graphic-properties draw:stroke="solid" svg:stroke-width="0.026cm" svg:stroke-color="#000000" svg:stroke-opacity="100%" draw:stroke-linejoin="miter" svg:stroke-linecap="square" draw:fill="solid" draw:fill-color="#c0c0c0" draw:opacity="90%" draw:textarea-horizontal-align="justify" draw:textarea-vertical-align="top" draw:auto-grow-height="true" fo:min-height="1.738cm" fo:min-width="8.196cm" fo:padding-top="0.13cm" fo:padding-bottom="0.13cm" fo:padding-left="0.25cm" fo:padding-right="0.25cm" fo:wrap-option="no-wrap" draw:shadow-color="#808080"/>
    </style:style>
    <style:style style:name="gr7" style:family="graphic" style:list-style-name="L16">
      <style:graphic-properties draw:stroke="none" draw:fill="none" draw:fill-color="#ffffff" draw:textarea-horizontal-align="left" draw:textarea-vertical-align="top" draw:auto-grow-height="true" fo:min-height="5.628cm" fo:min-width="20.521cm" fo:padding-top="0.13cm" fo:padding-bottom="0.13cm" fo:padding-left="0.25cm" fo:padding-right="0.25cm" fo:wrap-option="no-wrap" draw:shadow-color="#808080"/>
    </style:style>
    <style:style style:name="gr8" style:family="graphic" style:list-style-name="L16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14.651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9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11.502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10" style:family="graphic" style:list-style-name="L19">
      <style:graphic-properties draw:stroke="none" draw:fill="none" draw:fill-color="#ffffff" draw:textarea-horizontal-align="left" draw:textarea-vertical-align="top" draw:auto-grow-height="true" fo:min-height="0.773cm" fo:min-width="1.99cm" fo:padding-top="0.13cm" fo:padding-bottom="0.13cm" fo:padding-left="0.25cm" fo:padding-right="0.25cm" fo:wrap-option="no-wrap" draw:shadow-color="#808080"/>
    </style:style>
    <style:style style:name="gr1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list-style-name="L16">
      <style:graphic-properties draw:stroke="solid" svg:stroke-width="0.026cm" svg:stroke-color="#000000" svg:stroke-opacity="100%" draw:stroke-linejoin="miter" svg:stroke-linecap="square" draw:fill="solid" draw:fill-color="#c0c0c0" draw:opacity="50%" draw:textarea-horizontal-align="justify" draw:textarea-vertical-align="middle" draw:auto-grow-height="true" fo:min-height="1.73cm" fo:min-width="6.161cm" fo:padding-top="0.13cm" fo:padding-bottom="0.13cm" fo:padding-left="0.25cm" fo:padding-right="0.25cm" fo:wrap-option="no-wrap" draw:shadow-color="#808080"/>
    </style:style>
    <style:style style:name="gr13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14.866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14" style:family="graphic" style:list-style-name="L19">
      <style:graphic-properties draw:stroke="none" draw:fill="none" draw:fill-color="#ffffff" draw:textarea-horizontal-align="left" draw:textarea-vertical-align="top" draw:auto-grow-height="true" fo:min-height="0.773cm" fo:min-width="1.99cm" fo:padding-top="0.13cm" fo:padding-bottom="0.13cm" fo:padding-left="0.25cm" fo:padding-right="0.25cm" fo:wrap-option="no-wrap" draw:shadow-color="#808080"/>
    </style:style>
    <style:style style:name="gr15" style:family="graphic" style:list-style-name="L16">
      <style:graphic-properties draw:stroke="solid" svg:stroke-width="0.026cm" svg:stroke-color="#000000" svg:stroke-opacity="100%" draw:stroke-linejoin="miter" svg:stroke-linecap="square" draw:fill="solid" draw:fill-color="#c0c0c0" draw:opacity="50%" draw:textarea-horizontal-align="justify" draw:textarea-vertical-align="middle" draw:auto-grow-height="true" fo:min-height="3.313cm" fo:min-width="8.399cm" fo:padding-top="0.13cm" fo:padding-bottom="0.13cm" fo:padding-left="0.25cm" fo:padding-right="0.25cm" fo:wrap-option="no-wrap" draw:shadow-color="#808080"/>
    </style:style>
    <style:style style:name="gr16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14.866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17" style:family="graphic" style:list-style-name="L19">
      <style:graphic-properties draw:stroke="none" draw:fill="none" draw:fill-color="#ffffff" draw:textarea-horizontal-align="left" draw:textarea-vertical-align="top" draw:auto-grow-height="true" fo:min-height="0.961cm" fo:min-width="14.744cm" fo:padding-top="0.13cm" fo:padding-bottom="0.13cm" fo:padding-left="0.25cm" fo:padding-right="0.25cm" fo:wrap-option="no-wrap" draw:shadow-color="#808080"/>
    </style:style>
    <style:style style:name="gr18" style:family="graphic" style:list-style-name="L19">
      <style:graphic-properties draw:stroke="none" draw:fill="none" draw:fill-color="#ffffff" draw:textarea-horizontal-align="left" draw:textarea-vertical-align="top" draw:auto-grow-height="true" fo:min-height="0.961cm" fo:min-width="11.542cm" fo:padding-top="0.13cm" fo:padding-bottom="0.13cm" fo:padding-left="0.25cm" fo:padding-right="0.25cm" fo:wrap-option="no-wrap" draw:shadow-color="#808080"/>
    </style:style>
    <style:style style:name="gr19" style:family="graphic" style:list-style-name="L16">
      <style:graphic-properties draw:stroke="solid" svg:stroke-width="0.026cm" svg:stroke-color="#000000" svg:stroke-opacity="100%" draw:stroke-linejoin="miter" svg:stroke-linecap="square" draw:fill="solid" draw:fill-color="#c0c0c0" draw:opacity="50%" draw:textarea-horizontal-align="justify" draw:textarea-vertical-align="top" draw:auto-grow-height="true" fo:min-height="1.738cm" fo:min-width="7.627cm" fo:padding-top="0.13cm" fo:padding-bottom="0.13cm" fo:padding-left="0.25cm" fo:padding-right="0.25cm" fo:wrap-option="no-wrap" draw:shadow-color="#808080"/>
    </style:style>
    <style:style style:name="gr20" style:family="graphic" style:list-style-name="L16">
      <style:graphic-properties draw:stroke="solid" svg:stroke-width="0.026cm" svg:stroke-color="#000000" svg:stroke-opacity="100%" draw:stroke-linejoin="miter" svg:stroke-linecap="square" draw:fill="solid" draw:fill-color="#c0c0c0" draw:opacity="50%" draw:textarea-horizontal-align="justify" draw:textarea-vertical-align="top" draw:auto-grow-height="true" fo:min-height="1.739cm" fo:min-width="8.507cm" fo:padding-top="0.13cm" fo:padding-bottom="0.13cm" fo:padding-left="0.25cm" fo:padding-right="0.25cm" fo:wrap-option="no-wrap" draw:shadow-color="#808080"/>
    </style:style>
    <style:style style:name="gr21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2.642cm" fo:min-width="11.818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22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2.268cm" fo:min-width="11.87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23" style:family="graphic" style:list-style-name="L16">
      <style:graphic-properties draw:stroke="none" draw:fill="none" draw:fill-color="#ffffff" draw:textarea-horizontal-align="left" draw:textarea-vertical-align="top" draw:auto-grow-height="true" fo:min-height="1.147cm" fo:min-width="4.701cm" fo:padding-top="0.13cm" fo:padding-bottom="0.13cm" fo:padding-left="0.25cm" fo:padding-right="0.25cm" fo:wrap-option="no-wrap" draw:shadow-color="#808080"/>
    </style:style>
    <style:style style:name="gr24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2.268cm" fo:min-width="7.39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25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4.508cm" fo:min-width="16.933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26" style:family="graphic" style:list-style-name="L16">
      <style:graphic-properties draw:stroke="none" draw:fill="none" draw:fill-color="#ffffff" draw:textarea-horizontal-align="left" draw:textarea-vertical-align="top" draw:auto-grow-height="true" fo:min-height="3.388cm" fo:min-width="25.15cm" fo:padding-top="0.13cm" fo:padding-bottom="0.13cm" fo:padding-left="0.25cm" fo:padding-right="0.25cm" fo:wrap-option="no-wrap" draw:shadow-color="#808080"/>
    </style:style>
    <style:style style:name="gr27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7.693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28" style:family="graphic" style:list-style-name="L16">
      <style:graphic-properties draw:stroke="none" draw:fill="none" draw:fill-color="#ffffff" draw:textarea-horizontal-align="left" draw:textarea-vertical-align="top" draw:auto-grow-height="true" fo:min-height="3.76cm" fo:min-width="1.434cm" fo:padding-top="0.13cm" fo:padding-bottom="0.13cm" fo:padding-left="0.25cm" fo:padding-right="0.25cm" fo:wrap-option="no-wrap" draw:shadow-color="#808080"/>
    </style:style>
    <style:style style:name="gr29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11.87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30" style:family="graphic" style:list-style-name="L16">
      <style:graphic-properties draw:stroke="none" draw:fill="none" draw:fill-color="#ffffff" draw:textarea-horizontal-align="left" draw:textarea-vertical-align="top" draw:auto-grow-height="true" fo:min-height="1.147cm" fo:min-width="4.701cm" fo:padding-top="0.13cm" fo:padding-bottom="0.13cm" fo:padding-left="0.25cm" fo:padding-right="0.25cm" fo:wrap-option="no-wrap" draw:shadow-color="#808080"/>
    </style:style>
    <style:style style:name="gr31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7.459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32" style:family="graphic" style:list-style-name="L16">
      <style:graphic-properties draw:stroke="none" draw:fill="none" draw:fill-color="#ffffff" draw:textarea-horizontal-align="left" draw:textarea-vertical-align="top" draw:auto-grow-height="true" fo:min-height="3.76cm" fo:min-width="1.434cm" fo:padding-top="0.13cm" fo:padding-bottom="0.13cm" fo:padding-left="0.25cm" fo:padding-right="0.25cm" fo:wrap-option="no-wrap" draw:shadow-color="#808080"/>
    </style:style>
    <style:style style:name="gr33" style:family="graphic" style:list-style-name="L19">
      <style:graphic-properties draw:stroke="none" draw:fill="none" draw:fill-color="#ffffff" draw:textarea-horizontal-align="left" draw:textarea-vertical-align="top" draw:auto-grow-height="true" fo:min-height="0.868cm" fo:min-width="2.233cm" fo:padding-top="0.13cm" fo:padding-bottom="0.13cm" fo:padding-left="0.25cm" fo:padding-right="0.25cm" fo:wrap-option="no-wrap" draw:shadow-color="#808080"/>
    </style:style>
    <style:style style:name="gr34" style:family="graphic" style:list-style-name="L19">
      <style:graphic-properties draw:stroke="none" draw:fill="none" draw:fill-color="#ffffff" draw:textarea-horizontal-align="left" draw:textarea-vertical-align="top" draw:auto-grow-height="true" fo:min-height="0.868cm" fo:min-width="2.779cm" fo:padding-top="0.13cm" fo:padding-bottom="0.13cm" fo:padding-left="0.25cm" fo:padding-right="0.25cm" fo:wrap-option="no-wrap" draw:shadow-color="#808080"/>
    </style:style>
    <style:style style:name="gr35" style:family="graphic" style:list-style-name="L16">
      <style:graphic-properties draw:stroke="solid" svg:stroke-width="0.026cm" svg:stroke-color="#000000" svg:stroke-opacity="100%" draw:stroke-linejoin="miter" svg:stroke-linecap="square" draw:fill="solid" draw:fill-color="#c0c0c0" draw:opacity="50%" draw:textarea-horizontal-align="justify" draw:textarea-vertical-align="middle" draw:auto-grow-height="true" fo:min-height="4.83cm" fo:min-width="6.748cm" fo:padding-top="0.13cm" fo:padding-bottom="0.13cm" fo:padding-left="0.25cm" fo:padding-right="0.25cm" fo:wrap-option="no-wrap" draw:shadow-color="#808080"/>
    </style:style>
    <style:style style:name="gr36" style:family="graphic" style:list-style-name="L19">
      <style:graphic-properties draw:stroke="none" draw:fill="none" draw:fill-color="#ffffff" draw:textarea-horizontal-align="left" draw:textarea-vertical-align="top" draw:auto-grow-height="true" fo:min-height="1.148cm" fo:min-width="0.287cm" fo:padding-top="0.13cm" fo:padding-bottom="0.13cm" fo:padding-left="0.25cm" fo:padding-right="0.25cm" fo:wrap-option="no-wrap" draw:shadow-color="#808080"/>
    </style:style>
    <style:style style:name="gr37" style:family="graphic" style:list-style-name="L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4.508cm" fo:min-width="20.588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39" style:family="graphic" style:parent-style-name="standard">
      <style:graphic-properties draw:stroke="solid" svg:stroke-width="0.159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6">
      <style:graphic-properties draw:stroke="solid" svg:stroke-width="0.026cm" svg:stroke-color="#000000" svg:stroke-opacity="100%" draw:stroke-linejoin="miter" svg:stroke-linecap="square" draw:fill="solid" draw:fill-color="#c0c0c0" draw:opacity="90%" draw:textarea-horizontal-align="justify" draw:textarea-vertical-align="top" draw:auto-grow-height="true" fo:min-height="4.923cm" fo:min-width="9.171cm" fo:padding-top="0.13cm" fo:padding-bottom="0.13cm" fo:padding-left="0.25cm" fo:padding-right="0.25cm" fo:wrap-option="no-wrap" draw:shadow-color="#808080"/>
    </style:style>
    <style:style style:name="gr41" style:family="graphic" style:list-style-name="L19">
      <style:graphic-properties draw:stroke="none" draw:fill="none" draw:fill-color="#ffffff" draw:textarea-horizontal-align="left" draw:textarea-vertical-align="top" draw:auto-grow-height="true" fo:min-height="0.586cm" fo:min-width="1.505cm" fo:padding-top="0.13cm" fo:padding-bottom="0.13cm" fo:padding-left="0.25cm" fo:padding-right="0.25cm" fo:wrap-option="no-wrap" draw:shadow-color="#808080"/>
    </style:style>
    <style:style style:name="gr42" style:family="graphic" style:list-style-name="L19">
      <style:graphic-properties draw:stroke="none" draw:fill="none" draw:fill-color="#ffffff" draw:textarea-horizontal-align="left" draw:textarea-vertical-align="top" draw:auto-grow-height="true" fo:min-height="0.586cm" fo:min-width="1.869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44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009cm" fo:min-width="13.699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45" style:family="graphic" style:list-style-name="L19">
      <style:graphic-properties draw:stroke="none" draw:fill="none" draw:fill-color="#ffffff" draw:textarea-horizontal-align="left" draw:textarea-vertical-align="top" draw:auto-grow-height="true" fo:min-height="1.148cm" fo:min-width="0.287cm" fo:padding-top="0.13cm" fo:padding-bottom="0.13cm" fo:padding-left="0.25cm" fo:padding-right="0.25cm" fo:wrap-option="no-wrap" draw:shadow-color="#808080"/>
    </style:style>
    <style:style style:name="gr46" style:family="graphic" style:list-style-name="L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21.885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48" style:family="graphic" style:list-style-name="L19">
      <style:graphic-properties draw:stroke="none" draw:fill="none" draw:fill-color="#ffffff" draw:textarea-horizontal-align="left" draw:textarea-vertical-align="top" draw:auto-grow-height="true" fo:min-height="0.586cm" fo:min-width="1.505cm" fo:padding-top="0.13cm" fo:padding-bottom="0.13cm" fo:padding-left="0.25cm" fo:padding-right="0.25cm" fo:wrap-option="no-wrap" draw:shadow-color="#808080"/>
    </style:style>
    <style:style style:name="gr49" style:family="graphic" style:list-style-name="L19">
      <style:graphic-properties draw:stroke="none" draw:fill="none" draw:fill-color="#ffffff" draw:textarea-horizontal-align="left" draw:textarea-vertical-align="top" draw:auto-grow-height="true" fo:min-height="0.586cm" fo:min-width="1.869cm" fo:padding-top="0.13cm" fo:padding-bottom="0.13cm" fo:padding-left="0.25cm" fo:padding-right="0.25cm" fo:wrap-option="no-wrap" draw:shadow-color="#808080"/>
    </style:style>
    <style:style style:name="gr50" style:family="graphic">
      <style:graphic-properties draw:stroke="solid" svg:stroke-width="0.159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2.548cm" fo:min-width="16.452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52" style:family="graphic" style:list-style-name="L16">
      <style:graphic-properties draw:stroke="solid" svg:stroke-width="0.026cm" svg:stroke-color="#000000" svg:stroke-opacity="100%" draw:stroke-linejoin="miter" svg:stroke-linecap="square" draw:fill="solid" draw:fill-color="#c0c0c0" draw:opacity="50%" draw:textarea-horizontal-align="justify" draw:textarea-vertical-align="middle" draw:auto-grow-height="true" fo:min-height="4.83cm" fo:min-width="6.354cm" fo:padding-top="0.13cm" fo:padding-bottom="0.13cm" fo:padding-left="0.25cm" fo:padding-right="0.25cm" fo:wrap-option="no-wrap" draw:shadow-color="#808080"/>
    </style:style>
    <style:style style:name="gr53" style:family="graphic" style:list-style-name="L19">
      <style:graphic-properties draw:stroke="none" draw:fill="none" draw:fill-color="#ffffff" draw:textarea-horizontal-align="left" draw:textarea-vertical-align="top" draw:auto-grow-height="true" fo:min-height="1.148cm" fo:min-width="0.287cm" fo:padding-top="0.13cm" fo:padding-bottom="0.13cm" fo:padding-left="0.25cm" fo:padding-right="0.25cm" fo:wrap-option="no-wrap" draw:shadow-color="#808080"/>
    </style:style>
    <style:style style:name="gr54" style:family="graphic" style:list-style-name="L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4.508cm" fo:min-width="21.269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56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14.413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57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20.993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58" style:family="graphic" style:list-style-name="L16">
      <style:graphic-properties draw:stroke="solid" svg:stroke-width="0.026cm" svg:stroke-color="#000000" svg:stroke-opacity="100%" draw:stroke-linejoin="miter" svg:stroke-linecap="square" draw:fill="solid" draw:fill-color="#c0c0c0" draw:opacity="50%" draw:textarea-horizontal-align="justify" draw:textarea-vertical-align="top" draw:auto-grow-height="true" fo:min-height="3.33cm" fo:min-width="5.194cm" fo:padding-top="0.13cm" fo:padding-bottom="0.13cm" fo:padding-left="0.25cm" fo:padding-right="0.25cm" fo:wrap-option="no-wrap" draw:shadow-color="#808080"/>
    </style:style>
    <style:style style:name="gr59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21.833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60" style:family="graphic" style:list-style-name="L16">
      <style:graphic-properties draw:stroke="none" draw:fill="none" draw:fill-color="#ffffff" draw:textarea-horizontal-align="left" draw:textarea-vertical-align="top" draw:auto-grow-height="true" fo:min-height="2.268cm" fo:min-width="21.385cm" fo:padding-top="0.13cm" fo:padding-bottom="0.13cm" fo:padding-left="0.25cm" fo:padding-right="0.25cm" fo:wrap-option="no-wrap" draw:shadow-color="#808080"/>
    </style:style>
    <style:style style:name="gr61" style:family="graphic" style:list-style-name="L19">
      <style:graphic-properties draw:stroke="none" draw:fill="none" draw:fill-color="#ffffff" draw:textarea-horizontal-align="left" draw:textarea-vertical-align="top" draw:auto-grow-height="true" fo:min-height="1.148cm" fo:min-width="5.635cm" fo:padding-top="0.13cm" fo:padding-bottom="0.13cm" fo:padding-left="0.25cm" fo:padding-right="0.25cm" fo:wrap-option="no-wrap" draw:shadow-color="#808080"/>
    </style:style>
    <style:style style:name="gr62" style:family="graphic" style:list-style-name="L19">
      <style:graphic-properties draw:stroke="none" draw:fill="none" draw:fill-color="#ffffff" draw:textarea-horizontal-align="left" draw:textarea-vertical-align="top" draw:auto-grow-height="true" fo:min-height="3.388cm" fo:min-width="17.965cm" fo:padding-top="0.13cm" fo:padding-bottom="0.13cm" fo:padding-left="0.25cm" fo:padding-right="0.25cm" fo:wrap-option="no-wrap" draw:shadow-color="#808080"/>
    </style:style>
    <style:style style:name="gr63" style:family="graphic" style:list-style-name="L16">
      <style:graphic-properties draw:stroke="none" draw:fill="none" draw:fill-color="#ffffff" draw:textarea-horizontal-align="left" draw:textarea-vertical-align="top" draw:auto-grow-height="true" fo:min-height="16.828cm" fo:padding-top="0.13cm" fo:padding-bottom="0.13cm" fo:padding-left="0.25cm" fo:padding-right="0.25cm" fo:wrap-option="wrap" draw:shadow-color="#808080"/>
    </style:style>
    <style:style style:name="gr64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8.332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65" style:family="graphic" style:list-style-name="L19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3.388cm" fo:min-width="11.278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66" style:family="graphic" style:list-style-name="L16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8.201cm" fo:min-width="23.47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67" style:family="graphic" style:list-style-name="L16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4.171cm" fo:min-width="23.713cm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175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65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769cm" fo:min-width="0cm" fo:padding-top="0.13cm" fo:padding-bottom="0.13cm" fo:padding-left="0.25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557cm" fo:min-width="0cm" fo:padding-top="0.13cm" fo:padding-bottom="0.13cm" fo:padding-left="0.25cm" fo:padding-right="0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07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923cm" fo:min-width="0cm" fo:padding-top="0.13cm" fo:padding-bottom="0.13cm" fo:padding-left="0.25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4cm" fo:min-width="0cm" fo:padding-top="0.13cm" fo:padding-bottom="0.13cm" fo:padding-left="0.25cm" fo:padding-right="0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497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229cm" fo:min-width="0cm" fo:padding-top="0.13cm" fo:padding-bottom="0.13cm" fo:padding-left="0.25cm" fo:padding-right="0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076cm" fo:min-width="0cm" fo:padding-top="0.13cm" fo:padding-bottom="0.13cm" fo:padding-left="0.25cm" fo:padding-right="0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92cm" fo:min-width="0cm" fo:padding-top="0.13cm" fo:padding-bottom="0.13cm" fo:padding-left="0.25cm" fo:padding-right="0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711cm" fo:min-width="0cm" fo:padding-top="0.13cm" fo:padding-bottom="0.13cm" fo:padding-left="0.25cm" fo:padding-right="0cm" fo:wrap-option="wrap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092cm" fo:min-width="0cm" fo:padding-top="0.13cm" fo:padding-bottom="0.13cm" fo:padding-left="0.25cm" fo:padding-right="0.25cm" fo:wrap-option="no-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5.244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653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893cm" style:use-optimal-column-width="false"/>
    </style:style>
    <style:style style:name="co2" style:family="table-column">
      <style:table-column-properties style:column-width="5.892cm" style:use-optimal-column-width="false"/>
    </style:style>
    <style:style style:name="co3" style:family="table-column">
      <style:table-column-properties style:column-width="4.141cm" style:use-optimal-column-width="false"/>
    </style:style>
    <style:style style:name="co4" style:family="table-column">
      <style:table-column-properties style:column-width="4.144cm" style:use-optimal-column-width="false"/>
    </style:style>
    <style:style style:name="co5" style:family="table-column">
      <style:table-column-properties style:column-width="4.145cm" style:use-optimal-column-width="false"/>
    </style:style>
    <style:style style:name="co6" style:family="table-column">
      <style:table-column-properties style:column-width="4.142cm" style:use-optimal-column-width="false"/>
    </style:style>
    <style:style style:name="co7" style:family="table-column">
      <style:table-column-properties style:column-width="4.143cm" style:use-optimal-column-width="false"/>
    </style:style>
    <style:style style:name="co8" style:family="table-column">
      <style:table-column-properties style:column-width="4.146cm" style:use-optimal-column-width="false"/>
    </style:style>
    <style:style style:name="co9" style:family="table-column">
      <style:table-column-properties style:column-width="5.018cm" style:use-optimal-column-width="false"/>
    </style:style>
    <style:style style:name="co10" style:family="table-column">
      <style:table-column-properties style:column-width="5.015cm" style:use-optimal-column-width="false"/>
    </style:style>
    <style:style style:name="co11" style:family="table-column">
      <style:table-column-properties style:column-width="5.019cm" style:use-optimal-column-width="false"/>
    </style:style>
    <style:style style:name="co12" style:family="table-column">
      <style:table-column-properties style:column-width="5.522cm" style:use-optimal-column-width="false"/>
    </style:style>
    <style:style style:name="co13" style:family="table-column">
      <style:table-column-properties style:column-width="5.525cm" style:use-optimal-column-width="false"/>
    </style:style>
    <style:style style:name="co14" style:family="table-column">
      <style:table-column-properties style:column-width="5.524cm" style:use-optimal-column-width="false"/>
    </style:style>
    <style:style style:name="co15" style:family="table-column">
      <style:table-column-properties style:column-width="3.209cm" style:use-optimal-column-width="false"/>
    </style:style>
    <style:style style:name="co16" style:family="table-column">
      <style:table-column-properties style:column-width="2.625cm" style:use-optimal-column-width="false"/>
    </style:style>
    <style:style style:name="co17" style:family="table-column">
      <style:table-column-properties style:column-width="3.267cm" style:use-optimal-column-width="false"/>
    </style:style>
    <style:style style:name="co18" style:family="table-column">
      <style:table-column-properties style:column-width="3.503cm" style:use-optimal-column-width="false"/>
    </style:style>
    <style:style style:name="co19" style:family="table-column">
      <style:table-column-properties style:column-width="3.889cm" style:use-optimal-column-width="false"/>
    </style:style>
    <style:style style:name="co20" style:family="table-column">
      <style:table-column-properties style:column-width="3.89cm" style:use-optimal-column-width="false"/>
    </style:style>
    <style:style style:name="co21" style:family="table-column">
      <style:table-column-properties style:column-width="3.891cm" style:use-optimal-column-width="false"/>
    </style:style>
    <style:style style:name="co22" style:family="table-column">
      <style:table-column-properties style:column-width="3.21cm" style:use-optimal-column-width="false"/>
    </style:style>
    <style:style style:name="co23" style:family="table-column">
      <style:table-column-properties style:column-width="2.627cm" style:use-optimal-column-width="false"/>
    </style:style>
    <style:style style:name="co24" style:family="table-column">
      <style:table-column-properties style:column-width="3.893cm" style:use-optimal-column-width="false"/>
    </style:style>
    <style:style style:name="ro1" style:family="table-row">
      <style:table-row-properties style:row-height="2.179cm"/>
    </style:style>
    <style:style style:name="ro2" style:family="table-row">
      <style:table-row-properties style:row-height="2.177cm"/>
    </style:style>
    <style:style style:name="ro3" style:family="table-row">
      <style:table-row-properties style:row-height="1.031cm"/>
    </style:style>
    <style:style style:name="ro4" style:family="table-row">
      <style:table-row-properties style:row-height="1.033cm"/>
    </style:style>
    <style:style style:name="ro5" style:family="table-row">
      <style:table-row-properties style:row-height="1.128cm"/>
    </style:style>
    <style:style style:name="ro6" style:family="table-row">
      <style:table-row-properties style:row-height="1.13cm"/>
    </style:style>
    <style:style style:name="ro7" style:family="table-row">
      <style:table-row-properties style:row-height="1.479cm"/>
    </style:style>
    <style:style style:name="ro8" style:family="table-row">
      <style:table-row-properties style:row-height="1.477cm"/>
    </style:style>
    <style:style style:name="ro9" style:family="table-row">
      <style:table-row-properties style:row-height="1.48cm"/>
    </style:style>
    <style:style style:name="ro10" style:family="table-row">
      <style:table-row-properties style:row-height="0.846cm"/>
    </style:style>
    <style:style style:name="ro11" style:family="table-row">
      <style:table-row-properties style:row-height="0.849cm"/>
    </style:style>
    <style:style style:name="ro12" style:family="table-row">
      <style:table-row-properties style:row-height="0.847cm"/>
    </style:style>
    <style:style style:name="ro13" style:family="table-row">
      <style:table-row-properties style:row-height="0.848cm"/>
    </style:style>
    <style:style style:name="ce1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2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3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4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5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6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7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8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9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0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="0.11pt solid #000000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="0.11pt solid #000000" style:punctuation-wrap="hanging" style:line-break="strict"/>
    </style:style>
    <style:style style:name="ce12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3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4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="0.11pt solid #000000" style:punctuation-wrap="hanging" style:line-break="strict"/>
    </style:style>
    <style:style style:name="ce15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="0.11pt solid #000000" style:punctuation-wrap="hanging" style:line-break="strict"/>
    </style:style>
    <style:style style:name="ce16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7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18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9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20" style:family="table-cell">
      <style:graphic-properties draw:fill="none" style:repeat="repeat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21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22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23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24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25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26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27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28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29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30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31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32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33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34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35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36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37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38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39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40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41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42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43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44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45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46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47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48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49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50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51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52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53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54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55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56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57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58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59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60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61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62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63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64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65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66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67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68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69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70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71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72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73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74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75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76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77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78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79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80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81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82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26pt solid #000000" style:punctuation-wrap="hanging" style:line-break="strict"/>
    </style:style>
    <style:style style:name="ce83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26pt solid #000000" fo:border-top="0.26pt solid #000000" fo:border-bottom="0.11pt solid #000000" style:punctuation-wrap="hanging" style:line-break="strict"/>
    </style:style>
    <style:style style:name="ce84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26pt solid #000000" fo:border-top="0.11pt solid #000000" fo:border-bottom="0.11pt solid #000000" style:punctuation-wrap="hanging" style:line-break="strict"/>
    </style:style>
    <style:style style:name="ce85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26pt solid #000000" fo:border-top="0.11pt solid #000000" fo:border-bottom="0.11pt solid #000000" style:punctuation-wrap="hanging" style:line-break="strict"/>
    </style:style>
    <style:style style:name="ce86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26pt solid #000000" fo:border-top="0.11pt solid #000000" fo:border-bottom="0.26pt solid #000000" style:punctuation-wrap="hanging" style:line-break="strict"/>
    </style:style>
    <style:style style:name="ce87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26pt solid #000000" style:punctuation-wrap="hanging" style:line-break="strict"/>
    </style:style>
    <style:style style:name="ce88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26pt solid #000000" fo:border-top="0.26pt solid #000000" fo:border-bottom="0.11pt solid #000000" style:punctuation-wrap="hanging" style:line-break="strict"/>
    </style:style>
    <style:style style:name="ce89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26pt solid #000000" fo:border-top="0.11pt solid #000000" fo:border-bottom="0.11pt solid #000000" style:punctuation-wrap="hanging" style:line-break="strict"/>
    </style:style>
    <style:style style:name="ce90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26pt solid #000000" fo:border-top="0.11pt solid #000000" fo:border-bottom="0.26pt solid #000000" style:punctuation-wrap="hanging" style:line-break="strict"/>
    </style:style>
    <style:style style:name="ce91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92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93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94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95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96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97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98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99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00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101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102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03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04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105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11pt solid #000000" style:punctuation-wrap="hanging" style:line-break="strict"/>
    </style:style>
    <style:style style:name="ce106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07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108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09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10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111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="0.26pt solid #000000" style:punctuation-wrap="hanging" style:line-break="strict"/>
    </style:style>
    <style:style style:name="ce112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26pt solid #000000" fo:border-top="0.26pt solid #000000" fo:border-bottom="0.11pt solid #000000" style:punctuation-wrap="hanging" style:line-break="strict"/>
    </style:style>
    <style:style style:name="ce113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26pt solid #000000" fo:border-top="0.11pt solid #000000" fo:border-bottom="0.11pt solid #000000" style:punctuation-wrap="hanging" style:line-break="strict"/>
    </style:style>
    <style:style style:name="ce114" style:family="table-cell">
      <style:graphic-properties draw:fill="none" style:repeat="repeat" draw:textarea-horizontal-align="justify" draw:textarea-vertical-align="middle" fo:padding-top="0.169cm" fo:padding-bottom="0.13cm" fo:padding-left="0.25cm" fo:padding-right="0.25cm"/>
      <style:paragraph-properties fo:margin-left="0cm" fo:margin-right="0cm" fo:margin-top="0.141cm" fo:margin-bottom="0cm" fo:line-height="93%" fo:text-align="center" fo:text-indent="0cm" fo:border-left="0.26pt solid #000000" fo:border-right="0.26pt solid #000000" fo:border-top="0.11pt solid #000000" fo:border-bottom="0.26pt solid #000000" style:punctuation-wrap="hanging" style:line-break="strict"/>
    </style:style>
    <style:style style:name="ce115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116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117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118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119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120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121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122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123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24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11pt solid #000000" style:punctuation-wrap="hanging" style:line-break="strict"/>
    </style:style>
    <style:style style:name="ce125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11pt solid #000000" style:punctuation-wrap="hanging" style:line-break="strict"/>
    </style:style>
    <style:style style:name="ce126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27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28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11pt solid #000000" style:punctuation-wrap="hanging" style:line-break="strict"/>
    </style:style>
    <style:style style:name="ce129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11pt solid #000000" style:punctuation-wrap="hanging" style:line-break="strict"/>
    </style:style>
    <style:style style:name="ce130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31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132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33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34" style:family="table-cell">
      <style:graphic-properties draw:fill="none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135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136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137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138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139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140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141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42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11pt solid #000000" style:punctuation-wrap="hanging" style:line-break="strict"/>
    </style:style>
    <style:style style:name="ce143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44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145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46" style:family="table-cell">
      <style:graphic-properties draw:fill="solid" draw:fill-color="#ffffff" draw:opacity="100%" style:repeat="repeat" draw:textarea-horizontal-align="justify" draw:textarea-vertical-align="middle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147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148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149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150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151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152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153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154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155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56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11pt solid #000000" style:punctuation-wrap="hanging" style:line-break="strict"/>
    </style:style>
    <style:style style:name="ce157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11pt solid #000000" style:punctuation-wrap="hanging" style:line-break="strict"/>
    </style:style>
    <style:style style:name="ce158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59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60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11pt solid #000000" style:punctuation-wrap="hanging" style:line-break="strict"/>
    </style:style>
    <style:style style:name="ce161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11pt solid #000000" style:punctuation-wrap="hanging" style:line-break="strict"/>
    </style:style>
    <style:style style:name="ce162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63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164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65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66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167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168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169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170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171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172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173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74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11pt solid #000000" style:punctuation-wrap="hanging" style:line-break="strict"/>
    </style:style>
    <style:style style:name="ce175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76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177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78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179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180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181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182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183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184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185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186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187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188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189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190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191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92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11pt solid #000000" style:punctuation-wrap="hanging" style:line-break="strict"/>
    </style:style>
    <style:style style:name="ce193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11pt solid #000000" style:punctuation-wrap="hanging" style:line-break="strict"/>
    </style:style>
    <style:style style:name="ce194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95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96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11pt solid #000000" style:punctuation-wrap="hanging" style:line-break="strict"/>
    </style:style>
    <style:style style:name="ce197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11pt solid #000000" style:punctuation-wrap="hanging" style:line-break="strict"/>
    </style:style>
    <style:style style:name="ce198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99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200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201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202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203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204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205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206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207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208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209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210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11pt solid #000000" style:punctuation-wrap="hanging" style:line-break="strict"/>
    </style:style>
    <style:style style:name="ce211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212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213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214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215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="0.26pt solid #000000" style:punctuation-wrap="hanging" style:line-break="strict"/>
    </style:style>
    <style:style style:name="ce216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26pt solid #000000" fo:border-top="0.26pt solid #000000" fo:border-bottom="0.11pt solid #000000" style:punctuation-wrap="hanging" style:line-break="strict"/>
    </style:style>
    <style:style style:name="ce217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26pt solid #000000" fo:border-top="0.11pt solid #000000" fo:border-bottom="0.11pt solid #000000" style:punctuation-wrap="hanging" style:line-break="strict"/>
    </style:style>
    <style:style style:name="ce218" style:family="table-cell">
      <style:graphic-properties draw:fill="solid" draw:fill-color="#ffffff" draw:opacity="100%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05cm" fo:margin-bottom="0cm" fo:line-height="93%" fo:text-align="center" fo:text-indent="0cm" fo:border-left="0.26pt solid #000000" fo:border-right="0.26pt solid #000000" fo:border-top="0.11pt solid #000000" fo:border-bottom="0.26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" style:family="paragraph">
      <style:paragraph-properties fo:margin-left="0.952cm" fo:margin-right="0cm" fo:margin-top="0.246cm" fo:margin-bottom="0cm" fo:line-height="90%" fo:text-indent="-0.948cm" style:punctuation-wrap="hanging" style:line-break="strict"/>
    </style:style>
    <style:style style:name="P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6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9" style:family="paragraph">
      <style:paragraph-properties fo:margin-left="0cm" fo:margin-right="0cm" fo:margin-top="0.246cm" fo:margin-bottom="0cm" fo:line-height="8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91cm"/>
          <style:tab-stop style:position="28.261cm"/>
        </style:tab-stops>
      </style:paragraph-properties>
    </style:style>
    <style:style style:name="P10" style:family="paragraph">
      <style:paragraph-properties fo:margin-left="0.952cm" fo:margin-right="0cm" fo:margin-top="0.282cm" fo:margin-bottom="0cm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87cm"/>
          <style:tab-stop style:position="28.257cm"/>
        </style:tab-stops>
      </style:paragraph-properties>
    </style:style>
    <style:style style:name="P11" style:family="paragraph">
      <style:paragraph-properties fo:margin-left="0.952cm" fo:margin-right="0cm" fo:margin-top="0.282cm" fo:margin-bottom="0cm" fo:text-align="start" fo:text-indent="-0.948cm" style:punctuation-wrap="hanging" style:line-break="strict"/>
    </style:style>
    <style:style style:name="P12" style:family="paragraph">
      <style:paragraph-properties fo:margin-left="0.952cm" fo:margin-right="0cm" fo:margin-top="0.211cm" fo:margin-bottom="0cm" fo:line-height="9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87cm"/>
          <style:tab-stop style:position="28.257cm"/>
        </style:tab-stops>
      </style:paragraph-properties>
    </style:style>
    <style:style style:name="P13" style:family="paragraph">
      <style:paragraph-properties fo:margin-left="0.952cm" fo:margin-right="0cm" fo:margin-top="0.211cm" fo:margin-bottom="0cm" fo:line-height="90%" fo:text-align="start" fo:text-indent="-0.948cm" style:punctuation-wrap="hanging" style:line-break="strict"/>
    </style:style>
    <style:style style:name="P14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15" style:family="paragraph">
      <style:paragraph-properties fo:margin-left="0.952cm" fo:margin-right="0cm" fo:margin-top="0.246cm" fo:margin-bottom="0cm" fo:line-height="80%" fo:text-indent="-0.948cm" style:punctuation-wrap="hanging" style:line-break="strict"/>
    </style:style>
    <style:style style:name="P16" style:family="paragraph">
      <style:paragraph-properties fo:margin-left="2.063cm" fo:margin-right="0cm" fo:margin-top="0.211cm" fo:margin-bottom="0cm" fo:line-height="80%" fo:text-align="start" fo:text-indent="-0.789cm" style:punctuation-wrap="hanging" style:line-break="strict">
        <style:tab-stops>
          <style:tab-stop style:position="0cm"/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5.876cm"/>
          <style:tab-stop style:position="27.146cm"/>
        </style:tab-stops>
      </style:paragraph-properties>
    </style:style>
    <style:style style:name="P17" style:family="paragraph">
      <style:paragraph-properties fo:margin-left="0cm" fo:margin-right="0cm" fo:margin-top="0.246cm" fo:margin-bottom="0cm" fo:line-height="80%" fo:text-align="start" fo:text-indent="0cm" style:punctuation-wrap="hanging" style:line-break="strict"/>
    </style:style>
    <style:style style:name="P18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9" style:family="paragraph">
      <style:paragraph-properties fo:margin-left="0.952cm" fo:margin-right="0cm" fo:margin-top="0.211cm" fo:margin-bottom="0cm" fo:line-height="100%" fo:text-align="start" fo:text-indent="-0.948cm" style:punctuation-wrap="hanging" style:line-break="strict">
        <style:tab-stops>
          <style:tab-stop style:position="0cm"/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  <style:tab-stop style:position="26.987cm"/>
          <style:tab-stop style:position="28.257cm"/>
        </style:tab-stops>
      </style:paragraph-properties>
    </style:style>
    <style:style style:name="P2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1" style:family="paragraph">
      <style:paragraph-properties fo:margin-left="0.952cm" fo:margin-right="0cm" fo:margin-top="0.211cm" fo:margin-bottom="0cm" fo:line-height="100%" fo:text-indent="-0.948cm" style:punctuation-wrap="hanging" style:line-break="strict"/>
    </style:style>
    <style:style style:name="P22" style:family="paragraph">
      <style:paragraph-properties fo:margin-left="2.063cm" fo:margin-right="0cm" fo:margin-top="0.176cm" fo:margin-bottom="0cm" fo:line-height="100%" fo:text-align="start" fo:text-indent="-0.789cm" style:punctuation-wrap="hanging" style:line-break="strict">
        <style:tab-stops>
          <style:tab-stop style:position="0cm"/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  <style:tab-stop style:position="25.876cm"/>
          <style:tab-stop style:position="27.146cm"/>
        </style:tab-stops>
      </style:paragraph-properties>
    </style:style>
    <style:style style:name="P23" style:family="paragraph">
      <style:paragraph-properties fo:margin-left="0cm" fo:margin-right="0cm" fo:margin-top="0.194cm" fo:margin-bottom="0cm" fo:line-height="100%" fo:text-align="start" fo:text-indent="0cm" style:punctuation-wrap="hanging" style:line-break="strict"/>
    </style:style>
    <style:style style:name="P24" style:family="paragraph">
      <style:paragraph-properties fo:margin-left="0.952cm" fo:margin-right="0cm" fo:margin-top="0.211cm" fo:margin-bottom="0cm" fo:line-height="100%" fo:text-align="start" fo:text-indent="-0.948cm" style:punctuation-wrap="hanging" style:line-break="strict"/>
    </style:style>
    <style:style style:name="P25" style:family="paragraph">
      <style:paragraph-properties fo:margin-left="2.063cm" fo:margin-right="0cm" fo:margin-top="0.176cm" fo:margin-bottom="0cm" fo:line-height="100%" fo:text-align="start" fo:text-indent="-0.789cm" style:punctuation-wrap="hanging" style:line-break="strict"/>
    </style:style>
    <style:style style:name="P2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27" style:family="paragraph">
      <style:paragraph-properties fo:margin-left="0.948cm" fo:margin-right="0cm" fo:margin-top="0.246cm" fo:margin-bottom="0cm" fo:line-height="100%" fo:text-indent="-0.948cm" style:punctuation-wrap="hanging" style:line-break="strict"/>
    </style:style>
    <style:style style:name="P28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9" style:family="paragraph">
      <style:paragraph-properties fo:margin-left="2.063cm" fo:margin-right="0cm" fo:margin-top="0.229cm" fo:margin-bottom="0cm" fo:line-height="100%" fo:text-indent="-0.789cm" style:punctuation-wrap="hanging" style:line-break="strict"/>
    </style:style>
    <style:style style:name="P30" style:family="paragraph">
      <style:paragraph-properties fo:margin-left="0.952cm" fo:margin-right="0cm" fo:margin-top="0.246cm" fo:margin-bottom="0cm" fo:line-height="100%" fo:text-indent="-0.948cm" style:punctuation-wrap="hanging" style:line-break="strict"/>
    </style:style>
    <style:style style:name="P3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2" style:family="paragraph">
      <style:paragraph-properties fo:margin-left="2.063cm" fo:margin-right="0cm" fo:margin-top="0.211cm" fo:margin-bottom="0cm" fo:line-height="90%" fo:text-align="start" fo:text-indent="-0.789cm" style:punctuation-wrap="hanging" style:line-break="strict">
        <style:tab-stops>
          <style:tab-stop style:position="0cm"/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5.876cm"/>
          <style:tab-stop style:position="27.146cm"/>
        </style:tab-stops>
      </style:paragraph-properties>
    </style:style>
    <style:style style:name="P33" style:family="paragraph">
      <style:paragraph-properties fo:margin-left="2.063cm" fo:margin-right="0cm" fo:margin-top="0.211cm" fo:margin-bottom="0cm" fo:line-height="90%" fo:text-align="start" fo:text-indent="-0.789cm" style:punctuation-wrap="hanging" style:line-break="strict"/>
    </style:style>
    <style:style style:name="P34" style:family="paragraph">
      <style:paragraph-properties fo:margin-left="0.952cm" fo:margin-right="0cm" fo:margin-top="0.211cm" fo:margin-bottom="0cm" fo:line-height="80%" fo:text-indent="-0.948cm" style:punctuation-wrap="hanging" style:line-break="strict"/>
    </style:style>
    <style:style style:name="P35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36" style:family="paragraph">
      <style:paragraph-properties fo:margin-left="0cm" fo:margin-right="0cm" fo:margin-top="0.211cm" fo:margin-bottom="0cm" fo:line-height="90%" fo:text-align="start" fo:text-indent="0cm" style:punctuation-wrap="hanging" style:line-break="strict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  <style:tab-stop style:position="25.924cm"/>
          <style:tab-stop style:position="26.462cm"/>
        </style:tab-stops>
      </style:paragraph-properties>
    </style:style>
    <style:style style:name="P37" style:family="paragraph">
      <style:paragraph-properties fo:margin-left="0cm" fo:margin-right="0cm" fo:margin-top="0.246cm" fo:margin-bottom="0cm" fo:line-height="90%" fo:text-align="start" fo:text-indent="0cm" style:punctuation-wrap="hanging" style:line-break="strict"/>
    </style:style>
    <style:style style:name="P38" style:family="paragraph">
      <style:paragraph-properties fo:margin-left="0cm" fo:margin-right="0cm" fo:margin-top="0.211cm" fo:margin-bottom="0cm" fo:line-height="90%" fo:text-align="start" fo:text-indent="0cm" style:punctuation-wrap="hanging" style:line-break="strict"/>
    </style:style>
    <style:style style:name="P39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6.5pt"/>
    </style:style>
    <style:style style:name="P40" style:family="paragraph">
      <style:paragraph-properties fo:margin-left="0cm" fo:margin-right="0cm" fo:text-indent="0cm" style:punctuation-wrap="hanging" style:line-break="strict"/>
      <style:text-properties fo:font-size="26.5pt"/>
    </style:style>
    <style:style style:name="P4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6.5pt"/>
    </style:style>
    <style:style style:name="P42" style:family="paragraph">
      <style:paragraph-properties fo:margin-left="0cm" fo:margin-right="0cm" fo:text-align="center" fo:text-indent="0cm" style:punctuation-wrap="hanging" style:line-break="strict"/>
      <style:text-properties fo:font-size="26.5pt"/>
    </style:style>
    <style:style style:name="P4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6.5pt"/>
    </style:style>
    <style:style style:name="P44" style:family="paragraph">
      <style:paragraph-properties fo:margin-left="0.948cm" fo:margin-right="0cm" fo:margin-top="0.211cm" fo:margin-bottom="0cm" fo:text-indent="-0.948cm" style:punctuation-wrap="hanging" style:line-break="strict"/>
    </style:style>
    <style:style style:name="P4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4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47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48" style:family="paragraph">
      <style:paragraph-properties fo:margin-left="0cm" fo:margin-right="0cm" fo:margin-top="0.141cm" fo:margin-bottom="0cm" fo:line-height="93%" fo:text-align="center" fo:text-indent="0cm" style:punctuation-wrap="hanging" style:line-break="strict"/>
      <style:text-properties fo:font-size="26.5pt"/>
    </style:style>
    <style:style style:name="P49" style:family="paragraph">
      <style:paragraph-properties fo:margin-left="0cm" fo:margin-right="0cm" fo:margin-top="0.529cm" fo:margin-bottom="0cm" fo:text-indent="0cm" style:punctuation-wrap="hanging" style:line-break="strict"/>
      <style:text-properties fo:font-size="26.5pt"/>
    </style:style>
    <style:style style:name="P50" style:family="paragraph"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  <style:text-properties fo:font-size="26.5pt"/>
    </style:style>
    <style:style style:name="P51" style:family="paragraph">
      <style:paragraph-properties fo:margin-left="0.952cm" fo:margin-right="0cm" fo:margin-top="0.246cm" fo:margin-bottom="0cm" fo:text-indent="-0.948cm" style:punctuation-wrap="hanging" style:line-break="strict"/>
    </style:style>
    <style:style style:name="P5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53" style:family="paragraph">
      <style:paragraph-properties fo:margin-left="1.693cm" fo:margin-right="0cm" fo:margin-top="0cm" fo:margin-bottom="0cm" fo:text-indent="-1.689cm" style:punctuation-wrap="simple" style:line-break="normal"/>
    </style:style>
    <style:style style:name="P54" style:family="paragraph">
      <style:paragraph-properties fo:margin-left="1.693cm" fo:margin-right="0cm" fo:margin-top="0cm" fo:margin-bottom="0cm" fo:text-indent="-1.689cm" style:punctuation-wrap="hanging" style:line-break="strict"/>
    </style:style>
    <style:style style:name="P55" style:family="paragraph">
      <style:paragraph-properties fo:margin-left="0cm" fo:margin-right="0cm" fo:margin-top="0.44cm" fo:margin-bottom="0cm" fo:line-height="90%" fo:text-indent="0cm" style:punctuation-wrap="hanging" style:line-break="strict"/>
      <style:text-properties fo:font-size="26.5pt"/>
    </style:style>
    <style:style style:name="P56" style:family="paragraph">
      <style:paragraph-properties fo:margin-left="0cm" fo:margin-right="0cm" fo:margin-top="0.44cm" fo:margin-bottom="0cm" fo:line-height="90%" fo:text-indent="0cm" style:punctuation-wrap="hanging" style:line-break="strict" style:writing-mode="lr-tb" style:font-independent-line-spacing="true"/>
      <style:text-properties fo:font-size="26.5pt"/>
    </style:style>
    <style:style style:name="P57" style:family="paragraph">
      <style:paragraph-properties fo:margin-left="0cm" fo:margin-right="0cm" fo:margin-top="0.158cm" fo:margin-bottom="0cm" fo:line-height="93%" fo:text-align="center" fo:text-indent="0cm" style:punctuation-wrap="hanging" style:line-break="strict"/>
      <style:text-properties fo:font-size="26.5pt"/>
    </style:style>
    <style:style style:name="P58" style:family="paragraph">
      <style:paragraph-properties fo:margin-left="0cm" fo:margin-right="0cm" fo:line-height="85%" fo:text-align="center" fo:text-indent="0cm" style:punctuation-wrap="hanging" style:line-break="strict"/>
      <style:text-properties fo:font-size="26.5pt"/>
    </style:style>
    <style:style style:name="P59" style:family="paragraph">
      <style:paragraph-properties fo:margin-left="0cm" fo:margin-right="0cm" fo:line-height="85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60" style:family="paragraph">
      <style:paragraph-properties fo:margin-left="0cm" fo:margin-right="0cm" fo:text-align="center" fo:text-indent="0cm" style:punctuation-wrap="hanging" style:line-break="strict"/>
    </style:style>
    <style:style style:name="P6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62" style:family="paragraph">
      <style:paragraph-properties fo:margin-left="0cm" fo:margin-right="0cm" fo:margin-top="0.105cm" fo:margin-bottom="0cm" fo:line-height="93%" fo:text-align="center" fo:text-indent="0cm" style:punctuation-wrap="hanging" style:line-break="strict"/>
      <style:text-properties fo:font-size="26.5pt"/>
    </style:style>
    <style:style style:name="P63" style:family="paragraph">
      <style:paragraph-properties fo:text-align="center" style:writing-mode="lr-tb"/>
    </style:style>
    <style:style style:name="P64" style:family="paragraph">
      <style:paragraph-properties fo:margin-left="0cm" fo:margin-right="0cm" fo:margin-top="0.352cm" fo:margin-bottom="0cm" fo:text-indent="0cm" style:punctuation-wrap="hanging" style:line-break="strict"/>
      <style:text-properties fo:font-size="26.5pt"/>
    </style:style>
    <style:style style:name="P65" style:family="paragraph"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  <style:text-properties fo:font-size="26.5pt"/>
    </style:style>
    <style:style style:name="P66" style:family="paragraph">
      <style:paragraph-properties fo:margin-left="0cm" fo:margin-right="0cm" fo:margin-top="0.396cm" fo:margin-bottom="0cm" fo:text-indent="0cm" style:punctuation-wrap="hanging" style:line-break="strict"/>
      <style:text-properties fo:font-size="26.5pt"/>
    </style:style>
    <style:style style:name="P67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font-size="26.5pt"/>
    </style:style>
    <style:style style:name="P68" style:family="paragraph">
      <style:paragraph-properties fo:margin-left="2.063cm" fo:margin-right="0cm" fo:margin-top="0.211cm" fo:margin-bottom="0cm" fo:text-indent="-0.789cm" style:punctuation-wrap="hanging" style:line-break="strict"/>
    </style:style>
    <style:style style:name="P69" style:family="paragraph">
      <style:paragraph-properties fo:margin-left="0.952cm" fo:margin-right="0cm" fo:margin-top="0cm" fo:margin-bottom="0cm" fo:text-indent="-0.948cm" style:punctuation-wrap="simple" style:line-break="normal"/>
    </style:style>
    <style:style style:name="P70" style:family="paragraph">
      <style:paragraph-properties fo:margin-left="0.952cm" fo:margin-right="0cm" fo:line-height="90%" fo:text-indent="-0.948cm" style:punctuation-wrap="hanging" style:line-break="strict"/>
      <style:text-properties fo:font-size="26.5pt"/>
    </style:style>
    <style:style style:name="P71" style:family="paragraph">
      <style:paragraph-properties fo:margin-left="0.952cm" fo:margin-right="0cm" fo:line-height="90%" fo:text-indent="-0.948cm" style:punctuation-wrap="hanging" style:line-break="strict" style:writing-mode="lr-tb" style:font-independent-line-spacing="true"/>
      <style:text-properties fo:font-size="26.5pt"/>
    </style:style>
    <style:style style:name="T1" style:family="text">
      <style:text-properties fo:language="en" fo:country="US"/>
    </style:style>
    <style:style style:name="T2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size="40pt" fo:language="en" fo:country="US" style:font-size-asian="40pt" style:font-size-complex="40pt"/>
    </style:style>
    <style:style style:name="T5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style:font-name="Courier New" fo:language="en" fo:country="US" fo:font-weight="bold" style:font-weight-asian="bold" style:font-weight-complex="bold"/>
    </style:style>
    <style:style style:name="T8" style:family="text">
      <style:text-properties style:font-name="Courier New" fo:language="en" fo:country="US"/>
    </style:style>
    <style:style style:name="T9" style:family="text">
      <style:text-properties style:font-name="Courier New" fo:font-size="24pt" fo:language="en" fo:country="US" style:font-size-asian="24pt" style:font-size-complex="24pt"/>
    </style:style>
    <style:style style:name="T10" style:family="text">
      <style:text-properties style:font-name="Courier New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Times New Roman"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ize="24pt" fo:language="en" fo:country="US" style:font-size-asian="24pt" style:font-size-complex="24pt"/>
    </style:style>
    <style:style style:name="T16" style:family="text">
      <style:text-properties style:font-name="Courier New" fo:font-size="20pt" fo:language="en" fo:country="US" style:font-size-asian="20pt" style:font-size-complex="20pt"/>
    </style:style>
    <style:style style:name="T17" style:family="text">
      <style:text-properties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fo:font-size="22pt" fo:language="en" fo:country="US" style:font-size-asian="22pt" style:font-size-complex="22pt"/>
    </style:style>
    <style:style style:name="T19" style:family="text">
      <style:text-properties style:font-name="Courier New" fo:font-size="24pt" fo:language="en" fo:country="US" fo:font-style="italic" style:font-size-asian="24pt" style:font-style-asian="italic" style:font-size-complex="24pt" style:font-style-complex="italic"/>
    </style:style>
    <style:style style:name="T20" style:family="text">
      <style:text-properties fo:font-size="28pt" fo:language="en" fo:country="US" style:font-size-asian="28pt" style:font-size-complex="28pt"/>
    </style:style>
    <style:style style:name="T21" style:family="text">
      <style:text-properties fo:color="#3333cc" fo:font-size="24pt" fo:language="en" fo:country="US" style:font-size-asian="24pt" style:font-size-complex="24pt"/>
    </style:style>
    <style:style style:name="T22" style:family="text">
      <style:text-properties fo:color="#000000" fo:font-size="24pt" fo:language="en" fo:country="US" style:font-size-asian="24pt" style:font-size-complex="24pt"/>
    </style:style>
    <style:style style:name="T23" style:family="text">
      <style:text-properties fo:color="#3333cc" fo:language="en" fo:country="US"/>
    </style:style>
    <style:style style:name="T24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5" style:family="text">
      <style:text-properties fo:color="#3333cc" fo:language="en" fo:country="US" style:text-underline-style="solid" style:text-underline-width="auto" style:text-underline-color="font-color"/>
    </style:style>
    <style:style style:name="T26" style:family="text">
      <style:text-properties fo:color="#3333cc" fo:font-size="16pt" fo:language="en" fo:country="US" style:font-size-asian="16pt" style:font-size-complex="16pt"/>
    </style:style>
    <style:style style:name="T27" style:family="text">
      <style:text-properties fo:color="#000000" fo:font-size="16pt" fo:language="en" fo:country="US" style:font-size-asian="16pt" style:font-size-complex="16pt"/>
    </style:style>
    <style:style style:name="T28" style:family="text">
      <style:text-properties fo:color="#3333cc" fo:font-size="20pt" fo:language="en" fo:country="US" style:font-size-asian="20pt" style:font-size-complex="20pt"/>
    </style:style>
    <style:style style:name="T29" style:family="text">
      <style:text-properties fo:color="#3333cc" fo:font-size="20pt" fo:language="en" fo:country="US" style:text-underline-style="solid" style:text-underline-width="auto" style:text-underline-color="font-color" style:font-size-asian="20pt" style:font-size-complex="20pt"/>
    </style:style>
    <style:style style:name="T30" style:family="text">
      <style:text-properties fo:color="#3333cc" fo:font-size="28pt" fo:language="en" fo:country="US" style:font-size-asian="28pt" style:font-size-complex="28pt"/>
    </style:style>
    <style:style style:name="T31" style:family="text">
      <style:text-properties fo:font-size="20pt" fo:language="en" fo:country="US" style:font-size-asian="20pt" style:font-size-complex="20pt"/>
    </style:style>
    <style:style style:name="T32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33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fo:color="#ff5050" fo:language="en" fo:country="US"/>
    </style:style>
    <style:style style:name="T35" style:family="text">
      <style:text-properties fo:font-size="80pt" fo:language="en" fo:country="US" style:font-size-asian="80pt" style:font-size-complex="80pt"/>
    </style:style>
    <style:style style:name="T36" style:family="text">
      <style:text-properties fo:color="#3333cc" fo:font-size="18pt" fo:language="en" fo:country="US" style:font-size-asian="18pt" style:font-size-complex="18pt"/>
    </style:style>
    <style:style style:name="T37" style:family="text">
      <style:text-properties fo:color="#000000" fo:font-size="18pt" fo:language="en" fo:country="US" style:font-size-asian="18pt" style:font-size-complex="18pt"/>
    </style:style>
    <style:style style:name="T38" style:family="text">
      <style:text-properties fo:color="#3333cc" fo:font-size="18pt" fo:language="en" fo:country="US" style:text-underline-style="solid" style:text-underline-width="auto" style:text-underline-color="font-color" style:font-size-asian="18pt" style:font-size-complex="18pt"/>
    </style:style>
    <style:style style:name="T39" style:family="text">
      <style:text-properties fo:color="#000000" fo:language="en" fo:country="US"/>
    </style:style>
    <style:style style:name="T40" style:family="text">
      <style:text-properties fo:color="#3333cc" fo:font-size="12pt" fo:language="en" fo:country="US" style:font-size-asian="12pt" style:font-size-complex="12pt"/>
    </style:style>
    <style:style style:name="T41" style:family="text">
      <style:text-properties fo:color="#000000" fo:font-size="12pt" fo:language="en" fo:country="US" style:font-size-asian="12pt" style:font-size-complex="12pt"/>
    </style:style>
    <style:style style:name="T42" style:family="text">
      <style:text-properties fo:font-size="16pt" fo:language="en" fo:country="US" style:font-size-asian="16pt" style:font-size-complex="16pt"/>
    </style:style>
    <style:style style:name="T43" style:family="text">
      <style:text-properties fo:font-size="18pt" fo:language="en" fo:country="US" style:font-size-asian="18pt" style:font-size-complex="18pt"/>
    </style:style>
    <style:style style:name="T44" style:family="text">
      <style:text-properties style:font-name="Symbol" fo:language="en" fo:country="US" style:font-name-asian="Symbol" style:font-name-complex="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66ff" fo:font-size="100%"/>
      </text:list-level-style-number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7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">
        <style:list-level-properties text:min-label-width="0.948cm"/>
        <style:text-properties fo:font-family="Wingdings" style:font-pitch="variable" style:font-charset="x-symbol" fo:color="#990033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333399" fo:font-size="5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990033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33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17">
      <text:list-level-style-bullet text:level="1" text:bullet-char="•">
        <style:list-level-properties text:min-label-width="1.68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47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4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f505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SQL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/>
            <text:p/>
            <text:p>BSIT III UCU</text:p>
            <text:p>BY Paul kisambi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2" draw:layer="layout" svg:width="23.8cm" svg:height="3.5cm" svg:x="4.195cm" svg:y="0.757cm" presentation:class="title" presentation:user-transformed="true">
          <draw:text-box>
            <text:list text:style-name="L3">
              <text:list-header>
                <text:p text:style-name="P1"><text:span text:style-name="T1">History of SQL</text:span></text:p>
              </text:list-header>
            </text:list>
          </draw:text-box>
        </draw:frame>
        <draw:frame presentation:style-name="pr5" draw:text-style-name="P2" draw:layer="layout" svg:width="23.8cm" svg:height="12.6cm" svg:x="4.195cm" svg:y="5.133cm" presentation:class="outline" presentation:user-transformed="true">
          <draw:text-box>
            <text:list text:style-name="L4">
              <text:list-item>
                <text:p text:style-name="P3"><text:span text:style-name="T2">Proposed by E.F.Codd in his 1970 paper</text:span></text:p>
              </text:list-item>
              <text:list-item>
                <text:p text:style-name="P3"><text:span text:style-name="T2">Used in System R, IBM’s research relational database in early 1970s-D.D. Chamberlin et al at IBM Research Center, San Jose, California</text:span></text:p>
              </text:list-item>
              <text:list-item>
                <text:p text:style-name="P3"><text:span text:style-name="T2">Used in Oracle, released in late 1970s</text:span></text:p>
              </text:list-item>
              <text:list-item>
                <text:p text:style-name="P3"><text:span text:style-name="T2">Incorporated into IBM’s SQL/DS in 1981, and DB2 in 1983</text:span></text:p>
              </text:list-item>
              <text:list-item>
                <text:p text:style-name="P3"><text:span text:style-name="T2">Also used in Microsoft SQL Server, MySQL, Informix, Sybase, dBase, Paradox, r:Base, FoxPro, and others</text:span></text:p>
              </text:list-item>
            </text:list>
            <text:list text:style-name="L5">
              <text:list-header>
                <text:p text:style-name="P4"><text:span text:style-name="T2"><text:s/></text:span></text:p>
              </text:list-header>
            </text:list>
          </draw:text-box>
        </draw:frame>
        <presentation:notes draw:style-name="dp2">
          <draw:page-thumbnail draw:layer="layout" svg:width="14cm" svg:height="11.138cm" svg:x="3.5cm" svg:y="2.227cm" draw:page-number="2" presentation:class="page"/>
          <draw:frame presentation:style-name="pr6" draw:text-style-name="P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2" draw:layer="layout" svg:width="23.8cm" svg:height="3.5cm" svg:x="4.195cm" svg:y="0.757cm" presentation:class="title" presentation:user-transformed="true">
          <draw:text-box>
            <text:list text:style-name="L3">
              <text:list-header>
                <text:p text:style-name="P1"><text:span text:style-name="T1">Standards</text:span></text:p>
              </text:list-header>
            </text:list>
          </draw:text-box>
        </draw:frame>
        <draw:frame presentation:style-name="pr5" draw:text-style-name="P2" draw:layer="layout" svg:width="23.8cm" svg:height="12.6cm" svg:x="4.195cm" svg:y="5.133cm" presentation:class="outline" presentation:user-transformed="true">
          <draw:text-box>
            <text:list text:style-name="L4">
              <text:list-item>
                <text:p text:style-name="P5"><text:span text:style-name="T2">ANSI and ISO published SQL standards in 1986, called SQL-1</text:span></text:p>
              </text:list-item>
              <text:list-item>
                <text:p text:style-name="P5"><text:span text:style-name="T2">Minor revision, SQL-89</text:span></text:p>
              </text:list-item>
              <text:list-item>
                <text:p text:style-name="P5"><text:span text:style-name="T2">Major revision, SQL-2,1992</text:span></text:p>
              </text:list-item>
              <text:list-item>
                <text:p text:style-name="P5"><text:span text:style-name="T2">SQL-3, multi-part revision, contains SQL:1999, which included object-oriented (OO) facilities, and user defined datatypes (UDTs)</text:span></text:p>
              </text:list-item>
              <text:list-item>
                <text:p text:style-name="P5"><text:span text:style-name="T2">Most vendors support standard, but have slight variations of their own</text:span></text:p>
              </text:list-item>
            </text:list>
            <text:list text:style-name="L5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layer="layout" svg:width="14cm" svg:height="11.138cm" svg:x="3.5cm" svg:y="2.227cm" draw:page-number="3" presentation:class="page"/>
          <draw:frame presentation:style-name="pr6" draw:text-style-name="P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2" draw:layer="layout" svg:width="23.8cm" svg:height="3.5cm" svg:x="4.195cm" svg:y="0.757cm" presentation:class="title" presentation:user-transformed="true">
          <draw:text-box>
            <text:list text:style-name="L3">
              <text:list-header>
                <text:p text:style-name="P1"><text:span text:style-name="T1">Components of SQL</text:span></text:p>
              </text:list-header>
            </text:list>
          </draw:text-box>
        </draw:frame>
        <draw:frame presentation:style-name="pr5" draw:text-style-name="P2" draw:layer="layout" svg:width="23.8cm" svg:height="12.6cm" svg:x="4.195cm" svg:y="5.133cm" presentation:class="outline" presentation:user-transformed="true">
          <draw:text-box>
            <text:list text:style-name="L4">
              <text:list-item>
                <text:p text:style-name="P7"><text:span text:style-name="T3">Data definition language - DDL</text:span></text:p>
              </text:list-item>
              <text:list-item>
                <text:p text:style-name="P7"><text:span text:style-name="T3">Data manipulation language - DML</text:span></text:p>
              </text:list-item>
              <text:list-item>
                <text:p text:style-name="P7"><text:span text:style-name="T3">Authorization language – grant privileges to users</text:span></text:p>
              </text:list-item>
            </text:list>
          </draw:text-box>
        </draw:frame>
        <presentation:notes draw:style-name="dp2">
          <draw:page-thumbnail draw:layer="layout" svg:width="14cm" svg:height="11.138cm" svg:x="3.5cm" svg:y="2.227cm" draw:page-number="4" presentation:class="page"/>
          <draw:frame presentation:style-name="pr6" draw:text-style-name="P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2" draw:layer="layout" svg:width="23.8cm" svg:height="3.5cm" svg:x="4.195cm" svg:y="0.757cm" presentation:class="title" presentation:user-transformed="true">
          <draw:text-box>
            <text:list text:style-name="L3">
              <text:list-header>
                <text:p text:style-name="P1"><text:span text:style-name="T4">Relational Database Architecture</text:span></text:p>
              </text:list-header>
            </text:list>
          </draw:text-box>
        </draw:frame>
        <draw:frame presentation:style-name="pr5" draw:text-style-name="P2" draw:layer="layout" svg:width="23.8cm" svg:height="12.6cm" svg:x="4.195cm" svg:y="5.133cm" presentation:class="outline" presentation:user-transformed="true">
          <draw:text-box>
            <text:list text:style-name="L4">
              <text:list-item>
                <text:p text:style-name="P8"><text:span text:style-name="T2">Separate external, logical, internal models</text:span></text:p>
              </text:list-item>
              <text:list-item>
                <text:p text:style-name="P8"><text:span text:style-name="T2">Base tables and indexes form logical level</text:span></text:p>
              </text:list-item>
              <text:list-item>
                <text:p text:style-name="P8"><text:span text:style-name="T2">Indexes are B+ trees or B trees – maintained by system</text:span></text:p>
              </text:list-item>
              <text:list-item>
                <text:p text:style-name="P8"><text:span text:style-name="T2">Relational views (external level) are derived from base tables</text:span></text:p>
              </text:list-item>
              <text:list-item>
                <text:p text:style-name="P8"><text:span text:style-name="T2">Users see views or base tables, or combination</text:span></text:p>
              </text:list-item>
              <text:list-item>
                <text:p text:style-name="P8"><text:span text:style-name="T2">Internal level - files</text:span></text:p>
              </text:list-item>
              <text:list-item>
                <text:p text:style-name="P9"><text:span text:style-name="T2">SQL supports dynamic database definition-can modify structures easily</text:span><text:span text:style-name="T2"><text:tab/></text:span></text:p>
              </text:list-item>
            </text:list>
          </draw:text-box>
        </draw:frame>
        <presentation:notes draw:style-name="dp2">
          <draw:page-thumbnail draw:layer="layout" svg:width="14cm" svg:height="11.138cm" svg:x="3.5cm" svg:y="2.227cm" draw:page-number="5" presentation:class="page"/>
          <draw:frame presentation:style-name="pr6" draw:text-style-name="P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2" draw:layer="layout" svg:width="23.8cm" svg:height="3.5cm" svg:x="4.195cm" svg:y="0.757cm" presentation:class="title" presentation:user-transformed="true">
          <draw:text-box>
            <text:list text:style-name="L3">
              <text:list-header>
                <text:p text:style-name="P1"><text:span text:style-name="T1">DDL Commands</text:span></text:p>
              </text:list-header>
            </text:list>
          </draw:text-box>
        </draw:frame>
        <draw:frame presentation:style-name="pr5" draw:text-style-name="P2" draw:layer="layout" svg:width="23.8cm" svg:height="12.6cm" svg:x="4.195cm" svg:y="5.133cm" presentation:class="outline" presentation:user-transformed="true">
          <draw:text-box>
            <text:list text:style-name="L5">
              <text:list-header>
                <text:p text:style-name="P10"><text:span text:style-name="T3"><text:tab/></text:span><text:span text:style-name="T3"><text:tab/></text:span><text:span text:style-name="T3">CREATE TABLE</text:span></text:p>
                <text:p text:style-name="P10"><text:span text:style-name="T3"><text:tab/></text:span><text:span text:style-name="T3"><text:tab/></text:span><text:span text:style-name="T3">CREATE INDEX</text:span></text:p>
                <text:p text:style-name="P10"><text:span text:style-name="T3"><text:tab/></text:span><text:span text:style-name="T3"><text:tab/></text:span><text:span text:style-name="T3">ALTER TABLE</text:span></text:p>
                <text:p text:style-name="P10"><text:span text:style-name="T3"><text:tab/></text:span><text:span text:style-name="T3"><text:tab/></text:span><text:span text:style-name="T3">RENAME TABLE</text:span></text:p>
                <text:p text:style-name="P10"><text:span text:style-name="T3"><text:tab/></text:span><text:span text:style-name="T3"><text:tab/></text:span><text:span text:style-name="T3">DROP TABLE</text:span></text:p>
                <text:p text:style-name="P10"><text:span text:style-name="T3"><text:tab/></text:span><text:span text:style-name="T3"><text:tab/></text:span><text:span text:style-name="T3">DROP INDEX </text:span></text:p>
                <text:p text:style-name="P11"><text:span text:style-name="T3">Also – CREATE VIEW</text:span></text:p>
              </text:list-header>
            </text:list>
          </draw:text-box>
        </draw:frame>
        <presentation:notes draw:style-name="dp2">
          <draw:page-thumbnail draw:layer="layout" svg:width="14cm" svg:height="11.138cm" svg:x="3.5cm" svg:y="2.227cm" draw:page-number="6" presentation:class="page"/>
          <draw:frame presentation:style-name="pr6" draw:text-style-name="P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2" draw:layer="layout" svg:width="23.8cm" svg:height="3.5cm" svg:x="4.195cm" svg:y="0.757cm" presentation:class="title" presentation:user-transformed="true">
          <draw:text-box>
            <text:list text:style-name="L3">
              <text:list-header>
                <text:p text:style-name="P1"><text:span text:style-name="T1">CREATE TABLE</text:span></text:p>
              </text:list-header>
            </text:list>
          </draw:text-box>
        </draw:frame>
        <draw:frame presentation:style-name="pr5" draw:text-style-name="P2" draw:layer="layout" svg:width="23.8cm" svg:height="12.6cm" svg:x="4.195cm" svg:y="5.133cm" presentation:class="outline" presentation:user-transformed="true">
          <draw:text-box>
            <text:list text:style-name="L5">
              <text:list-header>
                <text:p text:style-name="P12"><text:span text:style-name="T5">CREATE TABLE </text:span><text:span text:style-name="T6">base-table-name</text:span><text:span text:style-name="T5"> (</text:span></text:p>
              </text:list-header>
              <text:list-item>
                <text:p text:style-name="P12"><text:span text:style-name="T6">colname datatype </text:span><text:span text:style-name="T5">[</text:span><text:span text:style-name="T6">column constraints </text:span><text:span text:style-name="T5">– NULL/NOT NULL, DEFAULT…, UNIQUE, </text:span><text:span text:style-name="T5"><text:tab/></text:span><text:span text:style-name="T5">CHECK…, PRIMARY KEY],</text:span></text:p>
                <text:p text:style-name="P12"><text:span text:style-name="T6"><text:tab/></text:span><text:span text:style-name="T5">[,</text:span><text:span text:style-name="T6">colname datetype </text:span><text:span text:style-name="T5">[</text:span><text:span text:style-name="T6">column constraints</text:span><text:span text:style-name="T5"> …]]</text:span></text:p>
                <text:p text:style-name="P12"><text:span text:style-name="T5"><text:tab/></text:span><text:span text:style-name="T5">...</text:span></text:p>
                <text:p text:style-name="P13"><text:span text:style-name="T5">[</text:span><text:span text:style-name="T6">table constraints</text:span><text:span text:style-name="T5"> – PRIMARY KEY…, FOREIGN KEY…, UNIQUE…, CHECK…]</text:span></text:p>
                <text:p text:style-name="P12"><text:span text:style-name="T5"><text:tab/></text:span><text:span text:style-name="T5">[</text:span><text:span text:style-name="T6">storage specifications</text:span><text:span text:style-name="T5">]</text:span></text:p>
              </text:list-item>
              <text:list-item>
                <text:p text:style-name="P12"><text:span text:style-name="T5">);</text:span></text:p>
              </text:list-item>
            </text:list>
          </draw:text-box>
        </draw:frame>
        <presentation:notes draw:style-name="dp2">
          <draw:page-thumbnail draw:layer="layout" svg:width="14cm" svg:height="11.138cm" svg:x="3.5cm" svg:y="2.227cm" draw:page-number="7" presentation:class="page"/>
          <draw:frame presentation:style-name="pr6" draw:text-style-name="P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2" draw:layer="layout" svg:width="23.8cm" svg:height="3.5cm" svg:x="4.195cm" svg:y="0.757cm" presentation:class="title" presentation:user-transformed="true">
          <draw:text-box>
            <text:list text:style-name="L3">
              <text:list-header>
                <text:p text:style-name="P1"><text:span text:style-name="T1">Identifiers</text:span></text:p>
              </text:list-header>
            </text:list>
          </draw:text-box>
        </draw:frame>
        <draw:frame presentation:style-name="pr5" draw:text-style-name="P2" draw:layer="layout" svg:width="23.8cm" svg:height="12.6cm" svg:x="4.195cm" svg:y="5.133cm" presentation:class="outline" presentation:user-transformed="true">
          <draw:text-box>
            <text:list text:style-name="L4">
              <text:list-item>
                <text:p text:style-name="P7"><text:span text:style-name="T3">No SQL keywords may be used</text:span></text:p>
              </text:list-item>
              <text:list-item>
                <text:p text:style-name="P7"><text:span text:style-name="T3">Table name must be unique within the database</text:span></text:p>
              </text:list-item>
              <text:list-item>
                <text:p text:style-name="P7"><text:span text:style-name="T3"><text:s/></text:span><text:span text:style-name="T3">For each column, the user must specify a name that is unique within the table</text:span></text:p>
              </text:list-item>
            </text:list>
          </draw:text-box>
        </draw:frame>
        <presentation:notes draw:style-name="dp2">
          <draw:page-thumbnail draw:layer="layout" svg:width="14cm" svg:height="11.138cm" svg:x="3.5cm" svg:y="2.227cm" draw:page-number="8" presentation:class="page"/>
          <draw:frame presentation:style-name="pr6" draw:text-style-name="P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2" draw:layer="layout" svg:width="23.8cm" svg:height="3.5cm" svg:x="4.195cm" svg:y="0.757cm" presentation:class="title" presentation:user-transformed="true">
          <draw:text-box>
            <text:list text:style-name="L3">
              <text:list-header>
                <text:p text:style-name="P1"><text:span text:style-name="T1">Datatypes</text:span></text:p>
              </text:list-header>
            </text:list>
          </draw:text-box>
        </draw:frame>
        <draw:frame presentation:style-name="pr5" draw:text-style-name="P2" draw:layer="layout" svg:width="23.8cm" svg:height="12.6cm" svg:x="4.195cm" svg:y="5.133cm" presentation:class="outline" presentation:user-transformed="true">
          <draw:text-box>
            <text:list text:style-name="L4">
              <text:list-item>
                <text:p text:style-name="P14"><text:span text:style-name="T3">Each column must have a datatype specified</text:span></text:p>
              </text:list-item>
              <text:list-item>
                <text:p text:style-name="P14"><text:span text:style-name="T3">Standards include various numeric types, fixed-length and varying-length character strings, bit strings, and user-defined types </text:span></text:p>
              </text:list-item>
              <text:list-item>
                <text:p text:style-name="P14"><text:span text:style-name="T3">Available data types vary from DBMS to DBMS </text:span></text:p>
              </text:list-item>
            </text:list>
          </draw:text-box>
        </draw:frame>
        <presentation:notes draw:style-name="dp2">
          <draw:page-thumbnail draw:layer="layout" svg:width="14cm" svg:height="11.138cm" svg:x="3.5cm" svg:y="2.227cm" draw:page-number="9" presentation:class="page"/>
          <draw:frame presentation:style-name="pr6" draw:text-style-name="P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draw:frame presentation:style-name="pr7" draw:text-style-name="P2" draw:layer="layout" svg:width="23.873cm" svg:height="2.106cm" svg:x="0.7cm" svg:y="0.928cm" presentation:class="title" presentation:user-transformed="true">
          <draw:text-box>
            <text:list text:style-name="L6">
              <text:list-header>
                <text:p text:style-name="P1"><text:span text:style-name="T1">CREATE TABLE</text:span></text:p>
              </text:list-header>
            </text:list>
          </draw:text-box>
        </draw:frame>
        <draw:frame presentation:style-name="pr8" draw:text-style-name="P2" draw:layer="layout" svg:width="26.8cm" svg:height="16.566cm" svg:x="0.733cm" svg:y="3.5cm" presentation:class="outline" presentation:user-transformed="true">
          <draw:text-box>
            <text:list text:style-name="L7">
              <text:list-header>
                <text:p text:style-name="P15"><text:span text:style-name="T7">CREATE TABLE </text:span><text:span text:style-name="T8">DEPARTMENT (</text:span></text:p>
              </text:list-header>
            </text:list>
            <text:list text:style-name="L8">
              <text:list-item>
                <text:list>
                  <text:list-header>
                    <text:p text:style-name="P16"><text:span text:style-name="T9"><text:tab/></text:span><text:span text:style-name="T9">Dname</text:span><text:span text:style-name="T9"><text:tab/></text:span><text:span text:style-name="T9"><text:tab/></text:span><text:span text:style-name="T9"><text:tab/></text:span><text:span text:style-name="T9">VARCHAR(10) </text:span><text:span text:style-name="T10">NOT NULL</text:span><text:span text:style-name="T9">,</text:span></text:p>
                    <text:p text:style-name="P16"><text:span text:style-name="T9"><text:tab/></text:span><text:span text:style-name="T9">Dnumber</text:span><text:span text:style-name="T9"><text:tab/></text:span><text:span text:style-name="T9"><text:tab/></text:span><text:span text:style-name="T9">INTEGER</text:span><text:span text:style-name="T9"><text:tab/></text:span><text:span text:style-name="T9"> <text:s/></text:span><text:span text:style-name="T10">Default 0</text:span><text:span text:style-name="T9">,</text:span></text:p>
                    <text:p text:style-name="P16"><text:span text:style-name="T9"><text:tab/></text:span><text:span text:style-name="T9">Mgr_ssn</text:span><text:span text:style-name="T9"><text:tab/></text:span><text:span text:style-name="T9"><text:tab/></text:span><text:span text:style-name="T9">CHAR(9),</text:span></text:p>
                    <text:p text:style-name="P16"><text:span text:style-name="T9"><text:tab/></text:span><text:span text:style-name="T9">Mgr_Sartdate</text:span><text:span text:style-name="T9"><text:tab/></text:span><text:span text:style-name="T9">CHAR(9),</text:span></text:p>
                    <text:p text:style-name="P16"><text:span text:style-name="T9"><text:tab/></text:span><text:span text:style-name="T10">PRIMARY KEY</text:span><text:span text:style-name="T9"> </text:span><text:span text:style-name="T9"><text:tab/></text:span><text:span text:style-name="T9">(Dnumber),</text:span></text:p>
                    <text:p text:style-name="P16"><text:span text:style-name="T9"><text:tab/></text:span><text:span text:style-name="T10">UNIQUE</text:span><text:span text:style-name="T10"><text:tab/></text:span><text:span text:style-name="T10"><text:tab/></text:span><text:span text:style-name="T9">(Dname),</text:span></text:p>
                    <text:p text:style-name="P16"><text:span text:style-name="T9"><text:tab/></text:span><text:span text:style-name="T10">FOREIGN KEY</text:span><text:span text:style-name="T9"> </text:span><text:span text:style-name="T9"><text:tab/></text:span><text:span text:style-name="T9">(Mgr_ssn) </text:span></text:p>
                    <text:p text:style-name="P16"><text:span text:style-name="T10"><text:tab/></text:span><text:span text:style-name="T10"><text:tab/></text:span><text:span text:style-name="T10"><text:tab/></text:span><text:span text:style-name="T10">REFERENCES</text:span><text:span text:style-name="T9"> EMPLOYEE (Ssn));</text:span><text:span text:style-name="T10"><text:line-break/></text:span><text:span text:style-name="T10"/></text:p>
                  </text:list-header>
                </text:list>
              </text:list-item>
            </text:list>
            <text:list text:style-name="L9">
              <text:list-item>
                <text:p text:style-name="P17"><text:span text:style-name="T11">The “UNIQUE” clause specifies secondary keys.</text:span></text:p>
              </text:list-item>
              <text:list-item>
                <text:p text:style-name="P17"><text:span text:style-name="T8">EMPLOYE)</text:span><text:span text:style-name="T11">has to be created first for the FK </text:span><text:span text:style-name="T8">Mgr_ssn</text:span><text:span text:style-name="T11"> to refer to it. <text:s/></text:span></text:p>
              </text:list-item>
              <text:list-item>
                <text:p text:style-name="P17"><text:span text:style-name="T11">How could we have defined the </text:span><text:span text:style-name="T8">Dno</text:span><text:span text:style-name="T11"> FK in </text:span><text:span text:style-name="T8">EMPLOYEE</text:span><text:span text:style-name="T11">?</text:span></text:p>
              </text:list-item>
            </text:list>
          </draw:text-box>
        </draw:frame>
        <presentation:notes draw:style-name="dp5">
          <draw:page-thumbnail draw:layer="layout" svg:width="14cm" svg:height="11.138cm" svg:x="3.5cm" svg:y="2.227cm" draw:page-number="10" presentation:class="page"/>
          <draw:custom-shape draw:style-name="gr2" draw:text-style-name="P2" draw:layer="Layout" svg:width="15.4cm" svg:height="13.365cm" svg:x="2.8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4" draw:master-page-name="Default" presentation:presentation-page-layout-name="AL2T1">
        <draw:frame presentation:style-name="pr7" draw:text-style-name="P2" draw:layer="layout" svg:width="23.873cm" svg:height="2.106cm" svg:x="0.7cm" svg:y="0.928cm" presentation:class="title" presentation:user-transformed="true">
          <draw:text-box>
            <text:list text:style-name="L6">
              <text:list-header>
                <text:p text:style-name="P1"><text:span text:style-name="T1">Additional Data Types</text:span></text:p>
              </text:list-header>
            </text:list>
          </draw:text-box>
        </draw:frame>
        <draw:frame presentation:style-name="pr9" draw:text-style-name="P2" draw:layer="layout" svg:width="25.4cm" svg:height="16.333cm" svg:x="0.733cm" svg:y="3.733cm" presentation:class="outline" presentation:user-transformed="true">
          <draw:text-box>
            <text:list text:style-name="L9">
              <text:list-item>
                <text:p text:style-name="P3"><text:span text:style-name="T12">DATE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">Made up of year-month-day in the format yyyy-mm-dd</text:span></text:p>
                  </text:list-item>
                </text:list>
              </text:list-item>
            </text:list>
            <text:list text:style-name="L9">
              <text:list-item>
                <text:p text:style-name="P3"><text:span text:style-name="T12">TIME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">Made up of hour:minute:second in the format hh:mm:ss</text:span></text:p>
                  </text:list-item>
                </text:list>
              </text:list-item>
            </text:list>
            <text:list text:style-name="L9">
              <text:list-item>
                <text:p text:style-name="P3"><text:span text:style-name="T12">TIMESTAMP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">Has both DATE and TIME components</text:span></text:p>
                  </text:list-item>
                </text:list>
              </text:list-item>
            </text:list>
            <text:list text:style-name="L9">
              <text:list-item>
                <text:p text:style-name="P3"><text:span text:style-name="T12">Decimal (</text:span><text:span text:style-name="T13">i</text:span><text:span text:style-name="T12">,</text:span><text:span text:style-name="T13">j</text:span><text:span text:style-name="T12">):</text:span><text:span text:style-name="T1"> 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i</text:span><text:span text:style-name="T1">: total number of digits</text:span></text:p>
                  </text:list-item>
                  <text:list-item>
                    <text:p text:style-name="P18"><text:span text:style-name="T14">j</text:span><text:span text:style-name="T1">: the number of digits after the decimal point</text:span></text:p>
                  </text:list-item>
                </text:list>
              </text:list-item>
            </text:list>
            <text:list text:style-name="L9">
              <text:list-item>
                <text:p text:style-name="P3"><text:span text:style-name="T1">Others: Boolean, Float, Double Precision</text:span></text:p>
              </text:list-item>
              <text:list-item>
                <text:p text:style-name="P3"><text:span text:style-name="T1">See user’s manual for more data types.</text:span></text:p>
              </text:list-item>
            </text:list>
          </draw:text-box>
        </draw:frame>
        <presentation:notes draw:style-name="dp5">
          <draw:page-thumbnail draw:layer="layout" svg:width="14cm" svg:height="11.138cm" svg:x="3.5cm" svg:y="2.227cm" draw:page-number="11" presentation:class="page"/>
          <draw:custom-shape draw:style-name="gr2" draw:text-style-name="P2" draw:layer="Layout" svg:width="15.4cm" svg:height="13.365cm" svg:x="2.8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4" draw:master-page-name="Default" presentation:presentation-page-layout-name="AL2T1">
        <draw:frame presentation:style-name="pr10" draw:text-style-name="P2" draw:layer="layout" svg:width="23.873cm" svg:height="2.572cm" svg:x="0.7cm" svg:y="0.927cm" presentation:class="title" presentation:user-transformed="true">
          <draw:text-box>
            <text:list text:style-name="L6">
              <text:list-header>
                <text:p text:style-name="P1"><text:span text:style-name="T1">Adding the Dno FK to EMPLOYEE</text:span></text:p>
              </text:list-header>
            </text:list>
          </draw:text-box>
        </draw:frame>
        <draw:frame presentation:style-name="pr11" draw:text-style-name="P2" draw:layer="layout" svg:width="26.8cm" svg:height="15.634cm" svg:x="0.733cm" svg:y="4.2cm" presentation:class="outline" presentation:user-transformed="true">
          <draw:text-box>
            <text:list text:style-name="L9">
              <text:list-item>
                <text:p text:style-name="P5"><text:span text:style-name="T1">If “</text:span><text:span text:style-name="T8">create table EMPLOYEE</text:span><text:span text:style-name="T1">” is issued first, we cannot specify </text:span><text:span text:style-name="T8">Dno</text:span><text:span text:style-name="T1"> as a FK in that </text:span><text:span text:style-name="T8">create</text:span><text:span text:style-name="T1"> command.</text:span></text:p>
              </text:list-item>
              <text:list-item>
                <text:p text:style-name="P5"><text:span text:style-name="T1">An ALTER command must be used to change the schema of EMPLOYEE, after the “</text:span><text:span text:style-name="T8">create table DEPARTMENT</text:span><text:span text:style-name="T1">,” <text:s/>to add a FK.</text:span></text:p>
              </text:list-item>
            </text:list>
            <text:list text:style-name="L11">
              <text:list-header>
                <text:p text:style-name="P6"><text:span text:style-name="T1"/></text:p>
              </text:list-header>
            </text:list>
            <text:list text:style-name="L12">
              <text:list-header>
                <text:p text:style-name="P19"><text:span text:style-name="T10"><text:tab/></text:span><text:span text:style-name="T10">alter table EMPLOYEE </text:span></text:p>
                <text:p text:style-name="P19"><text:span text:style-name="T10"><text:tab/></text:span><text:span text:style-name="T10"><text:tab/></text:span><text:span text:style-name="T10">add constraint </text:span></text:p>
                <text:p text:style-name="P19"><text:span text:style-name="T10"><text:tab/></text:span><text:span text:style-name="T10"><text:tab/></text:span><text:span text:style-name="T10"><text:tab/></text:span><text:span text:style-name="T10">foreign key (Dno) </text:span></text:p>
                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10">references DEPARTMENT (Dnumber);</text:span></text:p>
              </text:list-header>
            </text:list>
          </draw:text-box>
        </draw:frame>
        <presentation:notes draw:style-name="dp2">
          <draw:page-thumbnail draw:layer="layout" svg:width="14cm" svg:height="11.138cm" svg:x="3.5cm" svg:y="2.227cm" draw:page-number="12" presentation:class="page"/>
          <draw:frame presentation:style-name="pr6" draw:text-style-name="P2" draw:layer="layout" svg:width="15.4cm" svg:height="13.365cm" svg:x="2.8cm" svg:y="14.107cm">
            <draw:text-box>
              <text:p/>
            </draw:text-box>
          </draw:frame>
        </presentation:notes>
      </draw:page>
      <draw:page draw:name="page13" draw:style-name="dp4" draw:master-page-name="Default" presentation:presentation-page-layout-name="AL2T1">
        <draw:frame presentation:style-name="pr7" draw:text-style-name="P2" draw:layer="layout" svg:width="23.873cm" svg:height="2.106cm" svg:x="0.734cm" svg:y="0.466cm" presentation:class="title" presentation:user-transformed="true">
          <draw:text-box>
            <text:list text:style-name="L6">
              <text:list-header>
                <text:p text:style-name="P1"><text:span text:style-name="T1">The Check Clause</text:span></text:p>
              </text:list-header>
            </text:list>
          </draw:text-box>
        </draw:frame>
        <draw:frame presentation:style-name="pr12" draw:text-style-name="P2" draw:layer="layout" svg:width="25.4cm" svg:height="17.262cm" svg:x="0.733cm" svg:y="2.833cm" presentation:class="outline" presentation:user-transformed="true">
          <draw:text-box>
            <text:list text:style-name="L9">
              <text:list-item>
                <text:p text:style-name="P20"><text:span text:style-name="T15">Used to specify user-defined constraints</text:span></text:p>
              </text:list-item>
              <text:list-item>
                <text:p text:style-name="P20"><text:span text:style-name="T15">Assume that dept. numbers are from 0 to 99.</text:span></text:p>
              </text:list-item>
            </text:list>
            <text:list text:style-name="L12">
              <text:list-header>
                <text:p text:style-name="P21"><text:span text:style-name="T9">create table DEPARTMENT (</text:span></text:p>
              </text:list-header>
            </text:list>
            <text:list text:style-name="L13">
              <text:list-item>
                <text:list>
                  <text:list-header>
                    <text:p text:style-name="P22"><text:span text:style-name="T16"><text:tab/></text:span><text:span text:style-name="T16">…</text:span></text:p>
                    <text:p text:style-name="P22"><text:span text:style-name="T16"><text:tab/></text:span><text:span text:style-name="T16">Dnumber INTEGER</text:span><text:span text:style-name="T16"><text:tab/></text:span><text:span text:style-name="T16"> Default 0</text:span></text:p>
                    <text:p text:style-name="P22"><text:span text:style-name="T16"><text:tab/></text:span><text:span text:style-name="T16"> <text:s text:c="3"/></text:span><text:span text:style-name="T17">check</text:span><text:span text:style-name="T16"> (Dnumber&gt;=0 AND Dumber&lt;=99),</text:span></text:p>
                    <text:p text:style-name="P22"><text:span text:style-name="T16"><text:tab/></text:span><text:span text:style-name="T16">…</text:span><text:span text:style-name="T16">);</text:span></text:p>
                  </text:list-header>
                </text:list>
              </text:list-item>
            </text:list>
            <text:list text:style-name="L9">
              <text:list-item>
                <text:p text:style-name="P23"><text:span text:style-name="T18">“</text:span><text:span text:style-name="T18">Check” can also be a clause of the entire table.</text:span></text:p>
              </text:list-item>
            </text:list>
            <text:list text:style-name="L12">
              <text:list-header>
                <text:p text:style-name="P24"><text:span text:style-name="T9">create table DEPARTMENT (</text:span></text:p>
              </text:list-header>
            </text:list>
            <text:list text:style-name="L13">
              <text:list-item>
                <text:list>
                  <text:list-header>
                    <text:p text:style-name="P22"><text:span text:style-name="T16"><text:tab/></text:span><text:span text:style-name="T16">…</text:span></text:p>
                    <text:p text:style-name="P22"><text:span text:style-name="T16"><text:tab/></text:span><text:span text:style-name="T16">Dept_create_date date,</text:span></text:p>
                    <text:p text:style-name="P22"><text:span text:style-name="T16"><text:tab/></text:span><text:span text:style-name="T16">Mgr_start_date <text:s text:c="2"/>date,</text:span></text:p>
                    <text:p text:style-name="P22"><text:span text:style-name="T16"><text:tab/></text:span><text:span text:style-name="T17">check</text:span><text:span text:style-name="T16"> (Dept_create_date &lt;= Mgr_start_date)</text:span></text:p>
                    <text:p text:style-name="P25"><text:span text:style-name="T16">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4cm" svg:height="11.138cm" svg:x="3.5cm" svg:y="2.227cm" draw:page-number="13" presentation:class="page"/>
          <draw:frame presentation:style-name="pr6" draw:text-style-name="P2" draw:layer="layout" svg:width="15.4cm" svg:height="13.365cm" svg:x="2.8cm" svg:y="14.107cm">
            <draw:text-box>
              <text:p/>
            </draw:text-box>
          </draw:frame>
        </presentation:notes>
      </draw:page>
      <draw:page draw:name="page14" draw:style-name="dp4" draw:master-page-name="Default" presentation:presentation-page-layout-name="AL2T1">
        <draw:frame presentation:style-name="pr13" draw:text-style-name="P2" draw:layer="layout" svg:width="23.873cm" svg:height="3.038cm" svg:x="0.7cm" svg:y="0.928cm" presentation:class="title" presentation:user-transformed="true">
          <draw:text-box>
            <text:list text:style-name="L6">
              <text:list-header>
                <text:p text:style-name="P1"><text:span text:style-name="T1">Add Columns to Existing Tables</text:span></text:p>
              </text:list-header>
            </text:list>
          </draw:text-box>
        </draw:frame>
        <draw:frame presentation:style-name="pr14" draw:text-style-name="P2" draw:layer="layout" svg:width="26.1cm" svg:height="13.766cm" svg:x="0.734cm" svg:y="5.133cm" presentation:class="outline" presentation:user-transformed="true">
          <draw:text-box>
            <text:list text:style-name="L9">
              <text:list-item>
                <text:p text:style-name="P5"><text:span text:style-name="T1">To add spouse SSN (</text:span><text:span text:style-name="T8">S_ssn</text:span><text:span text:style-name="T1">) to </text:span><text:span text:style-name="T8">EMPLOYEE</text:span></text:p>
              </text:list-item>
            </text:list>
            <text:list text:style-name="L12">
              <text:list-header>
                <text:p text:style-name="P21"><text:span text:style-name="T9">alter table EMPLOYEE </text:span><text:span text:style-name="T10">add column</text:span><text:span text:style-name="T9"> S_ssn char(9);</text:span></text:p>
              </text:list-header>
            </text:list>
            <text:list text:style-name="L10">
              <text:list-item>
                <text:list>
                  <text:list-item>
                    <text:p text:style-name="P26"><text:span text:style-name="T15">The new attribute will have NULLs in all the tuples of the relation right after the command is executed </text:span></text:p>
                  </text:list-item>
                </text:list>
              </text:list-item>
            </text:list>
            <text:list text:style-name="L11">
              <text:list-header>
                <text:p text:style-name="P27"><text:span text:style-name="T1"/></text:p>
              </text:list-header>
            </text:list>
            <text:list text:style-name="L9">
              <text:list-item>
                <text:p text:style-name="P28"><text:span text:style-name="T1">Alternatively, we can set a default value.</text:span></text:p>
              </text:list-item>
            </text:list>
            <text:list text:style-name="L12">
              <text:list-header>
                <text:p text:style-name="P21"><text:span text:style-name="T9">alter table EMPLOYEE add column S_ssn char(9)</text:span></text:p>
              </text:list-header>
            </text:list>
            <text:list text:style-name="L13">
              <text:list-item>
                <text:list>
                  <text:list-header>
                    <text:p text:style-name="P29"><text:span text:style-name="T7"><text:s text:c="3"/></text:span><text:span text:style-name="T7">default</text:span><text:span text:style-name="T1"> </text:span><text:span text:style-name="T8">“000000000”</text:span><text:span text:style-name="T1">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4cm" svg:height="11.138cm" svg:x="3.5cm" svg:y="2.227cm" draw:page-number="14" presentation:class="page"/>
          <draw:frame presentation:style-name="pr6" draw:text-style-name="P2" draw:layer="layout" svg:width="15.4cm" svg:height="13.365cm" svg:x="2.8cm" svg:y="14.107cm">
            <draw:text-box>
              <text:p/>
            </draw:text-box>
          </draw:frame>
        </presentation:notes>
      </draw:page>
      <draw:page draw:name="page15" draw:style-name="dp4" draw:master-page-name="Default" presentation:presentation-page-layout-name="AL2T1">
        <draw:frame presentation:style-name="pr10" draw:text-style-name="P2" draw:layer="layout" svg:width="23.873cm" svg:height="2.572cm" svg:x="0.7cm" svg:y="0.927cm" presentation:class="title" presentation:user-transformed="true">
          <draw:text-box>
            <text:list text:style-name="L6">
              <text:list-header>
                <text:p text:style-name="P1"><text:span text:style-name="T1">Delete Columns from Existing Tables</text:span></text:p>
              </text:list-header>
            </text:list>
          </draw:text-box>
        </draw:frame>
        <draw:frame presentation:style-name="pr15" draw:text-style-name="P2" draw:layer="layout" svg:width="25.4cm" svg:height="14.7cm" svg:x="0.733cm" svg:y="4.198cm" presentation:class="outline" presentation:user-transformed="true">
          <draw:text-box>
            <text:list text:style-name="L9">
              <text:list-item>
                <text:p text:style-name="P5"><text:span text:style-name="T1">To delete column </text:span><text:span text:style-name="T8">S_ssn</text:span></text:p>
              </text:list-item>
            </text:list>
            <text:list text:style-name="L12">
              <text:list-header>
                <text:p text:style-name="P21"><text:span text:style-name="T9">alter table EMPLOYEE </text:span><text:span text:style-name="T10">drop column</text:span><text:span text:style-name="T9"> S_ssn;</text:span></text:p>
              </text:list-header>
            </text:list>
            <text:list text:style-name="L11">
              <text:list-header>
                <text:p text:style-name="P27"><text:span text:style-name="T12"/></text:p>
              </text:list-header>
            </text:list>
            <text:list text:style-name="L14">
              <text:list-header>
                <text:p text:style-name="P30"><text:span text:style-name="T12"/></text:p>
              </text:list-header>
            </text:list>
            <text:list text:style-name="L9">
              <text:list-item>
                <text:p text:style-name="P28"><text:span text:style-name="T12">Reminder:</text:span><text:span text:style-name="T1"> changing relation schemas typically indicates ill-executed design phase of the database.</text:span></text:p>
              </text:list-item>
            </text:list>
            <text:list text:style-name="L11">
              <text:list-header>
                <text:p text:style-name="P27"><text:span text:style-name="T1"/></text:p>
              </text:list-header>
            </text:list>
          </draw:text-box>
        </draw:frame>
        <presentation:notes draw:style-name="dp2">
          <draw:page-thumbnail draw:layer="layout" svg:width="14cm" svg:height="11.138cm" svg:x="3.5cm" svg:y="2.227cm" draw:page-number="15" presentation:class="page"/>
          <draw:frame presentation:style-name="pr6" draw:text-style-name="P2" draw:layer="layout" svg:width="15.4cm" svg:height="13.365cm" svg:x="2.8cm" svg:y="14.107cm">
            <draw:text-box>
              <text:p/>
            </draw:text-box>
          </draw:frame>
        </presentation:notes>
      </draw:page>
      <draw:page draw:name="page16" draw:style-name="dp4" draw:master-page-name="Default" presentation:presentation-page-layout-name="AL2T1">
        <draw:frame presentation:style-name="pr16" draw:text-style-name="P2" draw:layer="layout" svg:width="25.434cm" svg:height="2.1cm" svg:x="0.7cm" svg:y="0.465cm" presentation:class="title" presentation:user-transformed="true">
          <draw:text-box>
            <text:list text:style-name="L6">
              <text:list-header>
                <text:p text:style-name="P1"><text:span text:style-name="T1">Referential Integrity Options</text:span></text:p>
              </text:list-header>
            </text:list>
          </draw:text-box>
        </draw:frame>
        <draw:frame presentation:style-name="pr17" draw:text-style-name="P2" draw:layer="layout" svg:width="25.4cm" svg:height="17.033cm" svg:x="0.733cm" svg:y="3.032cm" presentation:class="outline" presentation:user-transformed="true">
          <draw:text-box>
            <text:list text:style-name="L9">
              <text:list-item>
                <text:p text:style-name="P3"><text:span text:style-name="T12">Causes</text:span><text:span text:style-name="T1"> of referential integrity violation for a foreign key FK (consider the </text:span><text:span text:style-name="T8">Mgr_ssn</text:span><text:span text:style-name="T1"> of </text:span><text:span text:style-name="T8">DEPARTMENT</text:span><text:span text:style-name="T1">).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2">On Delete</text:span><text:span text:style-name="T1">: when deleting the foreign tuple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1"><text:span text:style-name="T1">What to do when deleting the manager tuple in </text:span><text:span text:style-name="T8">EMPLOYEE</text:span><text:span text:style-name="T1"> ?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8"><text:span text:style-name="T12">On Update:</text:span><text:span text:style-name="T1"> when updating the foreign tuple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1"><text:span text:style-name="T1">What to do when updating/changing the SSN of the manager tuple in </text:span><text:span text:style-name="T8">EMPLOYEE</text:span><text:span text:style-name="T1"> is changed ?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"><text:span text:style-name="T12">Actions</text:span><text:span text:style-name="T1"> when the above two causes occur.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2">Set Null</text:span><text:span text:style-name="T1">: the </text:span><text:span text:style-name="T8">Mgr_ssn</text:span><text:span text:style-name="T1"> is set to null.</text:span></text:p>
                  </text:list-item>
                  <text:list-item>
                    <text:p text:style-name="P18"><text:span text:style-name="T12">Set Default</text:span><text:span text:style-name="T1">: the </text:span><text:span text:style-name="T8">Mgr_ssn</text:span><text:span text:style-name="T1"> is set to the default value.</text:span></text:p>
                  </text:list-item>
                  <text:list-item>
                    <text:p text:style-name="P18"><text:span text:style-name="T12">Cascade</text:span><text:span text:style-name="T1">: the </text:span><text:span text:style-name="T8">Mgr_ssn</text:span><text:span text:style-name="T1"> is updated accordingly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1"><text:span text:style-name="T1">If the manager is deleted, the department is also delet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4cm" svg:height="11.138cm" svg:x="3.5cm" svg:y="2.227cm" draw:page-number="16" presentation:class="page"/>
          <draw:custom-shape draw:style-name="gr2" draw:text-style-name="P2" draw:layer="Layout" svg:width="15.4cm" svg:height="13.365cm" svg:x="2.8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4" draw:master-page-name="Default" presentation:presentation-page-layout-name="AL2T1">
        <draw:frame presentation:style-name="pr7" draw:text-style-name="P2" draw:layer="layout" svg:width="23.873cm" svg:height="2.106cm" svg:x="0.7cm" svg:y="0.928cm" presentation:class="title" presentation:user-transformed="true">
          <draw:text-box>
            <text:list text:style-name="L6">
              <text:list-header>
                <text:p text:style-name="P1"><text:span text:style-name="T1">The Mgr_ssn Example</text:span></text:p>
              </text:list-header>
            </text:list>
          </draw:text-box>
        </draw:frame>
        <draw:frame presentation:style-name="pr18" draw:text-style-name="P2" draw:layer="layout" svg:width="26.8cm" svg:height="15.4cm" svg:x="0.733cm" svg:y="4.666cm" presentation:class="outline" presentation:user-transformed="true">
          <draw:text-box>
            <text:list text:style-name="L7">
              <text:list-header>
                <text:p text:style-name="P4"><text:span text:style-name="T8">CREATE TABLE DEPARTMENT (</text:span></text:p>
              </text:list-header>
            </text:list>
            <text:list text:style-name="L8">
              <text:list-item>
                <text:list>
                  <text:list-header>
                    <text:p text:style-name="P32"><text:span text:style-name="T9"><text:tab/></text:span><text:span text:style-name="T9">…</text:span></text:p>
                    <text:p text:style-name="P32"><text:span text:style-name="T9"><text:tab/></text:span><text:span text:style-name="T9">Mgr_ssn</text:span><text:span text:style-name="T9"><text:tab/></text:span><text:span text:style-name="T9"><text:tab/></text:span><text:span text:style-name="T9">CHAR(9),</text:span></text:p>
                    <text:p text:style-name="P32"><text:span text:style-name="T9"><text:tab/></text:span><text:span text:style-name="T9">…</text:span></text:p>
                    <text:p text:style-name="P32"><text:span text:style-name="T9"><text:tab/></text:span><text:span text:style-name="T10">FOREIGN KEY</text:span><text:span text:style-name="T9"> (Mgr_ssn) </text:span></text:p>
                    <text:p text:style-name="P32"><text:span text:style-name="T9"><text:tab/></text:span><text:span text:style-name="T9"><text:tab/></text:span><text:span text:style-name="T9"> <text:s/></text:span><text:span text:style-name="T9">REFERENCES EMPLOYEE (Ssn)</text:span><text:span text:style-name="T9"><text:tab/></text:span><text:span text:style-name="T9"><text:tab/></text:span><text:span text:style-name="T9"><text:tab/></text:span></text:p>
                    <text:p text:style-name="P32"><text:span text:style-name="T9"><text:tab/></text:span><text:span text:style-name="T9"><text:tab/></text:span><text:span text:style-name="T9"><text:tab/></text:span><text:span text:style-name="T10">ON DELETE</text:span><text:span text:style-name="T9"> <text:s/></text:span><text:span text:style-name="T19">???</text:span><text:span text:style-name="T9"> <text:s text:c="3"/></text:span></text:p>
                    <text:p text:style-name="P32"><text:span text:style-name="T9"><text:tab/></text:span><text:span text:style-name="T9"><text:tab/></text:span><text:span text:style-name="T9"><text:tab/></text:span><text:span text:style-name="T10">ON UPDATE <text:s/></text:span><text:span text:style-name="T19">???</text:span></text:p>
                    <text:p text:style-name="P33"><text:span text:style-name="T9">);</text:span><text:span text:style-name="T9"><text:line-break/></text:span><text:span text:style-name="T9"/></text:p>
                  </text:list-header>
                </text:list>
              </text:list-item>
            </text:list>
          </draw:text-box>
        </draw:frame>
        <presentation:notes draw:style-name="dp5">
          <draw:page-thumbnail draw:layer="layout" svg:width="14cm" svg:height="11.138cm" svg:x="3.5cm" svg:y="2.227cm" draw:page-number="17" presentation:class="page"/>
          <draw:custom-shape draw:style-name="gr2" draw:text-style-name="P2" draw:layer="Layout" svg:width="15.4cm" svg:height="13.365cm" svg:x="2.8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presentation-page-layout-name="AL2T1">
        <draw:frame presentation:style-name="pr4" draw:text-style-name="P2" draw:layer="layout" svg:width="23.8cm" svg:height="3.5cm" svg:x="4.195cm" svg:y="0.757cm" presentation:class="title" presentation:user-transformed="true">
          <draw:text-box>
            <text:list text:style-name="L3">
              <text:list-header>
                <text:p text:style-name="P1"><text:span text:style-name="T1">CREATE INDEX Command</text:span></text:p>
              </text:list-header>
            </text:list>
          </draw:text-box>
        </draw:frame>
        <draw:frame presentation:style-name="pr5" draw:text-style-name="P2" draw:layer="layout" svg:width="23.8cm" svg:height="12.6cm" svg:x="4.195cm" svg:y="5.133cm" presentation:class="outline" presentation:user-transformed="true">
          <draw:text-box>
            <text:list text:style-name="L5">
              <text:list-header>
                <text:p text:style-name="P34"><text:span text:style-name="T5">CREATE [UNIQUE] INDEX </text:span><text:span text:style-name="T6">indexname</text:span><text:span text:style-name="T5"> ON </text:span><text:span text:style-name="T6">basetablename</text:span><text:span text:style-name="T5"> (</text:span><text:span text:style-name="T6">colname</text:span><text:span text:style-name="T5"> [</text:span><text:span text:style-name="T6">order</text:span><text:span text:style-name="T5">] [,</text:span><text:span text:style-name="T6">colname </text:span><text:span text:style-name="T5">[</text:span><text:span text:style-name="T6">order</text:span><text:span text:style-name="T5">]]...) [CLUSTER] ;</text:span></text:p>
                <text:p text:style-name="P34"><text:span text:style-name="T5"/></text:p>
                <text:p text:style-name="P34"><text:span text:style-name="T5"/></text:p>
              </text:list-header>
            </text:list>
          </draw:text-box>
        </draw:frame>
        <presentation:notes draw:style-name="dp2">
          <draw:page-thumbnail draw:layer="layout" svg:width="14cm" svg:height="11.138cm" svg:x="3.5cm" svg:y="2.227cm" draw:page-number="18" presentation:class="page"/>
          <draw:frame presentation:style-name="pr6" draw:text-style-name="P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2" draw:layer="layout" svg:width="23.8cm" svg:height="3.5cm" svg:x="4.195cm" svg:y="0.757cm" presentation:class="title" presentation:user-transformed="true">
          <draw:text-box>
            <text:list text:style-name="L3">
              <text:list-header>
                <text:p text:style-name="P1"><text:span text:style-name="T1">CREATE INDEX Command</text:span></text:p>
              </text:list-header>
            </text:list>
          </draw:text-box>
        </draw:frame>
        <draw:frame presentation:style-name="pr5" draw:text-style-name="P2" draw:layer="layout" svg:width="23.8cm" svg:height="12.6cm" svg:x="4.195cm" svg:y="5.133cm" presentation:class="outline" presentation:user-transformed="true">
          <draw:text-box>
            <text:list text:style-name="L5">
              <text:list-header>
                <text:p text:style-name="P34"><text:span text:style-name="T15">Ex. CREATE INDEX Student_lastName_firstName_ndx ON Student (lastName, firstName);</text:span></text:p>
              </text:list-header>
            </text:list>
            <text:list text:style-name="L4">
              <text:list-item>
                <text:p text:style-name="P35"><text:span text:style-name="T15">UNIQUE specification enforces unique values for indexed column or combination of columns</text:span></text:p>
              </text:list-item>
              <text:list-item>
                <text:p text:style-name="P35"><text:span text:style-name="T15">Except when specified, column need not be unique</text:span></text:p>
              </text:list-item>
              <text:list-item>
                <text:p text:style-name="P35"><text:span text:style-name="T15">Order is ASC(default) or DESC</text:span></text:p>
              </text:list-item>
              <text:list-item>
                <text:p text:style-name="P35"><text:span text:style-name="T15">Can have major and minor orders</text:span></text:p>
              </text:list-item>
              <text:list-item>
                <text:p text:style-name="P35"><text:span text:style-name="T15">CLUSTER specification keeps records with same value for indexed field together (only one per table)</text:span></text:p>
              </text:list-item>
              <text:list-item>
                <text:p text:style-name="P35"><text:span text:style-name="T15">Oracle automatically indexes primary key columns</text:span></text:p>
              </text:list-item>
            </text:list>
            <text:list text:style-name="L5">
              <text:list-header>
                <text:p text:style-name="P34"><text:span text:style-name="T15"/></text:p>
              </text:list-header>
            </text:list>
          </draw:text-box>
        </draw:frame>
        <presentation:notes draw:style-name="dp2">
          <draw:page-thumbnail draw:layer="layout" svg:width="14cm" svg:height="11.138cm" svg:x="3.5cm" svg:y="2.227cm" draw:page-number="19" presentation:class="page"/>
          <draw:frame presentation:style-name="pr6" draw:text-style-name="P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0" draw:style-name="dp6" draw:master-page-name="Default" presentation:presentation-page-layout-name="AL2T1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Data Types in SQL</text:span></text:p>
              </text:list-header>
            </text:list>
          </draw:text-box>
        </draw:frame>
        <draw:frame presentation:style-name="pr20" draw:text-style-name="P2" draw:layer="layout" svg:width="23.8cm" svg:height="12.6cm" svg:x="2.1cm" svg:y="6.066cm" presentation:class="outline" presentation:user-transformed="true">
          <draw:text-box>
            <text:list text:style-name="L17">
              <text:list-item>
                <text:p text:style-name="P3"><text:span text:style-name="T20">Characters: </text:span></text:p>
              </text:list-item>
            </text:list>
            <text:list text:style-name="L18">
              <text:list-item>
                <text:list>
                  <text:list-item>
                    <text:p text:style-name="P36"><text:span text:style-name="T15">CHAR(20)</text:span><text:span text:style-name="T15"><text:tab/></text:span><text:span text:style-name="T15"><text:tab/></text:span><text:span text:style-name="T15">-- fixed length</text:span></text:p>
                  </text:list-item>
                  <text:list-item>
                    <text:p text:style-name="P36"><text:span text:style-name="T15">VARCHAR(40)</text:span><text:span text:style-name="T15"><text:tab/></text:span><text:span text:style-name="T15">-- variable length</text:span></text:p>
                  </text:list-item>
                </text:list>
              </text:list-item>
            </text:list>
            <text:list text:style-name="L17">
              <text:list-item>
                <text:p text:style-name="P37"><text:span text:style-name="T20">Numbers:</text:span></text:p>
              </text:list-item>
            </text:list>
            <text:list text:style-name="L18">
              <text:list-item>
                <text:list>
                  <text:list-item>
                    <text:p text:style-name="P38"><text:span text:style-name="T15">BIGINT, INT, SMALLINT, TINYINT</text:span></text:p>
                  </text:list-item>
                  <text:list-item>
                    <text:p text:style-name="P36"><text:span text:style-name="T15">REAL, FLOAT <text:s/></text:span><text:span text:style-name="T15"><text:tab/></text:span><text:span text:style-name="T15">-- differ in precision</text:span></text:p>
                  </text:list-item>
                  <text:list-item>
                    <text:p text:style-name="P38"><text:span text:style-name="T15">MONEY</text:span></text:p>
                  </text:list-item>
                </text:list>
              </text:list-item>
            </text:list>
            <text:list text:style-name="L17">
              <text:list-item>
                <text:p text:style-name="P37"><text:span text:style-name="T20">Times and dates: </text:span></text:p>
              </text:list-item>
            </text:list>
            <text:list text:style-name="L18">
              <text:list-item>
                <text:list>
                  <text:list-item>
                    <text:p text:style-name="P38"><text:span text:style-name="T15">DATE</text:span></text:p>
                  </text:list-item>
                  <text:list-item>
                    <text:p text:style-name="P36"><text:span text:style-name="T15">DATETIME</text:span><text:span text:style-name="T15"><text:tab/></text:span><text:span text:style-name="T15"><text:tab/></text:span><text:span text:style-name="T15">-- SQL Server</text:span></text:p>
                  </text:list-item>
                </text:list>
              </text:list-item>
            </text:list>
            <text:list text:style-name="L17">
              <text:list-item>
                <text:p text:style-name="P37"><text:span text:style-name="T20">Others... <text:s/>All are simple</text:span></text:p>
              </text:list-item>
            </text:list>
          </draw:text-box>
        </draw:frame>
        <presentation:notes draw:style-name="dp2">
          <draw:page-thumbnail draw:layer="layout" svg:width="13.751cm" svg:height="11.139cm" svg:x="3.625cm" svg:y="2.228cm" draw:page-number="20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21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Tables in SQL</text:span></text:p>
              </text:list-header>
            </text:list>
          </draw:text-box>
        </draw:frame>
        <draw:frame draw:style-name="standard" draw:layer="layout" svg:width="23.57cm" svg:height="10.892cm" svg:x="3.5cm" svg:y="6.766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>
              <table:table-cell table:style-name="ce1">
                <text:list text:style-name="L19">
                  <text:list-header>
                    <text:p text:style-name="P39"><text:span text:style-name="T21">PName</text:span></text:p>
                  </text:list-header>
                </text:list>
              </table:table-cell>
              <table:table-cell table:style-name="ce2">
                <text:list text:continue-numbering="true" text:style-name="L19">
                  <text:list-header>
                    <text:p text:style-name="P39"><text:span text:style-name="T21">Price</text:span></text:p>
                  </text:list-header>
                </text:list>
              </table:table-cell>
              <table:table-cell table:style-name="ce3">
                <text:list text:continue-numbering="true" text:style-name="L19">
                  <text:list-header>
                    <text:p text:style-name="P39"><text:span text:style-name="T21">Category</text:span></text:p>
                  </text:list-header>
                </text:list>
              </table:table-cell>
              <table:table-cell table:style-name="ce4">
                <text:list text:continue-numbering="true" text:style-name="L19">
                  <text:list-header>
                    <text:p text:style-name="P39"><text:span text:style-name="T21">Manufacturer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style-name="L16">
                  <text:list-header>
                    <text:p text:style-name="P39"><text:span text:style-name="T22">Gizmo</text:span></text:p>
                  </text:list-header>
                </text:list>
              </table:table-cell>
              <table:table-cell table:style-name="ce6">
                <text:list text:continue-numbering="true" text:style-name="L16">
                  <text:list-header>
                    <text:p text:style-name="P39"><text:span text:style-name="T22">$19.99</text:span></text:p>
                  </text:list-header>
                </text:list>
              </table:table-cell>
              <table:table-cell table:style-name="ce7">
                <text:list text:continue-numbering="true" text:style-name="L16">
                  <text:list-header>
                    <text:p text:style-name="P39"><text:span text:style-name="T22">Gadgets</text:span></text:p>
                  </text:list-header>
                </text:list>
              </table:table-cell>
              <table:table-cell table:style-name="ce8">
                <text:list text:continue-numbering="true" text:style-name="L16">
                  <text:list-header>
                    <text:p text:style-name="P39"><text:span text:style-name="T22">GizmoWorks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16">
                  <text:list-header>
                    <text:p text:style-name="P39"><text:span text:style-name="T22">Powergizmo</text:span></text:p>
                  </text:list-header>
                </text:list>
              </table:table-cell>
              <table:table-cell table:style-name="ce10">
                <text:list text:continue-numbering="true" text:style-name="L16">
                  <text:list-header>
                    <text:p text:style-name="P39"><text:span text:style-name="T22">$29.99</text:span></text:p>
                  </text:list-header>
                </text:list>
              </table:table-cell>
              <table:table-cell table:style-name="ce11">
                <text:list text:continue-numbering="true" text:style-name="L16">
                  <text:list-header>
                    <text:p text:style-name="P39"><text:span text:style-name="T22">Gadgets</text:span></text:p>
                  </text:list-header>
                </text:list>
              </table:table-cell>
              <table:table-cell table:style-name="ce12">
                <text:list text:continue-numbering="true" text:style-name="L16">
                  <text:list-header>
                    <text:p text:style-name="P39"><text:span text:style-name="T22">GizmoWorks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16">
                  <text:list-header>
                    <text:p text:style-name="P39"><text:span text:style-name="T22">SingleTouch</text:span></text:p>
                  </text:list-header>
                </text:list>
              </table:table-cell>
              <table:table-cell table:style-name="ce14">
                <text:list text:continue-numbering="true" text:style-name="L16">
                  <text:list-header>
                    <text:p text:style-name="P39"><text:span text:style-name="T22">$149.99</text:span></text:p>
                  </text:list-header>
                </text:list>
              </table:table-cell>
              <table:table-cell table:style-name="ce15">
                <text:list text:continue-numbering="true" text:style-name="L16">
                  <text:list-header>
                    <text:p text:style-name="P39"><text:span text:style-name="T22">Photography</text:span></text:p>
                  </text:list-header>
                </text:list>
              </table:table-cell>
              <table:table-cell table:style-name="ce16">
                <text:list text:continue-numbering="true" text:style-name="L16">
                  <text:list-header>
                    <text:p text:style-name="P39"><text:span text:style-name="T22">Canon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16">
                  <text:list-header>
                    <text:p text:style-name="P39"><text:span text:style-name="T22">MultiTouch</text:span></text:p>
                  </text:list-header>
                </text:list>
              </table:table-cell>
              <table:table-cell table:style-name="ce18">
                <text:list text:continue-numbering="true" text:style-name="L16">
                  <text:list-header>
                    <text:p text:style-name="P39"><text:span text:style-name="T22">$203.99</text:span></text:p>
                  </text:list-header>
                </text:list>
              </table:table-cell>
              <table:table-cell table:style-name="ce19">
                <text:list text:continue-numbering="true" text:style-name="L16">
                  <text:list-header>
                    <text:p text:style-name="P39"><text:span text:style-name="T22">Household</text:span></text:p>
                  </text:list-header>
                </text:list>
              </table:table-cell>
              <table:table-cell table:style-name="ce20">
                <text:list text:continue-numbering="true" text:style-name="L16">
                  <text:list-header>
                    <text:p text:style-name="P39"><text:span text:style-name="T22">Hitach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41" draw:layer="Layout" svg:width="3.707cm" svg:height="1.408cm" svg:x="1.866cm" svg:y="5.133cm">
          <text:list text:style-name="L19">
            <text:list-header>
              <text:p text:style-name="P40"><text:span text:style-name="T23">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3" xml:id="id2" draw:id="id2" draw:layer="Layout" svg:width="13.233cm" svg:height="2.839cm" svg:x="16.108cm" svg:y="0.933cm">
          <text:list text:style-name="L16">
            <text:list-header>
              <text:p text:style-name="P42"><text:span text:style-name="T1">Attribute names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0166.7220794922 45382.81690140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43" xml:id="id1" draw:id="id1" draw:layer="Layout" svg:width="9.844cm" svg:height="2.838cm" svg:x="0.082cm" svg:y="0.7cm">
          <text:list text:style-name="L16">
            <text:list-header>
              <text:p text:style-name="P42"><text:span text:style-name="T1">Table name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6965.97257491112 34245.01585065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43" xml:id="id3" draw:id="id3" draw:layer="Layout" svg:width="12.356cm" svg:height="2.838cm" svg:x="-1.452cm" svg:y="18.666cm">
          <text:list text:style-name="L16">
            <text:list-header>
              <text:p text:style-name="P42"><text:span text:style-name="T1">Tuples or rows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9834.23160961398 -10187.53082071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</anim:seq>
        </anim:par>
        <presentation:notes draw:style-name="dp2">
          <draw:page-thumbnail draw:layer="layout" svg:width="13.751cm" svg:height="11.139cm" svg:x="3.625cm" svg:y="2.228cm" draw:page-number="21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22" draw:style-name="dp6" draw:master-page-name="Default" presentation:presentation-page-layout-name="AL2T1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Tables Explained</text:span></text:p>
              </text:list-header>
            </text:list>
          </draw:text-box>
        </draw:frame>
        <draw:frame presentation:style-name="pr20" draw:text-style-name="P2" draw:layer="layout" svg:width="23.8cm" svg:height="12.6cm" svg:x="2.1cm" svg:y="6.066cm" presentation:class="outline" presentation:user-transformed="true">
          <draw:text-box>
            <text:list text:style-name="L20">
              <text:list-item>
                <text:p text:style-name="P5"><text:span text:style-name="T20">A tuple = a record</text:span></text:p>
              </text:list-item>
            </text:list>
            <text:list text:style-name="L21">
              <text:list-item>
                <text:list>
                  <text:list-item>
                    <text:p text:style-name="P20"><text:span text:style-name="T15">Restriction: all attributes are of atomic type</text:span></text:p>
                  </text:list-item>
                </text:list>
              </text:list-item>
            </text:list>
            <text:list text:style-name="L20">
              <text:list-item>
                <text:p text:style-name="P5"><text:span text:style-name="T20">A table = a set of tuples</text:span></text:p>
              </text:list-item>
            </text:list>
            <text:list text:style-name="L21">
              <text:list-item>
                <text:list>
                  <text:list-item>
                    <text:p text:style-name="P20"><text:span text:style-name="T15">Like a list…</text:span></text:p>
                  </text:list-item>
                  <text:list-item>
                    <text:p text:style-name="P20"><text:span text:style-name="T15">…</text:span><text:span text:style-name="T15">but it is unordered: no </text:span><text:span text:style-name="T24">first()</text:span><text:span text:style-name="T15">, no </text:span><text:span text:style-name="T24">next()</text:span><text:span text:style-name="T15">, no </text:span><text:span text:style-name="T24">last()</text:span><text:span text:style-name="T15">.</text:span></text:p>
                  </text:list-item>
                </text:list>
              </text:list-item>
            </text:list>
            <text:list text:style-name="L16">
              <text:list-header>
                <text:p text:style-name="P44"><text:span text:style-name="T15"/></text:p>
              </text:list-header>
            </text:list>
          </draw:text-box>
        </draw:frame>
        <presentation:notes draw:style-name="dp2">
          <draw:page-thumbnail draw:layer="layout" svg:width="13.751cm" svg:height="11.139cm" svg:x="3.625cm" svg:y="2.228cm" draw:page-number="22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23" draw:style-name="dp6" draw:master-page-name="Default" presentation:presentation-page-layout-name="AL2T1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Tables Explained</text:span></text:p>
              </text:list-header>
            </text:list>
          </draw:text-box>
        </draw:frame>
        <draw:frame presentation:style-name="pr20" draw:text-style-name="P2" draw:layer="layout" svg:width="24.5cm" svg:height="12.6cm" svg:x="1.398cm" svg:y="6.066cm" presentation:class="outline" presentation:user-transformed="true">
          <draw:text-box>
            <text:list text:style-name="L20">
              <text:list-item>
                <text:p text:style-name="P45"><text:span text:style-name="T1">The </text:span><text:span text:style-name="T14">schema</text:span><text:span text:style-name="T1"> of a table is the table name and its attributes:</text:span></text:p>
              </text:list-item>
            </text:list>
            <text:list text:style-name="L19">
              <text:list-header>
                <text:p text:style-name="P46"><text:span text:style-name="T23">Product(PName, Price, Category, Manfacturer)</text:span></text:p>
              </text:list-header>
            </text:list>
            <text:list text:style-name="L16">
              <text:list-header>
                <text:p text:style-name="P47"><text:span text:style-name="T1"/></text:p>
              </text:list-header>
            </text:list>
            <text:list text:style-name="L20">
              <text:list-item>
                <text:p text:style-name="P45"><text:span text:style-name="T1">A </text:span><text:span text:style-name="T14">key</text:span><text:span text:style-name="T1"> is an attribute whose values are unique;</text:span><text:span text:style-name="T1"><text:line-break/></text:span><text:span text:style-name="T1">we underline a key</text:span></text:p>
              </text:list-item>
            </text:list>
            <text:list text:style-name="L19">
              <text:list-header>
                <text:p text:style-name="P46"><text:span text:style-name="T23"/></text:p>
                <text:p text:style-name="P46"><text:span text:style-name="T23">Product(</text:span><text:span text:style-name="T25">PName</text:span><text:span text:style-name="T23">, Price, Category, Manfacturer)</text:span></text:p>
              </text:list-header>
            </text:list>
          </draw:text-box>
        </draw:frame>
        <presentation:notes draw:style-name="dp2">
          <draw:page-thumbnail draw:layer="layout" svg:width="13.751cm" svg:height="11.139cm" svg:x="3.625cm" svg:y="2.228cm" draw:page-number="23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24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SQL Query</text:span></text:p>
              </text:list-header>
            </text:list>
          </draw:text-box>
        </draw:frame>
        <draw:custom-shape draw:style-name="gr7" draw:text-style-name="P41" draw:layer="Layout" svg:width="22.723cm" svg:height="5.888cm" svg:x="1.4cm" svg:y="8.166cm">
          <text:list text:style-name="L16">
            <text:list-header>
              <text:p text:style-name="P40"><text:span text:style-name="T1"/></text:p>
              <text:p text:style-name="P40"><text:span text:style-name="T1">Basic form: (plus many many more bells and whistles)</text:span></text:p>
              <text:p text:style-name="P40"><text:span text:style-name="T1"/></text:p>
              <text:p text:style-name="P40"><text:span text:style-name="T1"/></text:p>
              <text:p text:style-name="P40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1" draw:layer="Layout" svg:width="16.004cm" svg:height="3.648cm" svg:x="3.971cm" svg:y="12.117cm">
          <text:list text:style-name="L16">
            <text:list-header>
              <text:p text:style-name="P40"><text:span text:style-name="T1"><text:s/></text:span><text:span text:style-name="T23">SELECT </text:span><text:span text:style-name="T1"><text:s/>attributes</text:span></text:p>
              <text:p text:style-name="P40"><text:span text:style-name="T1"><text:s/></text:span><text:span text:style-name="T23">FROM</text:span><text:span text:style-name="T1"> <text:s text:c="4"/>relations (possibly multiple)</text:span></text:p>
              <text:p text:style-name="P40"><text:span text:style-name="T1"><text:s/></text:span><text:span text:style-name="T23">WHERE</text:span><text:span text:style-name="T1"> <text:s/>conditions (selections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24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25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Simple SQL Query</text:span></text:p>
              </text:list-header>
            </text:list>
          </draw:text-box>
        </draw:frame>
        <draw:frame draw:style-name="standard" xml:id="id5" draw:id="id5" draw:layer="layout" svg:width="16.57cm" svg:height="5.156cm" svg:x="10.266cm" svg:y="6.066cm">
          <table:table>
            <table:table-column table:style-name="co3"/>
            <table:table-column table:style-name="co4"/>
            <table:table-column table:style-name="co3"/>
            <table:table-column table:style-name="co5"/>
            <table:table-row table:style-name="ro3">
              <table:table-cell table:style-name="ce21">
                <text:list text:style-name="L19">
                  <text:list-header>
                    <text:p text:style-name="P48"><text:span text:style-name="T26">PName</text:span></text:p>
                  </text:list-header>
                </text:list>
              </table:table-cell>
              <table:table-cell table:style-name="ce22">
                <text:list text:continue-numbering="true" text:style-name="L19">
                  <text:list-header>
                    <text:p text:style-name="P48"><text:span text:style-name="T26">Price</text:span></text:p>
                  </text:list-header>
                </text:list>
              </table:table-cell>
              <table:table-cell table:style-name="ce23">
                <text:list text:continue-numbering="true" text:style-name="L19">
                  <text:list-header>
                    <text:p text:style-name="P48"><text:span text:style-name="T26">Category</text:span></text:p>
                  </text:list-header>
                </text:list>
              </table:table-cell>
              <table:table-cell table:style-name="ce24">
                <text:list text:continue-numbering="true" text:style-name="L19">
                  <text:list-header>
                    <text:p text:style-name="P48"><text:span text:style-name="T26">Manufacturer</text:span></text:p>
                  </text:list-header>
                </text:list>
              </table:table-cell>
            </table:table-row>
            <table:table-row table:style-name="ro3">
              <table:table-cell table:style-name="ce25">
                <text:list text:style-name="L16">
                  <text:list-header>
                    <text:p text:style-name="P48"><text:span text:style-name="T27">Gizmo</text:span></text:p>
                  </text:list-header>
                </text:list>
              </table:table-cell>
              <table:table-cell table:style-name="ce26">
                <text:list text:continue-numbering="true" text:style-name="L16">
                  <text:list-header>
                    <text:p text:style-name="P48"><text:span text:style-name="T27">$19.99</text:span></text:p>
                  </text:list-header>
                </text:list>
              </table:table-cell>
              <table:table-cell table:style-name="ce27">
                <text:list text:continue-numbering="true"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  <table:table-cell table:style-name="ce28">
                <text:list text:continue-numbering="true" text:style-name="L16">
                  <text:list-header>
                    <text:p text:style-name="P48"><text:span text:style-name="T27">GizmoWorks</text:span></text:p>
                  </text:list-header>
                </text:list>
              </table:table-cell>
            </table:table-row>
            <table:table-row table:style-name="ro3">
              <table:table-cell table:style-name="ce29">
                <text:list text:continue-numbering="true" text:style-name="L16">
                  <text:list-header>
                    <text:p text:style-name="P48"><text:span text:style-name="T27">Powergizmo</text:span></text:p>
                  </text:list-header>
                </text:list>
              </table:table-cell>
              <table:table-cell table:style-name="ce30">
                <text:list text:continue-numbering="true" text:style-name="L16">
                  <text:list-header>
                    <text:p text:style-name="P48"><text:span text:style-name="T27">$29.99</text:span></text:p>
                  </text:list-header>
                </text:list>
              </table:table-cell>
              <table:table-cell table:style-name="ce31">
                <text:list text:continue-numbering="true"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  <table:table-cell table:style-name="ce32">
                <text:list text:continue-numbering="true" text:style-name="L16">
                  <text:list-header>
                    <text:p text:style-name="P48"><text:span text:style-name="T27">GizmoWorks</text:span></text:p>
                  </text:list-header>
                </text:list>
              </table:table-cell>
            </table:table-row>
            <table:table-row table:style-name="ro3">
              <table:table-cell table:style-name="ce33">
                <text:list text:continue-numbering="true" text:style-name="L16">
                  <text:list-header>
                    <text:p text:style-name="P48"><text:span text:style-name="T27">SingleTouch</text:span></text:p>
                  </text:list-header>
                </text:list>
              </table:table-cell>
              <table:table-cell table:style-name="ce34">
                <text:list text:continue-numbering="true" text:style-name="L16">
                  <text:list-header>
                    <text:p text:style-name="P48"><text:span text:style-name="T27">$149.99</text:span></text:p>
                  </text:list-header>
                </text:list>
              </table:table-cell>
              <table:table-cell table:style-name="ce35">
                <text:list text:continue-numbering="true" text:style-name="L16">
                  <text:list-header>
                    <text:p text:style-name="P48"><text:span text:style-name="T27">Photography</text:span></text:p>
                  </text:list-header>
                </text:list>
              </table:table-cell>
              <table:table-cell table:style-name="ce36">
                <text:list text:continue-numbering="true" text:style-name="L16">
                  <text:list-header>
                    <text:p text:style-name="P48"><text:span text:style-name="T27">Canon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continue-numbering="true" text:style-name="L16">
                  <text:list-header>
                    <text:p text:style-name="P48"><text:span text:style-name="T27">MultiTouch</text:span></text:p>
                  </text:list-header>
                </text:list>
              </table:table-cell>
              <table:table-cell table:style-name="ce38">
                <text:list text:continue-numbering="true" text:style-name="L16">
                  <text:list-header>
                    <text:p text:style-name="P48"><text:span text:style-name="T27">$203.99</text:span></text:p>
                  </text:list-header>
                </text:list>
              </table:table-cell>
              <table:table-cell table:style-name="ce39">
                <text:list text:continue-numbering="true" text:style-name="L16">
                  <text:list-header>
                    <text:p text:style-name="P48"><text:span text:style-name="T27">Household</text:span></text:p>
                  </text:list-header>
                </text:list>
              </table:table-cell>
              <table:table-cell table:style-name="ce40">
                <text:list text:continue-numbering="true" text:style-name="L16">
                  <text:list-header>
                    <text:p text:style-name="P48"><text:span text:style-name="T27">Hitachi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9" draw:text-style-name="P50" draw:layer="Layout" svg:width="12.783cm" svg:height="3.648cm" svg:x="0.699cm" svg:y="11.665cm">
          <text:list text:style-name="L19">
            <text:list-header>
              <text:p text:style-name="P49"><text:span text:style-name="T23">SELECT</text:span><text:span text:style-name="T1"> <text:s text:c="2"/>*</text:span><text:span text:style-name="T1"><text:line-break/></text:span><text:span text:style-name="T23">FROM</text:span><text:span text:style-name="T1"> <text:s text:c="5"/>Product</text:span><text:span text:style-name="T1"><text:line-break/></text:span><text:span text:style-name="T23">WHERE</text:span><text:span text:style-name="T1"> <text:s text:c="2"/>category=‘Gadgets’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41" xml:id="id4" draw:id="id4" draw:layer="Layout" svg:width="2.49cm" svg:height="1.033cm" svg:x="7.233cm" svg:y="6.066cm">
          <text:list text:style-name="L19">
            <text:list-header>
              <text:p text:style-name="P40"><text:span text:style-name="T26">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6" draw:id="id6" draw:layer="Layout" svg:width="1.866cm" svg:height="1.866cm" svg:x="18.433cm" svg:y="12.1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xml:id="id7" draw:id="id7" draw:layer="layout" svg:width="16.569cm" svg:height="3.094cm" svg:x="10.033cm" svg:y="16.1cm">
          <table:table>
            <table:table-column table:style-name="co3"/>
            <table:table-column table:style-name="co6"/>
            <table:table-column table:style-name="co6"/>
            <table:table-column table:style-name="co5"/>
            <table:table-row table:style-name="ro3">
              <table:table-cell table:style-name="ce41">
                <text:list text:style-name="L19">
                  <text:list-header>
                    <text:p text:style-name="P48"><text:span text:style-name="T26">PName</text:span></text:p>
                  </text:list-header>
                </text:list>
              </table:table-cell>
              <table:table-cell table:style-name="ce42">
                <text:list text:continue-numbering="true" text:style-name="L19">
                  <text:list-header>
                    <text:p text:style-name="P48"><text:span text:style-name="T26">Price</text:span></text:p>
                  </text:list-header>
                </text:list>
              </table:table-cell>
              <table:table-cell table:style-name="ce43">
                <text:list text:continue-numbering="true" text:style-name="L19">
                  <text:list-header>
                    <text:p text:style-name="P48"><text:span text:style-name="T26">Category</text:span></text:p>
                  </text:list-header>
                </text:list>
              </table:table-cell>
              <table:table-cell table:style-name="ce44">
                <text:list text:continue-numbering="true" text:style-name="L19">
                  <text:list-header>
                    <text:p text:style-name="P48"><text:span text:style-name="T26">Manufacturer</text:span></text:p>
                  </text:list-header>
                </text:list>
              </table:table-cell>
            </table:table-row>
            <table:table-row table:style-name="ro3">
              <table:table-cell table:style-name="ce45">
                <text:list text:style-name="L16">
                  <text:list-header>
                    <text:p text:style-name="P48"><text:span text:style-name="T27">Gizmo</text:span></text:p>
                  </text:list-header>
                </text:list>
              </table:table-cell>
              <table:table-cell table:style-name="ce46">
                <text:list text:continue-numbering="true" text:style-name="L16">
                  <text:list-header>
                    <text:p text:style-name="P48"><text:span text:style-name="T27">$19.99</text:span></text:p>
                  </text:list-header>
                </text:list>
              </table:table-cell>
              <table:table-cell table:style-name="ce47">
                <text:list text:continue-numbering="true"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  <table:table-cell table:style-name="ce48">
                <text:list text:continue-numbering="true" text:style-name="L16">
                  <text:list-header>
                    <text:p text:style-name="P48"><text:span text:style-name="T27">GizmoWorks</text:span></text:p>
                  </text:list-header>
                </text:list>
              </table:table-cell>
            </table:table-row>
            <table:table-row table:style-name="ro4">
              <table:table-cell table:style-name="ce49">
                <text:list text:continue-numbering="true" text:style-name="L16">
                  <text:list-header>
                    <text:p text:style-name="P48"><text:span text:style-name="T27">Powergizmo</text:span></text:p>
                  </text:list-header>
                </text:list>
              </table:table-cell>
              <table:table-cell table:style-name="ce50">
                <text:list text:continue-numbering="true" text:style-name="L16">
                  <text:list-header>
                    <text:p text:style-name="P48"><text:span text:style-name="T27">$29.99</text:span></text:p>
                  </text:list-header>
                </text:list>
              </table:table-cell>
              <table:table-cell table:style-name="ce51">
                <text:list text:continue-numbering="true"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  <table:table-cell table:style-name="ce52">
                <text:list text:continue-numbering="true" text:style-name="L16">
                  <text:list-header>
                    <text:p text:style-name="P48"><text:span text:style-name="T27">GizmoWorks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2" draw:text-style-name="P43" xml:id="id8" draw:id="id8" draw:layer="Layout" svg:width="9.419cm" svg:height="2.812cm" svg:x="-0.549cm" svg:y="17.505cm">
          <text:list text:style-name="L16">
            <text:list-header>
              <text:p text:style-name="P42"><text:span text:style-name="T1">“</text:span><text:span text:style-name="T1">selection”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</anim:seq>
        </anim:par>
        <presentation:notes draw:style-name="dp2">
          <draw:page-thumbnail draw:layer="layout" svg:width="13.751cm" svg:height="11.139cm" svg:x="3.625cm" svg:y="2.228cm" draw:page-number="25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26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Simple SQL Query</text:span></text:p>
              </text:list-header>
            </text:list>
          </draw:text-box>
        </draw:frame>
        <draw:frame draw:style-name="standard" xml:id="id10" draw:id="id10" draw:layer="layout" svg:width="16.57cm" svg:height="5.156cm" svg:x="10.266cm" svg:y="6.066cm">
          <table:table>
            <table:table-column table:style-name="co3"/>
            <table:table-column table:style-name="co4"/>
            <table:table-column table:style-name="co3"/>
            <table:table-column table:style-name="co5"/>
            <table:table-row table:style-name="ro3">
              <table:table-cell table:style-name="ce53">
                <text:list text:style-name="L19">
                  <text:list-header>
                    <text:p text:style-name="P48"><text:span text:style-name="T26">PName</text:span></text:p>
                  </text:list-header>
                </text:list>
              </table:table-cell>
              <table:table-cell table:style-name="ce54">
                <text:list text:continue-numbering="true" text:style-name="L19">
                  <text:list-header>
                    <text:p text:style-name="P48"><text:span text:style-name="T26">Price</text:span></text:p>
                  </text:list-header>
                </text:list>
              </table:table-cell>
              <table:table-cell table:style-name="ce55">
                <text:list text:continue-numbering="true" text:style-name="L19">
                  <text:list-header>
                    <text:p text:style-name="P48"><text:span text:style-name="T26">Category</text:span></text:p>
                  </text:list-header>
                </text:list>
              </table:table-cell>
              <table:table-cell table:style-name="ce56">
                <text:list text:continue-numbering="true" text:style-name="L19">
                  <text:list-header>
                    <text:p text:style-name="P48"><text:span text:style-name="T26">Manufacturer</text:span></text:p>
                  </text:list-header>
                </text:list>
              </table:table-cell>
            </table:table-row>
            <table:table-row table:style-name="ro3">
              <table:table-cell table:style-name="ce57">
                <text:list text:style-name="L16">
                  <text:list-header>
                    <text:p text:style-name="P48"><text:span text:style-name="T27">Gizmo</text:span></text:p>
                  </text:list-header>
                </text:list>
              </table:table-cell>
              <table:table-cell table:style-name="ce58">
                <text:list text:continue-numbering="true" text:style-name="L16">
                  <text:list-header>
                    <text:p text:style-name="P48"><text:span text:style-name="T27">$19.99</text:span></text:p>
                  </text:list-header>
                </text:list>
              </table:table-cell>
              <table:table-cell table:style-name="ce59">
                <text:list text:continue-numbering="true"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  <table:table-cell table:style-name="ce60">
                <text:list text:continue-numbering="true" text:style-name="L16">
                  <text:list-header>
                    <text:p text:style-name="P48"><text:span text:style-name="T27">GizmoWorks</text:span></text:p>
                  </text:list-header>
                </text:list>
              </table:table-cell>
            </table:table-row>
            <table:table-row table:style-name="ro3">
              <table:table-cell table:style-name="ce61">
                <text:list text:continue-numbering="true" text:style-name="L16">
                  <text:list-header>
                    <text:p text:style-name="P48"><text:span text:style-name="T27">Powergizmo</text:span></text:p>
                  </text:list-header>
                </text:list>
              </table:table-cell>
              <table:table-cell table:style-name="ce62">
                <text:list text:continue-numbering="true" text:style-name="L16">
                  <text:list-header>
                    <text:p text:style-name="P48"><text:span text:style-name="T27">$29.99</text:span></text:p>
                  </text:list-header>
                </text:list>
              </table:table-cell>
              <table:table-cell table:style-name="ce63">
                <text:list text:continue-numbering="true"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  <table:table-cell table:style-name="ce64">
                <text:list text:continue-numbering="true" text:style-name="L16">
                  <text:list-header>
                    <text:p text:style-name="P48"><text:span text:style-name="T27">GizmoWorks</text:span></text:p>
                  </text:list-header>
                </text:list>
              </table:table-cell>
            </table:table-row>
            <table:table-row table:style-name="ro3">
              <table:table-cell table:style-name="ce65">
                <text:list text:continue-numbering="true" text:style-name="L16">
                  <text:list-header>
                    <text:p text:style-name="P48"><text:span text:style-name="T27">SingleTouch</text:span></text:p>
                  </text:list-header>
                </text:list>
              </table:table-cell>
              <table:table-cell table:style-name="ce66">
                <text:list text:continue-numbering="true" text:style-name="L16">
                  <text:list-header>
                    <text:p text:style-name="P48"><text:span text:style-name="T27">$149.99</text:span></text:p>
                  </text:list-header>
                </text:list>
              </table:table-cell>
              <table:table-cell table:style-name="ce67">
                <text:list text:continue-numbering="true" text:style-name="L16">
                  <text:list-header>
                    <text:p text:style-name="P48"><text:span text:style-name="T27">Photography</text:span></text:p>
                  </text:list-header>
                </text:list>
              </table:table-cell>
              <table:table-cell table:style-name="ce68">
                <text:list text:continue-numbering="true" text:style-name="L16">
                  <text:list-header>
                    <text:p text:style-name="P48"><text:span text:style-name="T27">Canon</text:span></text:p>
                  </text:list-header>
                </text:list>
              </table:table-cell>
            </table:table-row>
            <table:table-row table:style-name="ro4">
              <table:table-cell table:style-name="ce69">
                <text:list text:continue-numbering="true" text:style-name="L16">
                  <text:list-header>
                    <text:p text:style-name="P48"><text:span text:style-name="T27">MultiTouch</text:span></text:p>
                  </text:list-header>
                </text:list>
              </table:table-cell>
              <table:table-cell table:style-name="ce70">
                <text:list text:continue-numbering="true" text:style-name="L16">
                  <text:list-header>
                    <text:p text:style-name="P48"><text:span text:style-name="T27">$203.99</text:span></text:p>
                  </text:list-header>
                </text:list>
              </table:table-cell>
              <table:table-cell table:style-name="ce71">
                <text:list text:continue-numbering="true" text:style-name="L16">
                  <text:list-header>
                    <text:p text:style-name="P48"><text:span text:style-name="T27">Household</text:span></text:p>
                  </text:list-header>
                </text:list>
              </table:table-cell>
              <table:table-cell table:style-name="ce72">
                <text:list text:continue-numbering="true" text:style-name="L16">
                  <text:list-header>
                    <text:p text:style-name="P48"><text:span text:style-name="T27">Hitachi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3" draw:text-style-name="P50" draw:layer="Layout" svg:width="16.631cm" svg:height="3.648cm" svg:x="0.699cm" svg:y="11.665cm">
          <text:list text:style-name="L19">
            <text:list-header>
              <text:p text:style-name="P49"><text:span text:style-name="T23">SELECT</text:span><text:span text:style-name="T1"> <text:s text:c="2"/>PName, Price, Manufacturer</text:span><text:span text:style-name="T1"><text:line-break/></text:span><text:span text:style-name="T23">FROM</text:span><text:span text:style-name="T1"> <text:s text:c="5"/>Product</text:span><text:span text:style-name="T1"><text:line-break/></text:span><text:span text:style-name="T23">WHERE</text:span><text:span text:style-name="T1"> <text:s text:c="2"/>Price &gt; 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41" xml:id="id9" draw:id="id9" draw:layer="Layout" svg:width="2.49cm" svg:height="1.033cm" svg:x="7.233cm" svg:y="6.066cm">
          <text:list text:style-name="L19">
            <text:list-header>
              <text:p text:style-name="P40"><text:span text:style-name="T26">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11" draw:id="id11" draw:layer="Layout" svg:width="1.866cm" svg:height="1.866cm" svg:x="18.433cm" svg:y="12.1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xml:id="id12" draw:id="id12" draw:layer="layout" svg:width="12.428cm" svg:height="3.094cm" svg:x="12.6cm" svg:y="16.1cm">
          <table:table>
            <table:table-column table:style-name="co6"/>
            <table:table-column table:style-name="co7"/>
            <table:table-column table:style-name="co4"/>
            <table:table-row table:style-name="ro3">
              <table:table-cell table:style-name="ce73">
                <text:list text:style-name="L19">
                  <text:list-header>
                    <text:p text:style-name="P48"><text:span text:style-name="T26">PName</text:span></text:p>
                  </text:list-header>
                </text:list>
              </table:table-cell>
              <table:table-cell table:style-name="ce74">
                <text:list text:continue-numbering="true" text:style-name="L19">
                  <text:list-header>
                    <text:p text:style-name="P48"><text:span text:style-name="T26">Price</text:span></text:p>
                  </text:list-header>
                </text:list>
              </table:table-cell>
              <table:table-cell table:style-name="ce75">
                <text:list text:continue-numbering="true" text:style-name="L19">
                  <text:list-header>
                    <text:p text:style-name="P48"><text:span text:style-name="T26">Manufacturer</text:span></text:p>
                  </text:list-header>
                </text:list>
              </table:table-cell>
            </table:table-row>
            <table:table-row table:style-name="ro3">
              <table:table-cell table:style-name="ce76">
                <text:list text:style-name="L16">
                  <text:list-header>
                    <text:p text:style-name="P48"><text:span text:style-name="T27">SingleTouch</text:span></text:p>
                  </text:list-header>
                </text:list>
              </table:table-cell>
              <table:table-cell table:style-name="ce77">
                <text:list text:continue-numbering="true" text:style-name="L16">
                  <text:list-header>
                    <text:p text:style-name="P48"><text:span text:style-name="T27">$149.99</text:span></text:p>
                  </text:list-header>
                </text:list>
              </table:table-cell>
              <table:table-cell table:style-name="ce78">
                <text:list text:continue-numbering="true" text:style-name="L16">
                  <text:list-header>
                    <text:p text:style-name="P48"><text:span text:style-name="T27">Canon</text:span></text:p>
                  </text:list-header>
                </text:list>
              </table:table-cell>
            </table:table-row>
            <table:table-row table:style-name="ro4">
              <table:table-cell table:style-name="ce79">
                <text:list text:continue-numbering="true" text:style-name="L16">
                  <text:list-header>
                    <text:p text:style-name="P48"><text:span text:style-name="T27">MultiTouch</text:span></text:p>
                  </text:list-header>
                </text:list>
              </table:table-cell>
              <table:table-cell table:style-name="ce80">
                <text:list text:continue-numbering="true" text:style-name="L16">
                  <text:list-header>
                    <text:p text:style-name="P48"><text:span text:style-name="T27">$203.99</text:span></text:p>
                  </text:list-header>
                </text:list>
              </table:table-cell>
              <table:table-cell table:style-name="ce81">
                <text:list text:continue-numbering="true" text:style-name="L16">
                  <text:list-header>
                    <text:p text:style-name="P48"><text:span text:style-name="T27">Hitachi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5" draw:text-style-name="P43" xml:id="id13" draw:id="id13" draw:layer="Layout" svg:width="12.583cm" svg:height="5.053cm" svg:x="-0.782cm" svg:y="15.549cm">
          <text:list text:style-name="L16">
            <text:list-header>
              <text:p text:style-name="P42"><text:span text:style-name="T1">“</text:span><text:span text:style-name="T1">selection” and</text:span></text:p>
              <text:p text:style-name="P42"><text:span text:style-name="T1">“</text:span><text:span text:style-name="T1">projection”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</anim:seq>
        </anim:par>
        <presentation:notes draw:style-name="dp2">
          <draw:page-thumbnail draw:layer="layout" svg:width="13.751cm" svg:height="11.139cm" svg:x="3.625cm" svg:y="2.228cm" draw:page-number="26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27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A Notation for SQL Queries</text:span></text:p>
              </text:list-header>
            </text:list>
          </draw:text-box>
        </draw:frame>
        <draw:custom-shape draw:style-name="gr16" draw:text-style-name="P50" draw:layer="Layout" svg:width="16.631cm" svg:height="3.648cm" svg:x="0.699cm" svg:y="11.665cm">
          <text:list text:style-name="L19">
            <text:list-header>
              <text:p text:style-name="P49"><text:span text:style-name="T23">SELECT</text:span><text:span text:style-name="T1"> <text:s text:c="2"/>PName, Price, Manufacturer</text:span><text:span text:style-name="T1"><text:line-break/></text:span><text:span text:style-name="T23">FROM</text:span><text:span text:style-name="T1"> <text:s text:c="5"/>Product</text:span><text:span text:style-name="T1"><text:line-break/></text:span><text:span text:style-name="T23">WHERE</text:span><text:span text:style-name="T1"> <text:s text:c="2"/>Price &gt; 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1" xml:id="id14" draw:id="id14" draw:layer="Layout" svg:width="15.244cm" svg:height="1.221cm" svg:x="12.133cm" svg:y="9.8cm">
          <text:list text:style-name="L19">
            <text:list-header>
              <text:p text:style-name="P40"><text:span text:style-name="T28">Product(</text:span><text:span text:style-name="T29">PName</text:span><text:span text:style-name="T28">, Price, Category, Manfactur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15" draw:id="id15" draw:layer="Layout" svg:width="1.866cm" svg:height="1.866cm" svg:x="18.433cm" svg:y="12.1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41" xml:id="id16" draw:id="id16" draw:layer="Layout" svg:width="12.042cm" svg:height="1.221cm" svg:x="14.234cm" svg:y="16.1cm">
          <text:list text:style-name="L19">
            <text:list-header>
              <text:p text:style-name="P40"><text:span text:style-name="T28">Answer(PName, Price, Manfactur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43" xml:id="id17" draw:id="id17" draw:layer="Layout" svg:width="11.547cm" svg:height="2.838cm" svg:x="17.301cm" svg:y="5.366cm">
          <text:list text:style-name="L16">
            <text:list-header>
              <text:p text:style-name="P42"><text:span text:style-name="T1">Input Schema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4857.56841011431 30189.7851356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43" xml:id="id18" draw:id="id18" draw:layer="Layout" svg:width="12.799cm" svg:height="2.839cm" svg:x="8.984cm" svg:y="18.433cm">
          <text:list text:style-name="L16">
            <text:list-header>
              <text:p text:style-name="P42"><text:span text:style-name="T1">Output Schema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2852 -8138.028169014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</anim:seq>
        </anim:par>
        <presentation:notes draw:style-name="dp2">
          <draw:page-thumbnail draw:layer="layout" svg:width="13.751cm" svg:height="11.139cm" svg:x="3.625cm" svg:y="2.228cm" draw:page-number="27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28" draw:style-name="dp6" draw:master-page-name="Default" presentation:presentation-page-layout-name="AL2T1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Selections</text:span></text:p>
              </text:list-header>
            </text:list>
          </draw:text-box>
        </draw:frame>
        <draw:frame presentation:style-name="pr20" draw:text-style-name="P2" draw:layer="layout" svg:width="23.8cm" svg:height="12.6cm" svg:x="2.1cm" svg:y="6.066cm" presentation:class="outline" presentation:user-transformed="true">
          <draw:text-box>
            <text:list text:style-name="L16">
              <text:list-header>
                <text:p text:style-name="P51"><text:span text:style-name="T20">What goes in the </text:span><text:span text:style-name="T30">WHERE</text:span><text:span text:style-name="T20"> clause:</text:span></text:p>
              </text:list-header>
            </text:list>
            <text:list text:style-name="L20">
              <text:list-item>
                <text:p text:style-name="P5"><text:span text:style-name="T20"><text:s/></text:span><text:span text:style-name="T20">x = y, x &lt; y, x &lt;= y, etc</text:span></text:p>
              </text:list-item>
            </text:list>
            <text:list text:style-name="L21">
              <text:list-item>
                <text:list>
                  <text:list-item>
                    <text:p text:style-name="P20"><text:span text:style-name="T15">For number, they have the usual meanings</text:span></text:p>
                  </text:list-item>
                  <text:list-item>
                    <text:p text:style-name="P20"><text:span text:style-name="T15">For CHAR and VARCHAR: lexicographic ordering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52"><text:span text:style-name="T31">Expected conversion between CHAR and VARCHAR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20"><text:span text:style-name="T15">For dates and times, what you expect...</text:span></text:p>
                  </text:list-item>
                </text:list>
              </text:list-item>
            </text:list>
            <text:list text:style-name="L20">
              <text:list-item>
                <text:p text:style-name="P5"><text:span text:style-name="T20">Pattern matching on strings...</text:span></text:p>
              </text:list-item>
            </text:list>
          </draw:text-box>
        </draw:frame>
        <presentation:notes draw:style-name="dp2">
          <draw:page-thumbnail draw:layer="layout" svg:width="13.751cm" svg:height="11.139cm" svg:x="3.625cm" svg:y="2.228cm" draw:page-number="28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29" draw:style-name="dp6" draw:master-page-name="Default" presentation:presentation-page-layout-name="AL2T1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The </text:span><text:span text:style-name="T12">LIKE</text:span><text:span text:style-name="T1"> operator</text:span></text:p>
              </text:list-header>
            </text:list>
          </draw:text-box>
        </draw:frame>
        <draw:frame presentation:style-name="pr20" draw:text-style-name="P2" draw:layer="layout" svg:width="23.8cm" svg:height="12.6cm" svg:x="2.1cm" svg:y="6.066cm" presentation:class="outline" presentation:user-transformed="true">
          <draw:text-box>
            <text:list text:style-name="L17">
              <text:list-item>
                <text:p text:style-name="P5"><text:span text:style-name="T20">s </text:span><text:span text:style-name="T32">LIKE</text:span><text:span text:style-name="T20"> p: <text:s/>pattern matching on strings</text:span></text:p>
              </text:list-item>
              <text:list-item>
                <text:p text:style-name="P5"><text:span text:style-name="T20">p may contain two special symbols:</text:span></text:p>
              </text:list-item>
            </text:list>
            <text:list text:style-name="L18">
              <text:list-item>
                <text:list>
                  <text:list-item>
                    <text:p text:style-name="P20"><text:span text:style-name="T15">% <text:s/>= any sequence of characters</text:span></text:p>
                  </text:list-item>
                  <text:list-item>
                    <text:p text:style-name="P20"><text:span text:style-name="T15">_ <text:s text:c="2"/>= any single character</text:span></text:p>
                  </text:list-item>
                </text:list>
              </text:list-item>
            </text:list>
            <text:list text:style-name="L16">
              <text:list-header>
                <text:p text:style-name="P53"><text:span text:style-name="T31"/></text:p>
              </text:list-header>
            </text:list>
            <text:list text:style-name="L19">
              <text:list-header>
                <text:p text:style-name="P54"><text:span text:style-name="T28">Product(PName, Price, Category, Manufacturer)</text:span></text:p>
              </text:list-header>
            </text:list>
            <text:list text:style-name="L16">
              <text:list-header>
                <text:p text:style-name="P53"><text:span text:style-name="T31">Find all products whose name mentions ‘gizmo’:</text:span></text:p>
                <text:p text:style-name="P53"><text:span text:style-name="T31"/></text:p>
                <text:p text:style-name="P53"><text:span text:style-name="T31"/></text:p>
              </text:list-header>
            </text:list>
          </draw:text-box>
        </draw:frame>
        <draw:custom-shape draw:style-name="gr21" draw:text-style-name="P56" draw:layer="Layout" svg:width="12.318cm" svg:height="2.902cm" svg:x="5.365cm" svg:y="15.399cm">
          <text:list text:style-name="L19">
            <text:list-header>
              <text:p text:style-name="P55"><text:span text:style-name="T28">SELECT</text:span><text:span text:style-name="T31"> <text:s text:c="2"/>*</text:span><text:span text:style-name="T31"><text:line-break/></text:span><text:span text:style-name="T28">FROM</text:span><text:span text:style-name="T31"> <text:s text:c="5"/>Products</text:span><text:span text:style-name="T31"><text:line-break/></text:span><text:span text:style-name="T28">WHERE</text:span><text:span text:style-name="T31"> <text:s text:c="2"/>PName </text:span><text:span text:style-name="T33">LIKE</text:span><text:span text:style-name="T31"> ‘%gizmo%’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29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30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Eliminating Duplicates</text:span></text:p>
              </text:list-header>
            </text:list>
          </draw:text-box>
        </draw:frame>
        <draw:custom-shape draw:style-name="gr22" draw:text-style-name="P41" draw:layer="Layout" svg:width="13.017cm" svg:height="2.528cm" svg:x="2.333cm" svg:y="6.533cm">
          <text:list text:style-name="L19">
            <text:list-header>
              <text:p text:style-name="P40"><text:span text:style-name="T23">SELECT</text:span><text:span text:style-name="T1"> <text:s text:c="2"/></text:span><text:span text:style-name="T34">DISTINCT</text:span><text:span text:style-name="T1"> category</text:span></text:p>
              <text:p text:style-name="P40"><text:span text:style-name="T23">FROM</text:span><text:span text:style-name="T1"> <text:s text:c="4"/>Produ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41" draw:layer="Layout" svg:width="5.616cm" svg:height="1.407cm" svg:x="4.666cm" svg:y="11.434cm">
          <text:list text:style-name="L16">
            <text:list-header>
              <text:p text:style-name="P40"><text:span text:style-name="T1">Compare t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1" draw:layer="Layout" svg:width="8.465cm" svg:height="2.528cm" svg:x="2.565cm" svg:y="14.933cm">
          <text:list text:style-name="L19">
            <text:list-header>
              <text:p text:style-name="P40"><text:span text:style-name="T23">SELECT</text:span><text:span text:style-name="T1"> <text:s text:c="2"/>category</text:span></text:p>
              <text:p text:style-name="P40"><text:span text:style-name="T23">FROM</text:span><text:span text:style-name="T1"> <text:s text:c="4"/>Produc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4.145cm" svg:height="5.156cm" svg:x="19.366cm" svg:y="13.3cm">
          <table:table>
            <table:table-column table:style-name="co8"/>
            <table:table-row table:style-name="ro3">
              <table:table-cell table:style-name="ce82">
                <text:list text:style-name="L19">
                  <text:list-header>
                    <text:p text:style-name="P48"><text:span text:style-name="T26">Category</text:span></text:p>
                  </text:list-header>
                </text:list>
              </table:table-cell>
            </table:table-row>
            <table:table-row table:style-name="ro3">
              <table:table-cell table:style-name="ce83">
                <text:list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</table:table-row>
            <table:table-row table:style-name="ro3">
              <table:table-cell table:style-name="ce84">
                <text:list text:continue-numbering="true"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</table:table-row>
            <table:table-row table:style-name="ro3">
              <table:table-cell table:style-name="ce85">
                <text:list text:continue-numbering="true" text:style-name="L16">
                  <text:list-header>
                    <text:p text:style-name="P48"><text:span text:style-name="T27">Photography</text:span></text:p>
                  </text:list-header>
                </text:list>
              </table:table-cell>
            </table:table-row>
            <table:table-row table:style-name="ro4">
              <table:table-cell table:style-name="ce86">
                <text:list text:continue-numbering="true" text:style-name="L16">
                  <text:list-header>
                    <text:p text:style-name="P48"><text:span text:style-name="T27">Household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144cm" svg:height="4.125cm" svg:x="19.133cm" svg:y="5.833cm">
          <table:table>
            <table:table-column table:style-name="co5"/>
            <table:table-row table:style-name="ro3">
              <table:table-cell table:style-name="ce87">
                <text:list text:style-name="L19">
                  <text:list-header>
                    <text:p text:style-name="P48"><text:span text:style-name="T26">Category</text:span></text:p>
                  </text:list-header>
                </text:list>
              </table:table-cell>
            </table:table-row>
            <table:table-row table:style-name="ro3">
              <table:table-cell table:style-name="ce88">
                <text:list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</table:table-row>
            <table:table-row table:style-name="ro3">
              <table:table-cell table:style-name="ce89">
                <text:list text:continue-numbering="true" text:style-name="L16">
                  <text:list-header>
                    <text:p text:style-name="P48"><text:span text:style-name="T27">Photography</text:span></text:p>
                  </text:list-header>
                </text:list>
              </table:table-cell>
            </table:table-row>
            <table:table-row table:style-name="ro4">
              <table:table-cell table:style-name="ce90">
                <text:list text:continue-numbering="true" text:style-name="L16">
                  <text:list-header>
                    <text:p text:style-name="P48"><text:span text:style-name="T27">Household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1" draw:text-style-name="P2" draw:layer="Layout" svg:width="2.99cm" svg:height="1.487cm" svg:x="15.865cm" svg:y="7.2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2.99cm" svg:height="1.487cm" svg:x="15.633cm" svg:y="15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751cm" svg:height="11.139cm" svg:x="3.625cm" svg:y="2.228cm" draw:page-number="30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31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Ordering the Results</text:span></text:p>
              </text:list-header>
            </text:list>
          </draw:text-box>
        </draw:frame>
        <draw:custom-shape draw:style-name="gr25" draw:text-style-name="P41" draw:layer="Layout" svg:width="18.248cm" svg:height="4.768cm" svg:x="2.333cm" svg:y="6.533cm">
          <text:list text:style-name="L19">
            <text:list-header>
              <text:p text:style-name="P40"><text:span text:style-name="T23">SELECT</text:span><text:span text:style-name="T1"> <text:s text:c="2"/>pname, price, manufacturer</text:span></text:p>
              <text:p text:style-name="P40"><text:span text:style-name="T23">FROM</text:span><text:span text:style-name="T1"> <text:s text:c="4"/>Product</text:span></text:p>
              <text:p text:style-name="P40"><text:span text:style-name="T23">WHERE</text:span><text:span text:style-name="T1"> <text:s text:c="2"/>category=‘gizmo’ AND price &gt; 50</text:span></text:p>
            </text:list-header>
          </text:list>
          <text:list text:style-name="L23">
            <text:list-header>
              <text:p text:style-name="P40"><text:span text:style-name="T34">ORDER BY</text:span><text:span text:style-name="T1"> <text:s/>price, p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41" draw:layer="Layout" svg:width="27.942cm" svg:height="3.648cm" svg:x="1.351cm" svg:y="12.493cm">
          <text:list text:style-name="L16">
            <text:list-header>
              <text:p text:style-name="P40"><text:span text:style-name="T1">Ordering is ascending, unless you specify the DESC keyword.</text:span></text:p>
              <text:p text:style-name="P40"><text:span text:style-name="T1"/></text:p>
              <text:p text:style-name="P40"><text:span text:style-name="T1">Ties are broken by the second attribute on the ORDER BY list, etc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31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32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Ordering the Results</text:span></text:p>
              </text:list-header>
            </text:list>
          </draw:text-box>
        </draw:frame>
        <draw:custom-shape draw:style-name="gr27" draw:text-style-name="P41" draw:layer="Layout" svg:width="8.727cm" svg:height="3.648cm" svg:x="2.333cm" svg:y="6.533cm">
          <text:list text:style-name="L19">
            <text:list-header>
              <text:p text:style-name="P40"><text:span text:style-name="T23">SELECT</text:span><text:span text:style-name="T1"> <text:s text:c="2"/>category</text:span></text:p>
              <text:p text:style-name="P40"><text:span text:style-name="T23">FROM</text:span><text:span text:style-name="T1"> <text:s text:c="4"/>Product</text:span></text:p>
              <text:p text:style-name="P40"><text:span text:style-name="T23">ORDER BY</text:span><text:span text:style-name="T1"> <text:s/>pnam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16.57cm" svg:height="5.156cm" svg:x="0.7cm" svg:y="12.366cm">
          <table:table>
            <table:table-column table:style-name="co6"/>
            <table:table-column table:style-name="co6"/>
            <table:table-column table:style-name="co6"/>
            <table:table-column table:style-name="co5"/>
            <table:table-row table:style-name="ro3">
              <table:table-cell table:style-name="ce91">
                <text:list text:style-name="L19">
                  <text:list-header>
                    <text:p text:style-name="P48"><text:span text:style-name="T26">PName</text:span></text:p>
                  </text:list-header>
                </text:list>
              </table:table-cell>
              <table:table-cell table:style-name="ce92">
                <text:list text:continue-numbering="true" text:style-name="L19">
                  <text:list-header>
                    <text:p text:style-name="P48"><text:span text:style-name="T26">Price</text:span></text:p>
                  </text:list-header>
                </text:list>
              </table:table-cell>
              <table:table-cell table:style-name="ce93">
                <text:list text:continue-numbering="true" text:style-name="L19">
                  <text:list-header>
                    <text:p text:style-name="P48"><text:span text:style-name="T26">Category</text:span></text:p>
                  </text:list-header>
                </text:list>
              </table:table-cell>
              <table:table-cell table:style-name="ce94">
                <text:list text:continue-numbering="true" text:style-name="L19">
                  <text:list-header>
                    <text:p text:style-name="P48"><text:span text:style-name="T26">Manufacturer</text:span></text:p>
                  </text:list-header>
                </text:list>
              </table:table-cell>
            </table:table-row>
            <table:table-row table:style-name="ro3">
              <table:table-cell table:style-name="ce95">
                <text:list text:style-name="L16">
                  <text:list-header>
                    <text:p text:style-name="P48"><text:span text:style-name="T27">Gizmo</text:span></text:p>
                  </text:list-header>
                </text:list>
              </table:table-cell>
              <table:table-cell table:style-name="ce96">
                <text:list text:continue-numbering="true" text:style-name="L16">
                  <text:list-header>
                    <text:p text:style-name="P48"><text:span text:style-name="T27">$19.99</text:span></text:p>
                  </text:list-header>
                </text:list>
              </table:table-cell>
              <table:table-cell table:style-name="ce97">
                <text:list text:continue-numbering="true"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  <table:table-cell table:style-name="ce98">
                <text:list text:continue-numbering="true" text:style-name="L16">
                  <text:list-header>
                    <text:p text:style-name="P48"><text:span text:style-name="T27">GizmoWorks</text:span></text:p>
                  </text:list-header>
                </text:list>
              </table:table-cell>
            </table:table-row>
            <table:table-row table:style-name="ro3">
              <table:table-cell table:style-name="ce99">
                <text:list text:continue-numbering="true" text:style-name="L16">
                  <text:list-header>
                    <text:p text:style-name="P48"><text:span text:style-name="T27">Powergizmo</text:span></text:p>
                  </text:list-header>
                </text:list>
              </table:table-cell>
              <table:table-cell table:style-name="ce100">
                <text:list text:continue-numbering="true" text:style-name="L16">
                  <text:list-header>
                    <text:p text:style-name="P48"><text:span text:style-name="T27">$29.99</text:span></text:p>
                  </text:list-header>
                </text:list>
              </table:table-cell>
              <table:table-cell table:style-name="ce101">
                <text:list text:continue-numbering="true"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  <table:table-cell table:style-name="ce102">
                <text:list text:continue-numbering="true" text:style-name="L16">
                  <text:list-header>
                    <text:p text:style-name="P48"><text:span text:style-name="T27">GizmoWorks</text:span></text:p>
                  </text:list-header>
                </text:list>
              </table:table-cell>
            </table:table-row>
            <table:table-row table:style-name="ro3">
              <table:table-cell table:style-name="ce103">
                <text:list text:continue-numbering="true" text:style-name="L16">
                  <text:list-header>
                    <text:p text:style-name="P48"><text:span text:style-name="T27">SingleTouch</text:span></text:p>
                  </text:list-header>
                </text:list>
              </table:table-cell>
              <table:table-cell table:style-name="ce104">
                <text:list text:continue-numbering="true" text:style-name="L16">
                  <text:list-header>
                    <text:p text:style-name="P48"><text:span text:style-name="T27">$149.99</text:span></text:p>
                  </text:list-header>
                </text:list>
              </table:table-cell>
              <table:table-cell table:style-name="ce105">
                <text:list text:continue-numbering="true" text:style-name="L16">
                  <text:list-header>
                    <text:p text:style-name="P48"><text:span text:style-name="T27">Photography</text:span></text:p>
                  </text:list-header>
                </text:list>
              </table:table-cell>
              <table:table-cell table:style-name="ce106">
                <text:list text:continue-numbering="true" text:style-name="L16">
                  <text:list-header>
                    <text:p text:style-name="P48"><text:span text:style-name="T27">Canon</text:span></text:p>
                  </text:list-header>
                </text:list>
              </table:table-cell>
            </table:table-row>
            <table:table-row table:style-name="ro4">
              <table:table-cell table:style-name="ce107">
                <text:list text:continue-numbering="true" text:style-name="L16">
                  <text:list-header>
                    <text:p text:style-name="P48"><text:span text:style-name="T27">MultiTouch</text:span></text:p>
                  </text:list-header>
                </text:list>
              </table:table-cell>
              <table:table-cell table:style-name="ce108">
                <text:list text:continue-numbering="true" text:style-name="L16">
                  <text:list-header>
                    <text:p text:style-name="P48"><text:span text:style-name="T27">$203.99</text:span></text:p>
                  </text:list-header>
                </text:list>
              </table:table-cell>
              <table:table-cell table:style-name="ce109">
                <text:list text:continue-numbering="true" text:style-name="L16">
                  <text:list-header>
                    <text:p text:style-name="P48"><text:span text:style-name="T27">Household</text:span></text:p>
                  </text:list-header>
                </text:list>
              </table:table-cell>
              <table:table-cell table:style-name="ce110">
                <text:list text:continue-numbering="true" text:style-name="L16">
                  <text:list-header>
                    <text:p text:style-name="P48"><text:span text:style-name="T27">Hitachi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2" draw:layer="Layout" svg:width="2.99cm" svg:height="1.487cm" svg:x="18.665cm" svg:y="14.2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41" draw:layer="Layout" svg:width="2.073cm" svg:height="4.02cm" svg:x="23.8cm" svg:y="12.834cm">
          <text:list text:style-name="L16">
            <text:list-header>
              <text:p text:style-name="P40"><text:span text:style-name="T35">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32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33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Ordering the Results</text:span></text:p>
              </text:list-header>
            </text:list>
          </draw:text-box>
        </draw:frame>
        <draw:custom-shape draw:style-name="gr29" draw:text-style-name="P41" draw:layer="Layout" svg:width="13.017cm" svg:height="3.648cm" svg:x="2.333cm" svg:y="6.533cm">
          <text:list text:style-name="L19">
            <text:list-header>
              <text:p text:style-name="P40"><text:span text:style-name="T23">SELECT</text:span><text:span text:style-name="T1"> <text:s text:c="2"/></text:span><text:span text:style-name="T23">DISTINCT</text:span><text:span text:style-name="T1"> category</text:span></text:p>
              <text:p text:style-name="P40"><text:span text:style-name="T23">FROM</text:span><text:span text:style-name="T1"> <text:s text:c="4"/>Product</text:span></text:p>
              <text:p text:style-name="P40"><text:span text:style-name="T23">ORDER BY</text:span><text:span text:style-name="T1"> categ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41" draw:layer="Layout" svg:width="5.616cm" svg:height="1.407cm" svg:x="4.666cm" svg:y="11.434cm">
          <text:list text:style-name="L16">
            <text:list-header>
              <text:p text:style-name="P40"><text:span text:style-name="T1">Compare t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4.144cm" svg:height="4.125cm" svg:x="19.133cm" svg:y="5.833cm">
          <table:table>
            <table:table-column table:style-name="co5"/>
            <table:table-row table:style-name="ro3">
              <table:table-cell table:style-name="ce111">
                <text:list text:style-name="L19">
                  <text:list-header>
                    <text:p text:style-name="P48"><text:span text:style-name="T26">Category</text:span></text:p>
                  </text:list-header>
                </text:list>
              </table:table-cell>
            </table:table-row>
            <table:table-row table:style-name="ro3">
              <table:table-cell table:style-name="ce112">
                <text:list text:style-name="L16">
                  <text:list-header>
                    <text:p text:style-name="P48"><text:span text:style-name="T27">Gadgets</text:span></text:p>
                  </text:list-header>
                </text:list>
              </table:table-cell>
            </table:table-row>
            <table:table-row table:style-name="ro3">
              <table:table-cell table:style-name="ce113">
                <text:list text:continue-numbering="true" text:style-name="L16">
                  <text:list-header>
                    <text:p text:style-name="P48"><text:span text:style-name="T27">Household</text:span></text:p>
                  </text:list-header>
                </text:list>
              </table:table-cell>
            </table:table-row>
            <table:table-row table:style-name="ro4">
              <table:table-cell table:style-name="ce114">
                <text:list text:continue-numbering="true" text:style-name="L16">
                  <text:list-header>
                    <text:p text:style-name="P48"><text:span text:style-name="T27">Photography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1" draw:text-style-name="P2" draw:layer="Layout" svg:width="2.99cm" svg:height="1.487cm" svg:x="15.865cm" svg:y="7.2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2.99cm" svg:height="1.487cm" svg:x="15.633cm" svg:y="15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41" draw:layer="Layout" svg:width="8.469cm" svg:height="3.648cm" svg:x="2.333cm" svg:y="13.999cm">
          <text:list text:style-name="L19">
            <text:list-header>
              <text:p text:style-name="P40"><text:span text:style-name="T23">SELECT</text:span><text:span text:style-name="T1"> <text:s text:c="2"/>category</text:span></text:p>
              <text:p text:style-name="P40"><text:span text:style-name="T23">FROM</text:span><text:span text:style-name="T1"> <text:s text:c="4"/>Product</text:span></text:p>
              <text:p text:style-name="P40"><text:span text:style-name="T23">ORDER BY</text:span><text:span text:style-name="T1"> p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2.073cm" svg:height="4.02cm" svg:x="20.766cm" svg:y="13.766cm">
          <text:list text:style-name="L16">
            <text:list-header>
              <text:p text:style-name="P40"><text:span text:style-name="T35">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33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34" draw:style-name="dp6" draw:master-page-name="Default" presentation:presentation-page-layout-name="AL2T1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Joins in SQL</text:span></text:p>
              </text:list-header>
            </text:list>
          </draw:text-box>
        </draw:frame>
        <draw:frame presentation:style-name="pr20" draw:text-style-name="P2" draw:layer="layout" svg:width="23.8cm" svg:height="12.6cm" svg:x="2.1cm" svg:y="6.066cm" presentation:class="outline" presentation:user-transformed="true">
          <draw:text-box>
            <text:list text:style-name="L20">
              <text:list-item>
                <text:p text:style-name="P7"><text:span text:style-name="T1">Connect two or more tables:</text:span></text:p>
              </text:list-item>
            </text:list>
          </draw:text-box>
        </draw:frame>
        <draw:frame draw:style-name="standard" draw:layer="layout" svg:width="20.069cm" svg:height="5.641cm" svg:x="5.133cm" svg:y="7.933cm">
          <table:table>
            <table:table-column table:style-name="co9"/>
            <table:table-column table:style-name="co10"/>
            <table:table-column table:style-name="co9"/>
            <table:table-column table:style-name="co11"/>
            <table:table-row table:style-name="ro5">
              <table:table-cell table:style-name="ce115">
                <text:list text:style-name="L19">
                  <text:list-header>
                    <text:p text:style-name="P57"><text:span text:style-name="T36">PName</text:span></text:p>
                  </text:list-header>
                </text:list>
              </table:table-cell>
              <table:table-cell table:style-name="ce116">
                <text:list text:continue-numbering="true" text:style-name="L19">
                  <text:list-header>
                    <text:p text:style-name="P57"><text:span text:style-name="T36">Price</text:span></text:p>
                  </text:list-header>
                </text:list>
              </table:table-cell>
              <table:table-cell table:style-name="ce117">
                <text:list text:continue-numbering="true" text:style-name="L19">
                  <text:list-header>
                    <text:p text:style-name="P57"><text:span text:style-name="T36">Category</text:span></text:p>
                  </text:list-header>
                </text:list>
              </table:table-cell>
              <table:table-cell table:style-name="ce118">
                <text:list text:continue-numbering="true" text:style-name="L19">
                  <text:list-header>
                    <text:p text:style-name="P57"><text:span text:style-name="T36">Manufacturer</text:span></text:p>
                  </text:list-header>
                </text:list>
              </table:table-cell>
            </table:table-row>
            <table:table-row table:style-name="ro5">
              <table:table-cell table:style-name="ce119">
                <text:list text:style-name="L16">
                  <text:list-header>
                    <text:p text:style-name="P57"><text:span text:style-name="T37">Gizmo</text:span></text:p>
                  </text:list-header>
                </text:list>
              </table:table-cell>
              <table:table-cell table:style-name="ce120">
                <text:list text:continue-numbering="true" text:style-name="L16">
                  <text:list-header>
                    <text:p text:style-name="P57"><text:span text:style-name="T37">$19.99</text:span></text:p>
                  </text:list-header>
                </text:list>
              </table:table-cell>
              <table:table-cell table:style-name="ce121">
                <text:list text:continue-numbering="true" text:style-name="L16">
                  <text:list-header>
                    <text:p text:style-name="P57"><text:span text:style-name="T37">Gadgets</text:span></text:p>
                  </text:list-header>
                </text:list>
              </table:table-cell>
              <table:table-cell table:style-name="ce122">
                <text:list text:continue-numbering="true" text:style-name="L16">
                  <text:list-header>
                    <text:p text:style-name="P57"><text:span text:style-name="T37">GizmoWorks</text:span></text:p>
                  </text:list-header>
                </text:list>
              </table:table-cell>
            </table:table-row>
            <table:table-row table:style-name="ro5">
              <table:table-cell table:style-name="ce123">
                <text:list text:continue-numbering="true" text:style-name="L16">
                  <text:list-header>
                    <text:p text:style-name="P57"><text:span text:style-name="T37">Powergizmo</text:span></text:p>
                  </text:list-header>
                </text:list>
              </table:table-cell>
              <table:table-cell table:style-name="ce124">
                <text:list text:continue-numbering="true" text:style-name="L16">
                  <text:list-header>
                    <text:p text:style-name="P57"><text:span text:style-name="T37">$29.99</text:span></text:p>
                  </text:list-header>
                </text:list>
              </table:table-cell>
              <table:table-cell table:style-name="ce125">
                <text:list text:continue-numbering="true" text:style-name="L16">
                  <text:list-header>
                    <text:p text:style-name="P57"><text:span text:style-name="T37">Gadgets</text:span></text:p>
                  </text:list-header>
                </text:list>
              </table:table-cell>
              <table:table-cell table:style-name="ce126">
                <text:list text:continue-numbering="true" text:style-name="L16">
                  <text:list-header>
                    <text:p text:style-name="P57"><text:span text:style-name="T37">GizmoWorks</text:span></text:p>
                  </text:list-header>
                </text:list>
              </table:table-cell>
            </table:table-row>
            <table:table-row table:style-name="ro5">
              <table:table-cell table:style-name="ce127">
                <text:list text:continue-numbering="true" text:style-name="L16">
                  <text:list-header>
                    <text:p text:style-name="P57"><text:span text:style-name="T37">SingleTouch</text:span></text:p>
                  </text:list-header>
                </text:list>
              </table:table-cell>
              <table:table-cell table:style-name="ce128">
                <text:list text:continue-numbering="true" text:style-name="L16">
                  <text:list-header>
                    <text:p text:style-name="P57"><text:span text:style-name="T37">$149.99</text:span></text:p>
                  </text:list-header>
                </text:list>
              </table:table-cell>
              <table:table-cell table:style-name="ce129">
                <text:list text:continue-numbering="true" text:style-name="L16">
                  <text:list-header>
                    <text:p text:style-name="P57"><text:span text:style-name="T37">Photography</text:span></text:p>
                  </text:list-header>
                </text:list>
              </table:table-cell>
              <table:table-cell table:style-name="ce130">
                <text:list text:continue-numbering="true" text:style-name="L16">
                  <text:list-header>
                    <text:p text:style-name="P57"><text:span text:style-name="T37">Canon</text:span></text:p>
                  </text:list-header>
                </text:list>
              </table:table-cell>
            </table:table-row>
            <table:table-row table:style-name="ro6">
              <table:table-cell table:style-name="ce131">
                <text:list text:continue-numbering="true" text:style-name="L16">
                  <text:list-header>
                    <text:p text:style-name="P57"><text:span text:style-name="T37">MultiTouch</text:span></text:p>
                  </text:list-header>
                </text:list>
              </table:table-cell>
              <table:table-cell table:style-name="ce132">
                <text:list text:continue-numbering="true" text:style-name="L16">
                  <text:list-header>
                    <text:p text:style-name="P57"><text:span text:style-name="T37">$203.99</text:span></text:p>
                  </text:list-header>
                </text:list>
              </table:table-cell>
              <table:table-cell table:style-name="ce133">
                <text:list text:continue-numbering="true" text:style-name="L16">
                  <text:list-header>
                    <text:p text:style-name="P57"><text:span text:style-name="T37">Household</text:span></text:p>
                  </text:list-header>
                </text:list>
              </table:table-cell>
              <table:table-cell table:style-name="ce134">
                <text:list text:continue-numbering="true" text:style-name="L16">
                  <text:list-header>
                    <text:p text:style-name="P57"><text:span text:style-name="T37">Hitachi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3" draw:text-style-name="P41" draw:layer="Layout" svg:width="2.733cm" svg:height="1.128cm" svg:x="1.633cm" svg:y="8.166cm">
          <text:list text:style-name="L19">
            <text:list-header>
              <text:p text:style-name="P40"><text:span text:style-name="T36">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41" draw:layer="Layout" svg:width="3.279cm" svg:height="1.128cm" svg:x="6.299cm" svg:y="14.466cm">
          <text:list text:style-name="L19">
            <text:list-header>
              <text:p text:style-name="P40"><text:span text:style-name="T36">Compan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6.57cm" svg:height="5.914cm" svg:x="9.8cm" svg:y="14.466cm">
          <table:table>
            <table:table-column table:style-name="co12"/>
            <table:table-column table:style-name="co13"/>
            <table:table-column table:style-name="co14"/>
            <table:table-row table:style-name="ro7">
              <table:table-cell table:style-name="ce135">
                <text:list text:style-name="L19">
                  <text:list-header>
                    <text:p text:style-name="P57"><text:span text:style-name="T38">Cname</text:span></text:p>
                  </text:list-header>
                </text:list>
              </table:table-cell>
              <table:table-cell table:style-name="ce136">
                <text:list text:continue-numbering="true" text:style-name="L19">
                  <text:list-header>
                    <text:p text:style-name="P57"><text:span text:style-name="T36">StockPrice</text:span></text:p>
                  </text:list-header>
                </text:list>
              </table:table-cell>
              <table:table-cell table:style-name="ce137">
                <text:list text:continue-numbering="true" text:style-name="L19">
                  <text:list-header>
                    <text:p text:style-name="P57"><text:span text:style-name="T36">Country</text:span></text:p>
                  </text:list-header>
                </text:list>
              </table:table-cell>
            </table:table-row>
            <table:table-row table:style-name="ro8">
              <table:table-cell table:style-name="ce138">
                <text:list text:style-name="L16">
                  <text:list-header>
                    <text:p text:style-name="P57"><text:span text:style-name="T37">GizmoWorks</text:span></text:p>
                  </text:list-header>
                </text:list>
              </table:table-cell>
              <table:table-cell table:style-name="ce139">
                <text:list text:continue-numbering="true" text:style-name="L16">
                  <text:list-header>
                    <text:p text:style-name="P57"><text:span text:style-name="T37">25</text:span></text:p>
                  </text:list-header>
                </text:list>
              </table:table-cell>
              <table:table-cell table:style-name="ce140">
                <text:list text:continue-numbering="true" text:style-name="L16">
                  <text:list-header>
                    <text:p text:style-name="P57"><text:span text:style-name="T37">USA</text:span></text:p>
                  </text:list-header>
                </text:list>
              </table:table-cell>
            </table:table-row>
            <table:table-row table:style-name="ro7">
              <table:table-cell table:style-name="ce141">
                <text:list text:continue-numbering="true" text:style-name="L16">
                  <text:list-header>
                    <text:p text:style-name="P57"><text:span text:style-name="T37">Canon</text:span></text:p>
                  </text:list-header>
                </text:list>
              </table:table-cell>
              <table:table-cell table:style-name="ce142">
                <text:list text:continue-numbering="true" text:style-name="L16">
                  <text:list-header>
                    <text:p text:style-name="P57"><text:span text:style-name="T37">65</text:span></text:p>
                  </text:list-header>
                </text:list>
              </table:table-cell>
              <table:table-cell table:style-name="ce143">
                <text:list text:continue-numbering="true" text:style-name="L16">
                  <text:list-header>
                    <text:p text:style-name="P57"><text:span text:style-name="T37">Japan</text:span></text:p>
                  </text:list-header>
                </text:list>
              </table:table-cell>
            </table:table-row>
            <table:table-row table:style-name="ro9">
              <table:table-cell table:style-name="ce144">
                <text:list text:continue-numbering="true" text:style-name="L16">
                  <text:list-header>
                    <text:p text:style-name="P57"><text:span text:style-name="T37">Hitachi</text:span></text:p>
                  </text:list-header>
                </text:list>
              </table:table-cell>
              <table:table-cell table:style-name="ce145">
                <text:list text:continue-numbering="true" text:style-name="L16">
                  <text:list-header>
                    <text:p text:style-name="P57"><text:span text:style-name="T37">15</text:span></text:p>
                  </text:list-header>
                </text:list>
              </table:table-cell>
              <table:table-cell table:style-name="ce146">
                <text:list text:continue-numbering="true" text:style-name="L16">
                  <text:list-header>
                    <text:p text:style-name="P57"><text:span text:style-name="T37">Japan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35" draw:text-style-name="P59" xml:id="id19" draw:id="id19" draw:layer="Layout" svg:width="10.248cm" svg:height="7.196cm" svg:x="-0.319cm" svg:y="14.643cm">
          <text:list text:style-name="L16">
            <text:list-header>
              <text:p text:style-name="P58"><text:span text:style-name="T31">What is</text:span></text:p>
              <text:p text:style-name="P58"><text:span text:style-name="T31">the connection</text:span></text:p>
              <text:p text:style-name="P58"><text:span text:style-name="T31">between</text:span></text:p>
              <text:p text:style-name="P58"><text:span text:style-name="T31">them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</anim:seq>
        </anim:par>
        <presentation:notes draw:style-name="dp2">
          <draw:page-thumbnail draw:layer="layout" svg:width="13.751cm" svg:height="11.139cm" svg:x="3.625cm" svg:y="2.228cm" draw:page-number="34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35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Joins</text:span></text:p>
              </text:list-header>
            </text:list>
          </draw:text-box>
        </draw:frame>
        <draw:custom-shape draw:style-name="gr36" draw:text-style-name="P41" draw:layer="Layout" svg:width="0.787cm" svg:height="1.408cm" svg:x="10.5cm" svg:y="7.875cm">
          <text:list text:style-name="L19">
            <text:list-header>
              <text:p text:style-name="P40"><text:span text:style-name="T23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22.021cm" svg:height="14.817cm" svg:x="2.8cm" svg:y="5.366cm">
          <text:list text:style-name="L19">
            <text:list-header>
              <text:p text:style-name="P40"><text:span text:style-name="T23">Product (</text:span><text:span text:style-name="T25">pname</text:span><text:span text:style-name="T23">, <text:s/>price, category, manufacturer)</text:span></text:p>
              <text:p text:style-name="P40"><text:span text:style-name="T23">Company (</text:span><text:span text:style-name="T25">cname</text:span><text:span text:style-name="T23">, stockPrice, country)</text:span></text:p>
            </text:list-header>
          </text:list>
          <text:list text:style-name="L16">
            <text:list-header>
              <text:p text:style-name="P40"><text:span text:style-name="T1"/></text:p>
              <text:p text:style-name="P40"><text:span text:style-name="T1">Find all products under $200 manufactured in Japan;</text:span><text:span text:style-name="T1"><text:line-break/></text:span><text:span text:style-name="T1">return their names and prices.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50" draw:layer="Layout" svg:width="22.52cm" svg:height="4.768cm" svg:x="3.499cm" svg:y="12.833cm">
          <text:list text:style-name="L19">
            <text:list-header>
              <text:p text:style-name="P49"><text:span text:style-name="T23">SELECT</text:span><text:span text:style-name="T1"> <text:s text:c="2"/>pname, price</text:span><text:span text:style-name="T1"><text:line-break/></text:span><text:span text:style-name="T23">FROM</text:span><text:span text:style-name="T1"> <text:s text:c="5"/>Product, Company</text:span><text:span text:style-name="T1"><text:line-break/></text:span><text:span text:style-name="T23">WHERE <text:s text:c="2"/></text:span><text:span text:style-name="T39">manufacturer=cname AND country=‘Japan’</text:span><text:span text:style-name="T39"><text:line-break/></text:span><text:span text:style-name="T39"> <text:s text:c="16"/>AND price &lt;= 200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0" draw:id="id20">
          <draw:custom-shape draw:style-name="gr39" draw:text-style-name="P2" draw:layer="layout" svg:width="8.396cm" svg:height="1.628cm" svg:x="7.466cm" svg:y="14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1" draw:layer="layout" svg:width="13.741cm" svg:height="7.363cm" svg:x="15.337cm" svg:y="9.799cm">
            <text:list text:style-name="L16">
              <text:list-header>
                <text:p text:style-name="P60"><text:span text:style-name="T1">Join</text:span><text:span text:style-name="T1"><text:line-break/></text:span><text:span text:style-name="T1">between Product</text:span><text:span text:style-name="T1"><text:line-break/></text:span><text:span text:style-name="T1">and Company</text:span></text:p>
              </text:list-header>
            </text:list>
            <draw:enhanced-geometry svg:viewBox="0 0 21600 21600" draw:glue-points="10800 0 3160 3160 0 10800 3160 18440 10800 21600 18440 18440 21600 10800 18440 3160 ?f14 ?f15" draw:text-areas="3200 3200 18400 18400" draw:type="round-callout" draw:modifiers="-1972.63862610974 14472.351982618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</anim:seq>
        </anim:par>
        <presentation:notes draw:style-name="dp2">
          <draw:page-thumbnail draw:layer="layout" svg:width="13.751cm" svg:height="11.139cm" svg:x="3.625cm" svg:y="2.228cm" draw:page-number="35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36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Joins in SQL</text:span></text:p>
              </text:list-header>
            </text:list>
          </draw:text-box>
        </draw:frame>
        <draw:frame draw:style-name="standard" draw:layer="layout" svg:width="12.603cm" svg:height="4.232cm" svg:x="0.466cm" svg:y="6.533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0">
              <table:table-cell table:style-name="ce147">
                <text:list text:style-name="L19">
                  <text:list-header>
                    <text:p text:style-name="P62"><text:span text:style-name="T40">PName</text:span></text:p>
                  </text:list-header>
                </text:list>
              </table:table-cell>
              <table:table-cell table:style-name="ce148">
                <text:list text:continue-numbering="true" text:style-name="L19">
                  <text:list-header>
                    <text:p text:style-name="P62"><text:span text:style-name="T40">Price</text:span></text:p>
                  </text:list-header>
                </text:list>
              </table:table-cell>
              <table:table-cell table:style-name="ce149">
                <text:list text:continue-numbering="true" text:style-name="L19">
                  <text:list-header>
                    <text:p text:style-name="P62"><text:span text:style-name="T40">Category</text:span></text:p>
                  </text:list-header>
                </text:list>
              </table:table-cell>
              <table:table-cell table:style-name="ce150">
                <text:list text:continue-numbering="true" text:style-name="L19">
                  <text:list-header>
                    <text:p text:style-name="P62"><text:span text:style-name="T40">Manufacturer</text:span></text:p>
                  </text:list-header>
                </text:list>
              </table:table-cell>
            </table:table-row>
            <table:table-row table:style-name="ro10">
              <table:table-cell table:style-name="ce151">
                <text:list text:style-name="L16">
                  <text:list-header>
                    <text:p text:style-name="P62"><text:span text:style-name="T41">Gizmo</text:span></text:p>
                  </text:list-header>
                </text:list>
              </table:table-cell>
              <table:table-cell table:style-name="ce152">
                <text:list text:continue-numbering="true" text:style-name="L16">
                  <text:list-header>
                    <text:p text:style-name="P62"><text:span text:style-name="T41">$19.99</text:span></text:p>
                  </text:list-header>
                </text:list>
              </table:table-cell>
              <table:table-cell table:style-name="ce153">
                <text:list text:continue-numbering="true" text:style-name="L16">
                  <text:list-header>
                    <text:p text:style-name="P62"><text:span text:style-name="T41">Gadgets</text:span></text:p>
                  </text:list-header>
                </text:list>
              </table:table-cell>
              <table:table-cell table:style-name="ce154">
                <text:list text:continue-numbering="true" text:style-name="L16">
                  <text:list-header>
                    <text:p text:style-name="P62"><text:span text:style-name="T41">GizmoWorks</text:span></text:p>
                  </text:list-header>
                </text:list>
              </table:table-cell>
            </table:table-row>
            <table:table-row table:style-name="ro10">
              <table:table-cell table:style-name="ce155">
                <text:list text:continue-numbering="true" text:style-name="L16">
                  <text:list-header>
                    <text:p text:style-name="P62"><text:span text:style-name="T41">Powergizmo</text:span></text:p>
                  </text:list-header>
                </text:list>
              </table:table-cell>
              <table:table-cell table:style-name="ce156">
                <text:list text:continue-numbering="true" text:style-name="L16">
                  <text:list-header>
                    <text:p text:style-name="P62"><text:span text:style-name="T41">$29.99</text:span></text:p>
                  </text:list-header>
                </text:list>
              </table:table-cell>
              <table:table-cell table:style-name="ce157">
                <text:list text:continue-numbering="true" text:style-name="L16">
                  <text:list-header>
                    <text:p text:style-name="P62"><text:span text:style-name="T41">Gadgets</text:span></text:p>
                  </text:list-header>
                </text:list>
              </table:table-cell>
              <table:table-cell table:style-name="ce158">
                <text:list text:continue-numbering="true" text:style-name="L16">
                  <text:list-header>
                    <text:p text:style-name="P62"><text:span text:style-name="T41">GizmoWorks</text:span></text:p>
                  </text:list-header>
                </text:list>
              </table:table-cell>
            </table:table-row>
            <table:table-row table:style-name="ro10">
              <table:table-cell table:style-name="ce159">
                <text:list text:continue-numbering="true" text:style-name="L16">
                  <text:list-header>
                    <text:p text:style-name="P62"><text:span text:style-name="T41">SingleTouch</text:span></text:p>
                  </text:list-header>
                </text:list>
              </table:table-cell>
              <table:table-cell table:style-name="ce160">
                <text:list text:continue-numbering="true" text:style-name="L16">
                  <text:list-header>
                    <text:p text:style-name="P62"><text:span text:style-name="T41">$149.99</text:span></text:p>
                  </text:list-header>
                </text:list>
              </table:table-cell>
              <table:table-cell table:style-name="ce161">
                <text:list text:continue-numbering="true" text:style-name="L16">
                  <text:list-header>
                    <text:p text:style-name="P62"><text:span text:style-name="T41">Photography</text:span></text:p>
                  </text:list-header>
                </text:list>
              </table:table-cell>
              <table:table-cell table:style-name="ce162">
                <text:list text:continue-numbering="true" text:style-name="L16">
                  <text:list-header>
                    <text:p text:style-name="P62"><text:span text:style-name="T41">Canon</text:span></text:p>
                  </text:list-header>
                </text:list>
              </table:table-cell>
            </table:table-row>
            <table:table-row table:style-name="ro11">
              <table:table-cell table:style-name="ce163">
                <text:list text:continue-numbering="true" text:style-name="L16">
                  <text:list-header>
                    <text:p text:style-name="P62"><text:span text:style-name="T41">MultiTouch</text:span></text:p>
                  </text:list-header>
                </text:list>
              </table:table-cell>
              <table:table-cell table:style-name="ce164">
                <text:list text:continue-numbering="true" text:style-name="L16">
                  <text:list-header>
                    <text:p text:style-name="P62"><text:span text:style-name="T41">$203.99</text:span></text:p>
                  </text:list-header>
                </text:list>
              </table:table-cell>
              <table:table-cell table:style-name="ce165">
                <text:list text:continue-numbering="true" text:style-name="L16">
                  <text:list-header>
                    <text:p text:style-name="P62"><text:span text:style-name="T41">Household</text:span></text:p>
                  </text:list-header>
                </text:list>
              </table:table-cell>
              <table:table-cell table:style-name="ce166">
                <text:list text:continue-numbering="true" text:style-name="L16">
                  <text:list-header>
                    <text:p text:style-name="P62"><text:span text:style-name="T41">Hitachi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41" draw:text-style-name="P41" draw:layer="Layout" svg:width="2.005cm" svg:height="0.846cm" svg:x="0.466cm" svg:y="5.366cm">
          <text:list text:style-name="L19">
            <text:list-header>
              <text:p text:style-name="P40"><text:span text:style-name="T40">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41" draw:layer="Layout" svg:width="2.369cm" svg:height="0.846cm" svg:x="15.399cm" svg:y="5.6cm">
          <text:list text:style-name="L19">
            <text:list-header>
              <text:p text:style-name="P40"><text:span text:style-name="T40">Compan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669cm" svg:height="3.386cm" svg:x="15.633cm" svg:y="6.766cm">
          <table:table>
            <table:table-column table:style-name="co19"/>
            <table:table-column table:style-name="co20"/>
            <table:table-column table:style-name="co21"/>
            <table:table-row table:style-name="ro10">
              <table:table-cell table:style-name="ce167">
                <text:list text:style-name="L19">
                  <text:list-header>
                    <text:p text:style-name="P62"><text:span text:style-name="T40">Cname</text:span></text:p>
                  </text:list-header>
                </text:list>
              </table:table-cell>
              <table:table-cell table:style-name="ce168">
                <text:list text:continue-numbering="true" text:style-name="L19">
                  <text:list-header>
                    <text:p text:style-name="P62"><text:span text:style-name="T40">StockPrice</text:span></text:p>
                  </text:list-header>
                </text:list>
              </table:table-cell>
              <table:table-cell table:style-name="ce169">
                <text:list text:continue-numbering="true" text:style-name="L19">
                  <text:list-header>
                    <text:p text:style-name="P62"><text:span text:style-name="T40">Country</text:span></text:p>
                  </text:list-header>
                </text:list>
              </table:table-cell>
            </table:table-row>
            <table:table-row table:style-name="ro10">
              <table:table-cell table:style-name="ce170">
                <text:list text:style-name="L16">
                  <text:list-header>
                    <text:p text:style-name="P62"><text:span text:style-name="T41">GizmoWorks</text:span></text:p>
                  </text:list-header>
                </text:list>
              </table:table-cell>
              <table:table-cell table:style-name="ce171">
                <text:list text:continue-numbering="true" text:style-name="L16">
                  <text:list-header>
                    <text:p text:style-name="P62"><text:span text:style-name="T41">25</text:span></text:p>
                  </text:list-header>
                </text:list>
              </table:table-cell>
              <table:table-cell table:style-name="ce172">
                <text:list text:continue-numbering="true" text:style-name="L16">
                  <text:list-header>
                    <text:p text:style-name="P62"><text:span text:style-name="T41">USA</text:span></text:p>
                  </text:list-header>
                </text:list>
              </table:table-cell>
            </table:table-row>
            <table:table-row table:style-name="ro10">
              <table:table-cell table:style-name="ce173">
                <text:list text:continue-numbering="true" text:style-name="L16">
                  <text:list-header>
                    <text:p text:style-name="P62"><text:span text:style-name="T41">Canon</text:span></text:p>
                  </text:list-header>
                </text:list>
              </table:table-cell>
              <table:table-cell table:style-name="ce174">
                <text:list text:continue-numbering="true" text:style-name="L16">
                  <text:list-header>
                    <text:p text:style-name="P62"><text:span text:style-name="T41">65</text:span></text:p>
                  </text:list-header>
                </text:list>
              </table:table-cell>
              <table:table-cell table:style-name="ce175">
                <text:list text:continue-numbering="true" text:style-name="L16">
                  <text:list-header>
                    <text:p text:style-name="P62"><text:span text:style-name="T41">Japan</text:span></text:p>
                  </text:list-header>
                </text:list>
              </table:table-cell>
            </table:table-row>
            <table:table-row table:style-name="ro11">
              <table:table-cell table:style-name="ce176">
                <text:list text:continue-numbering="true" text:style-name="L16">
                  <text:list-header>
                    <text:p text:style-name="P62"><text:span text:style-name="T41">Hitachi</text:span></text:p>
                  </text:list-header>
                </text:list>
              </table:table-cell>
              <table:table-cell table:style-name="ce177">
                <text:list text:continue-numbering="true" text:style-name="L16">
                  <text:list-header>
                    <text:p text:style-name="P62"><text:span text:style-name="T41">15</text:span></text:p>
                  </text:list-header>
                </text:list>
              </table:table-cell>
              <table:table-cell table:style-name="ce178">
                <text:list text:continue-numbering="true" text:style-name="L16">
                  <text:list-header>
                    <text:p text:style-name="P62"><text:span text:style-name="T41">Japan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connector draw:style-name="gr43" draw:text-style-name="P63" draw:layer="layout" svg:x1="11.852cm" svg:y1="7.064cm" svg:x2="14.186cm" svg:y2="7.276cm" svg:d="M11852 7064h1167v212h1167" svg:viewBox="0 0 2335 213">
          <text:p/>
        </draw:connector>
        <draw:connector draw:style-name="gr43" draw:text-style-name="P63" draw:layer="layout" svg:x1="11.852cm" svg:y1="8.586cm" svg:x2="14.186cm" svg:y2="8.029cm" svg:d="M11852 8586h1167v-557h1167" svg:viewBox="0 0 2335 558">
          <text:p/>
        </draw:connector>
        <draw:connector draw:style-name="gr43" draw:text-style-name="P63" draw:layer="layout" svg:x1="11.852cm" svg:y1="9.344cm" svg:x2="14.186cm" svg:y2="9.207cm" svg:d="M11852 9344h1167v-137h1167" svg:viewBox="0 0 2335 138">
          <text:p/>
        </draw:connector>
        <draw:connector draw:style-name="gr43" draw:text-style-name="P63" draw:layer="layout" svg:x1="11.852cm" svg:y1="7.826cm" svg:x2="14.186cm" svg:y2="7.27cm" svg:d="M11852 7826h1167v-556h1167" svg:viewBox="0 0 2335 557">
          <text:p/>
        </draw:connector>
        <draw:frame draw:style-name="standard" xml:id="id23" draw:id="id23" draw:layer="layout" svg:width="5.836cm" svg:height="1.694cm" svg:x="18.2cm" svg:y="17.266cm">
          <table:table>
            <table:table-column table:style-name="co22"/>
            <table:table-column table:style-name="co23"/>
            <table:table-row table:style-name="ro12">
              <table:table-cell table:style-name="ce179">
                <text:list text:style-name="L19">
                  <text:list-header>
                    <text:p text:style-name="P62"><text:span text:style-name="T40">PName</text:span></text:p>
                  </text:list-header>
                </text:list>
              </table:table-cell>
              <table:table-cell table:style-name="ce180">
                <text:list text:continue-numbering="true" text:style-name="L19">
                  <text:list-header>
                    <text:p text:style-name="P62"><text:span text:style-name="T40">Price</text:span></text:p>
                  </text:list-header>
                </text:list>
              </table:table-cell>
            </table:table-row>
            <table:table-row table:style-name="ro13">
              <table:table-cell table:style-name="ce181">
                <text:list text:style-name="L16">
                  <text:list-header>
                    <text:p text:style-name="P62"><text:span text:style-name="T41">SingleTouch</text:span></text:p>
                  </text:list-header>
                </text:list>
              </table:table-cell>
              <table:table-cell table:style-name="ce182">
                <text:list text:continue-numbering="true" text:style-name="L16">
                  <text:list-header>
                    <text:p text:style-name="P62"><text:span text:style-name="T41">$149.99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44" draw:text-style-name="P65" draw:layer="Layout" svg:width="14.199cm" svg:height="3.269cm" svg:x="1.399cm" svg:y="12.833cm">
          <text:list text:style-name="L19">
            <text:list-header>
              <text:p text:style-name="P64"><text:span text:style-name="T26">SELECT</text:span><text:span text:style-name="T42"> <text:s text:c="2"/>pname, price</text:span><text:span text:style-name="T42"><text:line-break/></text:span><text:span text:style-name="T26">FROM</text:span><text:span text:style-name="T42"> <text:s text:c="5"/>Product, Company</text:span><text:span text:style-name="T42"><text:line-break/></text:span><text:span text:style-name="T26">WHERE <text:s text:c="2"/></text:span><text:span text:style-name="T27">manufacturer=cname AND country=‘Japan’</text:span><text:span text:style-name="T27"><text:line-break/></text:span><text:span text:style-name="T27"> <text:s text:c="16"/>AND price &lt;= 2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xml:id="id22" draw:id="id22" draw:layer="Layout" svg:width="1.488cm" svg:height="2.99cm" svg:x="20.766cm" svg:y="12.3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21" draw:id="id21">
          <draw:custom-shape draw:style-name="gr39" draw:text-style-name="P2" draw:layer="layout" svg:width="3.262cm" svg:height="2.329cm" svg:x="23.799cm" svg:y="8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" draw:layer="layout" svg:width="2.562cm" svg:height="2.795cm" svg:x="3.733cm" svg:y="7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" draw:layer="layout" svg:width="9.095cm" svg:height="1.397cm" draw:transform="rotate (0.139626340159546) translate (10.189cm 9.0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</anim:seq>
        </anim:par>
        <presentation:notes draw:style-name="dp2">
          <draw:page-thumbnail draw:layer="layout" svg:width="13.751cm" svg:height="11.139cm" svg:x="3.625cm" svg:y="2.228cm" draw:page-number="36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37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Joins</text:span></text:p>
              </text:list-header>
            </text:list>
          </draw:text-box>
        </draw:frame>
        <draw:custom-shape draw:style-name="gr45" draw:text-style-name="P41" draw:layer="Layout" svg:width="0.787cm" svg:height="1.408cm" svg:x="10.5cm" svg:y="7.875cm">
          <text:list text:style-name="L19">
            <text:list-header>
              <text:p text:style-name="P40"><text:span text:style-name="T23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41" draw:layer="Layout" svg:width="22.021cm" svg:height="14.817cm" svg:x="2.8cm" svg:y="5.366cm">
          <text:list text:style-name="L19">
            <text:list-header>
              <text:p text:style-name="P40"><text:span text:style-name="T23">Product (</text:span><text:span text:style-name="T25">pname</text:span><text:span text:style-name="T23">, <text:s/>price, category, manufacturer)</text:span></text:p>
              <text:p text:style-name="P40"><text:span text:style-name="T23">Company (</text:span><text:span text:style-name="T25">cname</text:span><text:span text:style-name="T23">, stockPrice, country)</text:span></text:p>
            </text:list-header>
          </text:list>
          <text:list text:style-name="L16">
            <text:list-header>
              <text:p text:style-name="P40"><text:span text:style-name="T1"/></text:p>
              <text:p text:style-name="P40"><text:span text:style-name="T1">Find all countries that manufacture some product in the ‘Gadgets’ category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24.018cm" svg:height="3.648cm" svg:x="2.565cm" svg:y="12.833cm">
          <text:list text:style-name="L19">
            <text:list-header>
              <text:p text:style-name="P49"><text:span text:style-name="T23">SELECT</text:span><text:span text:style-name="T1"> <text:s text:c="2"/>country</text:span><text:span text:style-name="T1"><text:line-break/></text:span><text:span text:style-name="T23">FROM</text:span><text:span text:style-name="T1"> <text:s text:c="5"/>Product, Company</text:span><text:span text:style-name="T1"><text:line-break/></text:span><text:span text:style-name="T23">WHERE <text:s text:c="2"/></text:span><text:span text:style-name="T39">manufacturer=cname AND category=‘Gadgets’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37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38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Joins in SQL</text:span></text:p>
              </text:list-header>
            </text:list>
          </draw:text-box>
        </draw:frame>
        <draw:frame draw:style-name="standard" draw:layer="layout" svg:width="12.603cm" svg:height="4.232cm" svg:x="0.466cm" svg:y="6.533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0">
              <table:table-cell table:style-name="ce183">
                <text:list text:style-name="L19">
                  <text:list-header>
                    <text:p text:style-name="P62"><text:span text:style-name="T40">Name</text:span></text:p>
                  </text:list-header>
                </text:list>
              </table:table-cell>
              <table:table-cell table:style-name="ce184">
                <text:list text:continue-numbering="true" text:style-name="L19">
                  <text:list-header>
                    <text:p text:style-name="P62"><text:span text:style-name="T40">Price</text:span></text:p>
                  </text:list-header>
                </text:list>
              </table:table-cell>
              <table:table-cell table:style-name="ce185">
                <text:list text:continue-numbering="true" text:style-name="L19">
                  <text:list-header>
                    <text:p text:style-name="P62"><text:span text:style-name="T40">Category</text:span></text:p>
                  </text:list-header>
                </text:list>
              </table:table-cell>
              <table:table-cell table:style-name="ce186">
                <text:list text:continue-numbering="true" text:style-name="L19">
                  <text:list-header>
                    <text:p text:style-name="P62"><text:span text:style-name="T40">Manufacturer</text:span></text:p>
                  </text:list-header>
                </text:list>
              </table:table-cell>
            </table:table-row>
            <table:table-row table:style-name="ro10">
              <table:table-cell table:style-name="ce187">
                <text:list text:style-name="L16">
                  <text:list-header>
                    <text:p text:style-name="P62"><text:span text:style-name="T41">Gizmo</text:span></text:p>
                  </text:list-header>
                </text:list>
              </table:table-cell>
              <table:table-cell table:style-name="ce188">
                <text:list text:continue-numbering="true" text:style-name="L16">
                  <text:list-header>
                    <text:p text:style-name="P62"><text:span text:style-name="T41">$19.99</text:span></text:p>
                  </text:list-header>
                </text:list>
              </table:table-cell>
              <table:table-cell table:style-name="ce189">
                <text:list text:continue-numbering="true" text:style-name="L16">
                  <text:list-header>
                    <text:p text:style-name="P62"><text:span text:style-name="T41">Gadgets</text:span></text:p>
                  </text:list-header>
                </text:list>
              </table:table-cell>
              <table:table-cell table:style-name="ce190">
                <text:list text:continue-numbering="true" text:style-name="L16">
                  <text:list-header>
                    <text:p text:style-name="P62"><text:span text:style-name="T41">GizmoWorks</text:span></text:p>
                  </text:list-header>
                </text:list>
              </table:table-cell>
            </table:table-row>
            <table:table-row table:style-name="ro10">
              <table:table-cell table:style-name="ce191">
                <text:list text:continue-numbering="true" text:style-name="L16">
                  <text:list-header>
                    <text:p text:style-name="P62"><text:span text:style-name="T41">Powergizmo</text:span></text:p>
                  </text:list-header>
                </text:list>
              </table:table-cell>
              <table:table-cell table:style-name="ce192">
                <text:list text:continue-numbering="true" text:style-name="L16">
                  <text:list-header>
                    <text:p text:style-name="P62"><text:span text:style-name="T41">$29.99</text:span></text:p>
                  </text:list-header>
                </text:list>
              </table:table-cell>
              <table:table-cell table:style-name="ce193">
                <text:list text:continue-numbering="true" text:style-name="L16">
                  <text:list-header>
                    <text:p text:style-name="P62"><text:span text:style-name="T41">Gadgets</text:span></text:p>
                  </text:list-header>
                </text:list>
              </table:table-cell>
              <table:table-cell table:style-name="ce194">
                <text:list text:continue-numbering="true" text:style-name="L16">
                  <text:list-header>
                    <text:p text:style-name="P62"><text:span text:style-name="T41">GizmoWorks</text:span></text:p>
                  </text:list-header>
                </text:list>
              </table:table-cell>
            </table:table-row>
            <table:table-row table:style-name="ro10">
              <table:table-cell table:style-name="ce195">
                <text:list text:continue-numbering="true" text:style-name="L16">
                  <text:list-header>
                    <text:p text:style-name="P62"><text:span text:style-name="T41">SingleTouch</text:span></text:p>
                  </text:list-header>
                </text:list>
              </table:table-cell>
              <table:table-cell table:style-name="ce196">
                <text:list text:continue-numbering="true" text:style-name="L16">
                  <text:list-header>
                    <text:p text:style-name="P62"><text:span text:style-name="T41">$149.99</text:span></text:p>
                  </text:list-header>
                </text:list>
              </table:table-cell>
              <table:table-cell table:style-name="ce197">
                <text:list text:continue-numbering="true" text:style-name="L16">
                  <text:list-header>
                    <text:p text:style-name="P62"><text:span text:style-name="T41">Photography</text:span></text:p>
                  </text:list-header>
                </text:list>
              </table:table-cell>
              <table:table-cell table:style-name="ce198">
                <text:list text:continue-numbering="true" text:style-name="L16">
                  <text:list-header>
                    <text:p text:style-name="P62"><text:span text:style-name="T41">Canon</text:span></text:p>
                  </text:list-header>
                </text:list>
              </table:table-cell>
            </table:table-row>
            <table:table-row table:style-name="ro11">
              <table:table-cell table:style-name="ce199">
                <text:list text:continue-numbering="true" text:style-name="L16">
                  <text:list-header>
                    <text:p text:style-name="P62"><text:span text:style-name="T41">MultiTouch</text:span></text:p>
                  </text:list-header>
                </text:list>
              </table:table-cell>
              <table:table-cell table:style-name="ce200">
                <text:list text:continue-numbering="true" text:style-name="L16">
                  <text:list-header>
                    <text:p text:style-name="P62"><text:span text:style-name="T41">$203.99</text:span></text:p>
                  </text:list-header>
                </text:list>
              </table:table-cell>
              <table:table-cell table:style-name="ce201">
                <text:list text:continue-numbering="true" text:style-name="L16">
                  <text:list-header>
                    <text:p text:style-name="P62"><text:span text:style-name="T41">Household</text:span></text:p>
                  </text:list-header>
                </text:list>
              </table:table-cell>
              <table:table-cell table:style-name="ce202">
                <text:list text:continue-numbering="true" text:style-name="L16">
                  <text:list-header>
                    <text:p text:style-name="P62"><text:span text:style-name="T41">Hitachi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48" draw:text-style-name="P41" draw:layer="Layout" svg:width="2.005cm" svg:height="0.846cm" svg:x="0.466cm" svg:y="5.366cm">
          <text:list text:style-name="L19">
            <text:list-header>
              <text:p text:style-name="P40"><text:span text:style-name="T40">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41" draw:layer="Layout" svg:width="2.369cm" svg:height="0.846cm" svg:x="15.399cm" svg:y="5.6cm">
          <text:list text:style-name="L19">
            <text:list-header>
              <text:p text:style-name="P40"><text:span text:style-name="T40">Compan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669cm" svg:height="3.386cm" svg:x="15.633cm" svg:y="6.766cm">
          <table:table>
            <table:table-column table:style-name="co19"/>
            <table:table-column table:style-name="co20"/>
            <table:table-column table:style-name="co21"/>
            <table:table-row table:style-name="ro10">
              <table:table-cell table:style-name="ce203">
                <text:list text:style-name="L19">
                  <text:list-header>
                    <text:p text:style-name="P62"><text:span text:style-name="T40">Cname</text:span></text:p>
                  </text:list-header>
                </text:list>
              </table:table-cell>
              <table:table-cell table:style-name="ce204">
                <text:list text:continue-numbering="true" text:style-name="L19">
                  <text:list-header>
                    <text:p text:style-name="P62"><text:span text:style-name="T40">StockPrice</text:span></text:p>
                  </text:list-header>
                </text:list>
              </table:table-cell>
              <table:table-cell table:style-name="ce205">
                <text:list text:continue-numbering="true" text:style-name="L19">
                  <text:list-header>
                    <text:p text:style-name="P62"><text:span text:style-name="T40">Country</text:span></text:p>
                  </text:list-header>
                </text:list>
              </table:table-cell>
            </table:table-row>
            <table:table-row table:style-name="ro10">
              <table:table-cell table:style-name="ce206">
                <text:list text:style-name="L16">
                  <text:list-header>
                    <text:p text:style-name="P62"><text:span text:style-name="T41">GizmoWorks</text:span></text:p>
                  </text:list-header>
                </text:list>
              </table:table-cell>
              <table:table-cell table:style-name="ce207">
                <text:list text:continue-numbering="true" text:style-name="L16">
                  <text:list-header>
                    <text:p text:style-name="P62"><text:span text:style-name="T41">25</text:span></text:p>
                  </text:list-header>
                </text:list>
              </table:table-cell>
              <table:table-cell table:style-name="ce208">
                <text:list text:continue-numbering="true" text:style-name="L16">
                  <text:list-header>
                    <text:p text:style-name="P62"><text:span text:style-name="T41">USA</text:span></text:p>
                  </text:list-header>
                </text:list>
              </table:table-cell>
            </table:table-row>
            <table:table-row table:style-name="ro10">
              <table:table-cell table:style-name="ce209">
                <text:list text:continue-numbering="true" text:style-name="L16">
                  <text:list-header>
                    <text:p text:style-name="P62"><text:span text:style-name="T41">Canon</text:span></text:p>
                  </text:list-header>
                </text:list>
              </table:table-cell>
              <table:table-cell table:style-name="ce210">
                <text:list text:continue-numbering="true" text:style-name="L16">
                  <text:list-header>
                    <text:p text:style-name="P62"><text:span text:style-name="T41">65</text:span></text:p>
                  </text:list-header>
                </text:list>
              </table:table-cell>
              <table:table-cell table:style-name="ce211">
                <text:list text:continue-numbering="true" text:style-name="L16">
                  <text:list-header>
                    <text:p text:style-name="P62"><text:span text:style-name="T41">Japan</text:span></text:p>
                  </text:list-header>
                </text:list>
              </table:table-cell>
            </table:table-row>
            <table:table-row table:style-name="ro11">
              <table:table-cell table:style-name="ce212">
                <text:list text:continue-numbering="true" text:style-name="L16">
                  <text:list-header>
                    <text:p text:style-name="P62"><text:span text:style-name="T41">Hitachi</text:span></text:p>
                  </text:list-header>
                </text:list>
              </table:table-cell>
              <table:table-cell table:style-name="ce213">
                <text:list text:continue-numbering="true" text:style-name="L16">
                  <text:list-header>
                    <text:p text:style-name="P62"><text:span text:style-name="T41">15</text:span></text:p>
                  </text:list-header>
                </text:list>
              </table:table-cell>
              <table:table-cell table:style-name="ce214">
                <text:list text:continue-numbering="true" text:style-name="L16">
                  <text:list-header>
                    <text:p text:style-name="P62"><text:span text:style-name="T41">Japan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connector draw:style-name="gr43" draw:text-style-name="P63" draw:layer="layout" svg:x1="11.852cm" svg:y1="7.064cm" svg:x2="14.186cm" svg:y2="7.276cm" svg:d="M11852 7064h1167v212h1167" svg:viewBox="0 0 2335 213">
          <text:p/>
        </draw:connector>
        <draw:connector draw:style-name="gr43" draw:text-style-name="P63" draw:layer="layout" svg:x1="11.852cm" svg:y1="8.586cm" svg:x2="14.186cm" svg:y2="8.029cm" svg:d="M11852 8586h1167v-557h1167" svg:viewBox="0 0 2335 558">
          <text:p/>
        </draw:connector>
        <draw:connector draw:style-name="gr43" draw:text-style-name="P63" draw:layer="layout" svg:x1="11.852cm" svg:y1="9.344cm" svg:x2="14.186cm" svg:y2="9.207cm" svg:d="M11852 9344h1167v-137h1167" svg:viewBox="0 0 2335 138">
          <text:p/>
        </draw:connector>
        <draw:connector draw:style-name="gr43" draw:text-style-name="P63" draw:layer="layout" svg:x1="11.852cm" svg:y1="7.826cm" svg:x2="14.186cm" svg:y2="7.27cm" svg:d="M11852 7826h1167v-556h1167" svg:viewBox="0 0 2335 557">
          <text:p/>
        </draw:connector>
        <draw:custom-shape draw:style-name="gr50" draw:text-style-name="P2" draw:layer="Layout" svg:width="2.334cm" svg:height="1.4cm" svg:x="6.766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67" draw:layer="Layout" svg:width="16.952cm" svg:height="2.808cm" svg:x="1.399cm" svg:y="12.133cm">
          <text:list text:style-name="L19">
            <text:list-header>
              <text:p text:style-name="P66"><text:span text:style-name="T36">SELECT</text:span><text:span text:style-name="T43"> <text:s text:c="2"/>country</text:span><text:span text:style-name="T43"><text:line-break/></text:span><text:span text:style-name="T36">FROM</text:span><text:span text:style-name="T43"> <text:s text:c="5"/>Product, Company</text:span><text:span text:style-name="T43"><text:line-break/></text:span><text:span text:style-name="T36">WHERE <text:s text:c="2"/></text:span><text:span text:style-name="T37">manufacturer=cname AND category=‘Gadgets’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88cm" svg:height="2.99cm" svg:x="20.766cm" svg:y="12.3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3.892cm" svg:height="3.386cm" svg:x="20.066cm" svg:y="15.866cm">
          <table:table>
            <table:table-column table:style-name="co24"/>
            <table:table-row table:style-name="ro10">
              <table:table-cell table:style-name="ce215">
                <text:list text:style-name="L19">
                  <text:list-header>
                    <text:p text:style-name="P62"><text:span text:style-name="T40">Country</text:span></text:p>
                  </text:list-header>
                </text:list>
              </table:table-cell>
            </table:table-row>
            <table:table-row table:style-name="ro10">
              <table:table-cell table:style-name="ce216">
                <text:list text:style-name="L16">
                  <text:list-header>
                    <text:p text:style-name="P62"><text:span text:style-name="T41"><text:s/></text:span><text:span text:style-name="T41">??</text:span></text:p>
                  </text:list-header>
                </text:list>
              </table:table-cell>
            </table:table-row>
            <table:table-row table:style-name="ro10">
              <table:table-cell table:style-name="ce217">
                <text:list text:continue-numbering="true" text:style-name="L16">
                  <text:list-header>
                    <text:p text:style-name="P62"><text:span text:style-name="T41"><text:s/></text:span><text:span text:style-name="T41">??</text:span></text:p>
                  </text:list-header>
                </text:list>
              </table:table-cell>
            </table:table-row>
            <table:table-row table:style-name="ro11">
              <table:table-cell table:style-name="ce218">
                <text:list text:continue-numbering="true" text:style-name="L16">
                  <text:list-header>
                    <text:p text:style-name="P62"><text:span text:style-name="T41"><text:s/>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52" draw:text-style-name="P59" draw:layer="Layout" svg:width="9.692cm" svg:height="7.196cm" svg:x="-0.04cm" svg:y="14.643cm">
          <text:list text:style-name="L16">
            <text:list-header>
              <text:p text:style-name="P58"><text:span text:style-name="T31">What is</text:span></text:p>
              <text:p text:style-name="P58"><text:span text:style-name="T31">the problem ?</text:span></text:p>
              <text:p text:style-name="P58"><text:span text:style-name="T31">What’s the</text:span><text:span text:style-name="T31"><text:line-break/></text:span><text:span text:style-name="T31">solution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3.751cm" svg:height="11.139cm" svg:x="3.625cm" svg:y="2.228cm" draw:page-number="38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39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Joins</text:span></text:p>
              </text:list-header>
            </text:list>
          </draw:text-box>
        </draw:frame>
        <draw:custom-shape draw:style-name="gr53" draw:text-style-name="P41" draw:layer="Layout" svg:width="0.787cm" svg:height="1.408cm" svg:x="10.5cm" svg:y="7.875cm">
          <text:list text:style-name="L19">
            <text:list-header>
              <text:p text:style-name="P40"><text:span text:style-name="T23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22.021cm" svg:height="14.817cm" svg:x="2.8cm" svg:y="5.366cm">
          <text:list text:style-name="L19">
            <text:list-header>
              <text:p text:style-name="P40"><text:span text:style-name="T23">Product (</text:span><text:span text:style-name="T25">pname</text:span><text:span text:style-name="T23">, <text:s/>price, category, manufacturer)</text:span></text:p>
              <text:p text:style-name="P40"><text:span text:style-name="T23">Purchase (buyer, <text:s/>seller, <text:s/>store, <text:s/>product)</text:span></text:p>
              <text:p text:style-name="P40"><text:span text:style-name="T23">Person(</text:span><text:span text:style-name="T25">persname</text:span><text:span text:style-name="T23">, phoneNumber, city)</text:span></text:p>
            </text:list-header>
          </text:list>
          <text:list text:style-name="L16">
            <text:list-header>
              <text:p text:style-name="P40"><text:span text:style-name="T1"/></text:p>
              <text:p text:style-name="P40"><text:span text:style-name="T1">Find names of people living in Seattle that bought some <text:s/>product in the ‘Gadgets’ category, and the names of the stores they bought such product fro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50" draw:layer="Layout" svg:width="23.345cm" svg:height="4.768cm" svg:x="3.733cm" svg:y="15.165cm">
          <text:list text:style-name="L19">
            <text:list-header>
              <text:p text:style-name="P49"><text:span text:style-name="T23">SELECT</text:span><text:span text:style-name="T1"> <text:s text:c="2"/></text:span><text:span text:style-name="T23">DISTINCT</text:span><text:span text:style-name="T1"> persname, store</text:span><text:span text:style-name="T1"><text:line-break/></text:span><text:span text:style-name="T23">FROM</text:span><text:span text:style-name="T1"> <text:s text:c="5"/>Person, Purchase, Product</text:span><text:span text:style-name="T1"><text:line-break/></text:span><text:span text:style-name="T23">WHERE <text:s text:c="2"/></text:span><text:span text:style-name="T39">persname=buyer AND product = pname AND</text:span><text:span text:style-name="T39"><text:line-break/></text:span><text:span text:style-name="T39"> <text:s text:c="16"/>city=‘Seattle’ <text:s/>AND category=‘Gadgets’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39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40" draw:style-name="dp6" draw:master-page-name="Default" presentation:presentation-page-layout-name="AL2T1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When are two tables related?</text:span></text:p>
              </text:list-header>
            </text:list>
          </draw:text-box>
        </draw:frame>
        <draw:frame presentation:style-name="pr20" draw:text-style-name="P2" draw:layer="layout" svg:width="23.8cm" svg:height="12.6cm" svg:x="2.1cm" svg:y="6.066cm" presentation:class="outline" presentation:user-transformed="true">
          <draw:text-box>
            <text:list text:style-name="L20">
              <text:list-item>
                <text:p text:style-name="P5"><text:span text:style-name="T20">You guess they are</text:span></text:p>
              </text:list-item>
              <text:list-item>
                <text:p text:style-name="P5"><text:span text:style-name="T20">I tell you so</text:span></text:p>
              </text:list-item>
              <text:list-item>
                <text:p text:style-name="P5"><text:span text:style-name="T20">Foreign keys are a method for schema designers to tell you so (7.1)</text:span></text:p>
              </text:list-item>
            </text:list>
            <text:list text:style-name="L21">
              <text:list-item>
                <text:list>
                  <text:list-item>
                    <text:p text:style-name="P20"><text:span text:style-name="T15">A foreign key states that a column is a reference to the key of another table</text:span><text:span text:style-name="T15"><text:line-break/></text:span><text:span text:style-name="T15">ex: </text:span><text:span text:style-name="T21">Product.manufacturer</text:span><text:span text:style-name="T15"> is foreign key of </text:span><text:span text:style-name="T21">Company</text:span></text:p>
                  </text:list-item>
                  <text:list-item>
                    <text:p text:style-name="P20"><text:span text:style-name="T15">Gives information and enforces constraint</text:span></text:p>
                  </text:list-item>
                </text:list>
              </text:list-item>
            </text:list>
            <text:list text:style-name="L24">
              <text:list-item>
                <text:list>
                  <text:list-header>
                    <text:p text:style-name="P68"><text:span text:style-name="T15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751cm" svg:height="11.139cm" svg:x="3.625cm" svg:y="2.228cm" draw:page-number="40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41" draw:style-name="dp6" draw:master-page-name="Default" presentation:presentation-page-layout-name="AL2T1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Disambiguating Attributes</text:span></text:p>
              </text:list-header>
            </text:list>
          </draw:text-box>
        </draw:frame>
        <draw:frame presentation:style-name="pr20" draw:text-style-name="P2" draw:layer="layout" svg:width="23.8cm" svg:height="12.6cm" svg:x="2.1cm" svg:y="6.066cm" presentation:class="outline" presentation:user-transformed="true">
          <draw:text-box>
            <text:list text:style-name="L20">
              <text:list-item>
                <text:p text:style-name="P5"><text:span text:style-name="T20">Sometimes two relations have the same attr:</text:span><text:span text:style-name="T20"><text:line-break/></text:span><text:span text:style-name="T30">Person(pname, address, worksfor)</text:span><text:span text:style-name="T30"><text:line-break/></text:span><text:span text:style-name="T30">Company(cname, address)</text:span></text:p>
              </text:list-item>
            </text:list>
            <text:list text:style-name="L19">
              <text:list-header>
                <text:p text:style-name="P51"><text:span text:style-name="T30"/></text:p>
              </text:list-header>
            </text:list>
          </draw:text-box>
        </draw:frame>
        <draw:custom-shape draw:style-name="gr56" draw:text-style-name="P50" draw:layer="Layout" svg:width="16.116cm" svg:height="3.648cm" svg:x="1.865cm" svg:y="10.733cm">
          <text:list text:style-name="L19">
            <text:list-header>
              <text:p text:style-name="P49"><text:span text:style-name="T23">SELECT</text:span><text:span text:style-name="T1"> <text:s text:c="2"/></text:span><text:span text:style-name="T23">DISTINCT</text:span><text:span text:style-name="T1"> pname, address</text:span><text:span text:style-name="T1"><text:line-break/></text:span><text:span text:style-name="T23">FROM</text:span><text:span text:style-name="T1"> <text:s text:c="5"/>Person, Company</text:span><text:span text:style-name="T1"><text:line-break/></text:span><text:span text:style-name="T23">WHERE <text:s text:c="2"/></text:span><text:span text:style-name="T39">worksfor = c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50" xml:id="id26" draw:id="id26" draw:layer="Layout" svg:width="23.486cm" svg:height="3.648cm" svg:x="1.633cm" svg:y="16.799cm">
          <text:list text:style-name="L19">
            <text:list-header>
              <text:p text:style-name="P49"><text:span text:style-name="T23">SELECT</text:span><text:span text:style-name="T1"> <text:s text:c="2"/></text:span><text:span text:style-name="T23">DISTINCT</text:span><text:span text:style-name="T1"> Person.pname, Company.address</text:span><text:span text:style-name="T1"><text:line-break/></text:span><text:span text:style-name="T23">FROM</text:span><text:span text:style-name="T1"> <text:s text:c="5"/>Person, Company</text:span><text:span text:style-name="T1"><text:line-break/></text:span><text:span text:style-name="T23">WHERE <text:s text:c="2"/></text:span><text:span text:style-name="T39">Person.worksfor = Company.c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43" xml:id="id24" draw:id="id24" draw:layer="Layout" svg:width="8.09cm" svg:height="5.1cm" svg:x="17.191cm" svg:y="9.328cm">
          <text:list text:style-name="L16">
            <text:list-header>
              <text:p text:style-name="P42"><text:span text:style-name="T1">Which</text:span><text:span text:style-name="T1"><text:line-break/></text:span><text:span text:style-name="T1">address ?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1163.95995550612 8265.673397373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2" xml:id="id25" draw:id="id25" draw:layer="Layout" svg:width="1.4cm" svg:height="1.633cm" svg:x="10.499cm" svg:y="14.9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</anim:seq>
        </anim:par>
        <presentation:notes draw:style-name="dp2">
          <draw:page-thumbnail draw:layer="layout" svg:width="13.751cm" svg:height="11.139cm" svg:x="3.625cm" svg:y="2.228cm" draw:page-number="41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42" draw:style-name="dp6" draw:master-page-name="Default" presentation:presentation-page-layout-name="AL3T19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Tuple Variables</text:span></text:p>
              </text:list-header>
            </text:list>
          </draw:text-box>
        </draw:frame>
        <draw:custom-shape draw:style-name="gr59" draw:text-style-name="P41" draw:layer="Layout" svg:width="23.468cm" svg:height="3.648cm" svg:x="1.865cm" svg:y="12.133cm">
          <text:list text:style-name="L19">
            <text:list-header>
              <text:p text:style-name="P40"><text:span text:style-name="T23">SELECT DISTINCT <text:s/></text:span><text:span text:style-name="T39">x.store</text:span></text:p>
              <text:p text:style-name="P40"><text:span text:style-name="T23">FROM</text:span><text:span text:style-name="T1"> <text:s text:c="4"/>Purchase AS x, Purchase AS y</text:span></text:p>
              <text:p text:style-name="P40"><text:span text:style-name="T23">WHERE <text:s/></text:span><text:span text:style-name="T1"><text:s/>x.product = y.product AND y.store = ‘BestBuy’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41" draw:layer="Layout" svg:width="24.162cm" svg:height="2.528cm" svg:x="1.166cm" svg:y="8.866cm">
          <text:list text:style-name="L16">
            <text:list-header>
              <text:p text:style-name="P40"><text:span text:style-name="T1">Find all stores that sold at least one product that the store</text:span><text:span text:style-name="T1"><text:line-break/></text:span><text:span text:style-name="T1">‘BestBuy’ also sold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41" draw:layer="Layout" svg:width="6.547cm" svg:height="1.408cm" svg:x="3.033cm" svg:y="18.433cm">
          <text:list text:style-name="L19">
            <text:list-header>
              <text:p text:style-name="P40"><text:span text:style-name="T23">Answer (stor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41" draw:layer="Layout" svg:width="20.212cm" svg:height="3.648cm" svg:x="1.4cm" svg:y="4.899cm">
          <text:list text:style-name="L19">
            <text:list-header>
              <text:p text:style-name="P40"><text:span text:style-name="T23">Product (pname, <text:s/>price, category, manufacturer)</text:span></text:p>
              <text:p text:style-name="P40"><text:span text:style-name="T23">Purchase (buyer, <text:s/>seller, <text:s/>store, <text:s/>product)</text:span></text:p>
              <text:p text:style-name="P40"><text:span text:style-name="T23">Person(persname, phoneNumber, city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42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43" draw:style-name="dp6" draw:master-page-name="Default" presentation:presentation-page-layout-name="AL3T19">
        <draw:frame presentation:style-name="pr19" draw:text-style-name="P2" draw:layer="layout" svg:width="23.8cm" svg:height="3.5cm" svg:x="2.1cm" svg:y="1.165cm" presentation:class="title" presentation:user-transformed="true">
          <draw:text-box>
            <text:list text:style-name="L16">
              <text:list-header>
                <text:p text:style-name="P1"><text:span text:style-name="T1">Tuple Variables</text:span></text:p>
              </text:list-header>
            </text:list>
          </draw:text-box>
        </draw:frame>
        <draw:custom-shape draw:style-name="gr63" draw:text-style-name="P41" draw:layer="Layout" svg:width="21.836cm" svg:height="19.284cm" svg:x="2.333cm" svg:y="3.266cm">
          <text:list text:style-name="L16">
            <text:list-header>
              <text:p text:style-name="P40"><text:span text:style-name="T1">General rule: </text:span><text:span text:style-name="T1"><text:line-break/></text:span><text:span text:style-name="T1">tuple variables introduced automatically by the system:</text:span></text:p>
            </text:list-header>
          </text:list>
          <text:list text:style-name="L19">
            <text:list-header>
              <text:p text:style-name="P40"><text:span text:style-name="T23"><text:s/></text:span></text:p>
              <text:p text:style-name="P40"><text:span text:style-name="T23">Product (name, <text:s/>price, category, manufacturer)</text:span></text:p>
              <text:p text:style-name="P40"><text:span text:style-name="T23"/></text:p>
            </text:list-header>
          </text:list>
          <text:list text:style-name="L16">
            <text:list-header>
              <text:p text:style-name="P40"><text:span text:style-name="T1"/></text:p>
              <text:p text:style-name="P40"><text:span text:style-name="T1"/></text:p>
              <text:p text:style-name="P40"><text:span text:style-name="T1">Becomes:</text:span></text:p>
            </text:list-header>
          </text:list>
          <text:list text:style-name="L19">
            <text:list-header>
              <text:p text:style-name="P40"><text:span text:style-name="T23"><text:s text:c="14"/></text:span></text:p>
              <text:p text:style-name="P40"><text:span text:style-name="T23"/></text:p>
              <text:p text:style-name="P40"><text:span text:style-name="T23"/></text:p>
              <text:p text:style-name="P40"><text:span text:style-name="T23"/></text:p>
            </text:list-header>
          </text:list>
          <text:list text:style-name="L16">
            <text:list-header>
              <text:p text:style-name="P40"><text:span text:style-name="T1"/></text:p>
              <text:p text:style-name="P40"><text:span text:style-name="T1">Doesn’t work when Product occurs more than once:</text:span></text:p>
              <text:p text:style-name="P40"><text:span text:style-name="T1">In that case the user needs to define variables explicitly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41" draw:layer="Layout" svg:width="9.371cm" svg:height="3.648cm" svg:x="7.933cm" svg:y="8.165cm">
          <text:list text:style-name="L19">
            <text:list-header>
              <text:p text:style-name="P40"><text:span text:style-name="T23"><text:s/></text:span><text:span text:style-name="T23">SELECT <text:s/></text:span><text:span text:style-name="T39">name</text:span></text:p>
            </text:list-header>
          </text:list>
          <text:list text:style-name="L16">
            <text:list-header>
              <text:p text:style-name="P40"><text:span text:style-name="T1"><text:s/></text:span><text:span text:style-name="T23">FROM <text:s text:c="4"/></text:span><text:span text:style-name="T1">Product</text:span></text:p>
              <text:p text:style-name="P40"><text:span text:style-name="T1"><text:s/></text:span><text:span text:style-name="T23">WHERE <text:s/></text:span><text:span text:style-name="T1">price &gt; 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41" draw:layer="Layout" svg:width="12.647cm" svg:height="3.648cm" svg:x="8.165cm" svg:y="13.299cm">
          <text:list text:style-name="L19">
            <text:list-header>
              <text:p text:style-name="P40"><text:span text:style-name="T23"><text:s/></text:span><text:span text:style-name="T23">SELECT </text:span><text:span text:style-name="T1">Product</text:span><text:span text:style-name="T23">.</text:span><text:span text:style-name="T39">name</text:span></text:p>
            </text:list-header>
          </text:list>
          <text:list text:style-name="L16">
            <text:list-header>
              <text:p text:style-name="P40"><text:span text:style-name="T1"><text:s/></text:span><text:span text:style-name="T23">FROM <text:s text:c="3"/></text:span><text:span text:style-name="T1">Product AS Product</text:span></text:p>
              <text:p text:style-name="P40"><text:span text:style-name="T1"><text:s/></text:span><text:span text:style-name="T23">WHERE </text:span><text:span text:style-name="T1">Product</text:span><text:span text:style-name="T23">.</text:span><text:span text:style-name="T1">price &gt; 10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43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44" draw:style-name="dp6" draw:master-page-name="Default" presentation:presentation-page-layout-name="AL2T1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Meaning (Semantics) of SQL Queries</text:span></text:p>
              </text:list-header>
            </text:list>
          </draw:text-box>
        </draw:frame>
        <draw:frame presentation:style-name="pr22" draw:text-style-name="P2" draw:layer="layout" svg:width="24.734cm" svg:height="6.066cm" svg:x="1.165cm" svg:y="5.598cm" presentation:class="outline" presentation:user-transformed="true">
          <draw:text-box>
            <text:list text:style-name="L19">
              <text:list-header>
                <text:p text:style-name="P69"><text:span text:style-name="T21">SELECT </text:span><text:span text:style-name="T15">a1, a2, …, ak</text:span></text:p>
                <text:p text:style-name="P69"><text:span text:style-name="T21">FROM <text:s text:c="3"/></text:span><text:span text:style-name="T15">R1 AS x1, R2 AS x2, …, Rn AS xn</text:span></text:p>
                <text:p text:style-name="P69"><text:span text:style-name="T21">WHERE <text:s/></text:span><text:span text:style-name="T15">Conditions</text:span></text:p>
              </text:list-header>
            </text:list>
            <text:list text:style-name="L16">
              <text:list-header>
                <text:p text:style-name="P69"><text:span text:style-name="T15"/></text:p>
                <text:p text:style-name="P69"><text:span text:style-name="T15">1. Nested loops:</text:span></text:p>
              </text:list-header>
            </text:list>
          </draw:text-box>
        </draw:frame>
        <draw:custom-shape draw:style-name="gr66" draw:text-style-name="P71" draw:layer="Layout" svg:width="25.194cm" svg:height="8.461cm" svg:x="2.799cm" svg:y="11.665cm">
          <text:list text:style-name="L16">
            <text:list-header>
              <text:p text:style-name="P70"><text:span text:style-name="T1">Answer = {}</text:span></text:p>
              <text:p text:style-name="P70"><text:span text:style-name="T12">for</text:span><text:span text:style-name="T1"> x1 </text:span><text:span text:style-name="T12">in</text:span><text:span text:style-name="T1"> R1 </text:span><text:span text:style-name="T12">do</text:span></text:p>
              <text:p text:style-name="P70"><text:span text:style-name="T1"><text:s text:c="6"/></text:span><text:span text:style-name="T12">for</text:span><text:span text:style-name="T1"> x2 </text:span><text:span text:style-name="T12">in</text:span><text:span text:style-name="T1"> R2 </text:span><text:span text:style-name="T12">do</text:span></text:p>
              <text:p text:style-name="P70"><text:span text:style-name="T1"><text:s text:c="11"/>…</text:span><text:span text:style-name="T1">..</text:span></text:p>
              <text:p text:style-name="P70"><text:span text:style-name="T1"><text:s text:c="16"/></text:span><text:span text:style-name="T12">for</text:span><text:span text:style-name="T1"> xn </text:span><text:span text:style-name="T12">in</text:span><text:span text:style-name="T1"> Rn </text:span><text:span text:style-name="T12">do</text:span></text:p>
              <text:p text:style-name="P70"><text:span text:style-name="T1"><text:s text:c="23"/></text:span><text:span text:style-name="T12">if</text:span><text:span text:style-name="T1"> Conditions</text:span></text:p>
              <text:p text:style-name="P70"><text:span text:style-name="T1"><text:s text:c="29"/></text:span><text:span text:style-name="T12">then</text:span><text:span text:style-name="T1"> Answer = Answer </text:span><text:span text:style-name="T44"></text:span><text:span text:style-name="T1"> {(a1,…,ak)}</text:span></text:p>
              <text:p text:style-name="P70"><text:span text:style-name="T12">return</text:span><text:span text:style-name="T1"> Answ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44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draw:page draw:name="page45" draw:style-name="dp6" draw:master-page-name="Default" presentation:presentation-page-layout-name="AL2T1">
        <draw:frame presentation:style-name="pr19" draw:text-style-name="P2" draw:layer="layout" svg:width="23.8cm" svg:height="3.5cm" svg:x="2.1cm" svg:y="1.865cm" presentation:class="title" presentation:user-transformed="true">
          <draw:text-box>
            <text:list text:style-name="L16">
              <text:list-header>
                <text:p text:style-name="P1"><text:span text:style-name="T1">Meaning (Semantics) of SQL Queries</text:span></text:p>
              </text:list-header>
            </text:list>
          </draw:text-box>
        </draw:frame>
        <draw:frame presentation:style-name="pr23" draw:text-style-name="P2" draw:layer="layout" svg:width="24.5cm" svg:height="14.234cm" svg:x="2.098cm" svg:y="6.066cm" presentation:class="outline" presentation:user-transformed="true">
          <draw:text-box>
            <text:list text:style-name="L19">
              <text:list-header>
                <text:p text:style-name="P69"><text:span text:style-name="T21">SELECT </text:span><text:span text:style-name="T15">a1, a2, …, ak</text:span></text:p>
                <text:p text:style-name="P69"><text:span text:style-name="T21">FROM <text:s text:c="3"/></text:span><text:span text:style-name="T15">R1 AS x1, R2 AS x2, …, Rn AS xn</text:span></text:p>
                <text:p text:style-name="P69"><text:span text:style-name="T21">WHERE <text:s/></text:span><text:span text:style-name="T15">Conditions</text:span></text:p>
              </text:list-header>
            </text:list>
            <text:list text:style-name="L16">
              <text:list-header>
                <text:p text:style-name="P69"><text:span text:style-name="T15"/></text:p>
                <text:p text:style-name="P69"><text:span text:style-name="T15">2. Parallel assignment</text:span></text:p>
                <text:p text:style-name="P69"><text:span text:style-name="T15"/></text:p>
                <text:p text:style-name="P69"><text:span text:style-name="T15"/></text:p>
                <text:p text:style-name="P69"><text:span text:style-name="T15"/></text:p>
                <text:p text:style-name="P69"><text:span text:style-name="T15"/></text:p>
                <text:p text:style-name="P69"><text:span text:style-name="T15"/></text:p>
                <text:p text:style-name="P69"><text:span text:style-name="T15"/></text:p>
                <text:p text:style-name="P69"><text:span text:style-name="T15">Doesn’t impose any order !</text:span></text:p>
              </text:list-header>
            </text:list>
          </draw:text-box>
        </draw:frame>
        <draw:custom-shape draw:style-name="gr67" draw:text-style-name="P71" draw:layer="Layout" svg:width="25.249cm" svg:height="4.431cm" svg:x="2.799cm" svg:y="11.899cm">
          <text:list text:style-name="L16">
            <text:list-header>
              <text:p text:style-name="P70"><text:span text:style-name="T1">Answer = {}</text:span></text:p>
              <text:p text:style-name="P70"><text:span text:style-name="T12">for</text:span><text:span text:style-name="T1"> all assignments x1 </text:span><text:span text:style-name="T12">in</text:span><text:span text:style-name="T1"> R1, …, xn </text:span><text:span text:style-name="T12">in</text:span><text:span text:style-name="T1"> Rn </text:span><text:span text:style-name="T12">do</text:span></text:p>
              <text:p text:style-name="P70"><text:span text:style-name="T12"><text:s text:c="8"/></text:span><text:span text:style-name="T12">if</text:span><text:span text:style-name="T1"> Conditions </text:span><text:span text:style-name="T12">then</text:span><text:span text:style-name="T1"> Answer = Answer </text:span><text:span text:style-name="T44"></text:span><text:span text:style-name="T1"> {(a1,…,ak)}</text:span></text:p>
              <text:p text:style-name="P70"><text:span text:style-name="T12">return</text:span><text:span text:style-name="T1"> Answ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1cm" svg:height="11.139cm" svg:x="3.625cm" svg:y="2.228cm" draw:page-number="45" presentation:class="page"/>
          <draw:frame presentation:style-name="pr21" draw:text-style-name="P2" draw:layer="layout" svg:width="15.405cm" svg:height="13.367cm" svg:x="2.796cm" svg:y="14.108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26:31.493173135</meta:creation-date>
    <dc:date>2015-10-01T10:09:33.980440013</dc:date>
    <meta:editing-duration>PT27M50S</meta:editing-duration>
    <meta:editing-cycles>1</meta:editing-cycles>
    <meta:document-statistic meta:object-count="289"/>
    <meta:generator>LibreOffice/4.2.8.2$Linux_X86_64 LibreOffice_project/420m0$Build-2</meta:generator>
  </office:meta>
</office:document-meta>
</file>